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D8-012" table:style-name="ta1">
        <table:shapes>
          <draw:frame draw:z-index="0" draw:style-name="gr1" draw:text-style-name="P1" svg:width="159.99mm" svg:height="89.99mm" svg:x="137.68mm" svg:y="19.48mm">
            <loext:p draw:notify-on-update-of-ranges="'FD8-012'.B4:'FD8-012'.B104 'FD8-012'.D3:'FD8-012'.D3 'FD8-012'.D4:'FD8-012'.D104 'FD8-012'.B4:'FD8-012'.B104 'FD8-012'.E3:'FD8-012'.E3 'FD8-012'.E4:'FD8-012'.E104 'FD8-012'.G3:'FD8-012'.G3 'FD8-012'.G4:'FD8-012'.G104 'FD8-012'.B4:'FD8-012'.B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/>
          <table:table-cell office:value-type="string" calcext:value-type="string">
            <text:p>tangent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-0.00000000000598" calcext:value-type="float">
            <text:p>-5,98E-12</text:p>
          </table:table-cell>
          <table:table-cell office:value-type="float" office:value="0.0000000000061" calcext:value-type="float">
            <text:p>6,10E-12</text:p>
          </table:table-cell>
          <table:table-cell table:number-columns-repeated="2"/>
          <table:table-cell table:formula="of:=([.B4]-[.$B$71])*0.000342 + [.$D$71]" office:value-type="float" office:value="-0.000153001" calcext:value-type="float">
            <text:p>-153,00E-06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.01" calcext:value-type="float">
            <text:p>10,00E-03</text:p>
          </table:table-cell>
          <table:table-cell office:value-type="float" office:value="-0.00000000000238" calcext:value-type="float">
            <text:p>-2,38E-12</text:p>
          </table:table-cell>
          <table:table-cell office:value-type="float" office:value="0.00000000001115" calcext:value-type="float">
            <text:p>11,15E-12</text:p>
          </table:table-cell>
          <table:table-cell table:formula="of:=([.D6]-[.D4])/([.B6]-[.B4])" office:value-type="float" office:value="0.0000000004075" calcext:value-type="float">
            <text:p>407,50E-12</text:p>
          </table:table-cell>
          <table:table-cell/>
          <table:table-cell table:formula="of:=([.B5]-[.$B$71])*0.000342 + [.$D$71]" office:value-type="float" office:value="-0.000149581" calcext:value-type="float">
            <text:p>-149,58E-06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,00E+00</text:p>
          </table:table-cell>
          <table:table-cell office:value-type="float" office:value="0.02" calcext:value-type="float">
            <text:p>20,00E-03</text:p>
          </table:table-cell>
          <table:table-cell office:value-type="float" office:value="-0.00000000000051" calcext:value-type="float">
            <text:p>-510,00E-15</text:p>
          </table:table-cell>
          <table:table-cell office:value-type="float" office:value="0.00000000001425" calcext:value-type="float">
            <text:p>14,25E-12</text:p>
          </table:table-cell>
          <table:table-cell table:formula="of:=([.D7]-[.D5])/([.B7]-[.B5])" office:value-type="float" office:value="0.000000000424" calcext:value-type="float">
            <text:p>424,00E-12</text:p>
          </table:table-cell>
          <table:table-cell/>
          <table:table-cell table:formula="of:=([.B6]-[.$B$71])*0.000342 + [.$D$71]" office:value-type="float" office:value="-0.000146161" calcext:value-type="float">
            <text:p>-146,16E-06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,00E+00</text:p>
          </table:table-cell>
          <table:table-cell office:value-type="float" office:value="0.03" calcext:value-type="float">
            <text:p>30,00E-03</text:p>
          </table:table-cell>
          <table:table-cell office:value-type="float" office:value="-0.00000000000231" calcext:value-type="float">
            <text:p>-2,31E-12</text:p>
          </table:table-cell>
          <table:table-cell office:value-type="float" office:value="0.00000000001963" calcext:value-type="float">
            <text:p>19,63E-12</text:p>
          </table:table-cell>
          <table:table-cell table:formula="of:=([.D8]-[.D6])/([.B8]-[.B6])" office:value-type="float" office:value="0.000000000669" calcext:value-type="float">
            <text:p>669,00E-12</text:p>
          </table:table-cell>
          <table:table-cell/>
          <table:table-cell table:formula="of:=([.B7]-[.$B$71])*0.000342 + [.$D$71]" office:value-type="float" office:value="-0.000142741" calcext:value-type="float">
            <text:p>-142,74E-06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,00E+00</text:p>
          </table:table-cell>
          <table:table-cell office:value-type="float" office:value="0.04" calcext:value-type="float">
            <text:p>40,00E-03</text:p>
          </table:table-cell>
          <table:table-cell office:value-type="float" office:value="0.00000000000373" calcext:value-type="float">
            <text:p>3,73E-12</text:p>
          </table:table-cell>
          <table:table-cell office:value-type="float" office:value="0.00000000002763" calcext:value-type="float">
            <text:p>27,63E-12</text:p>
          </table:table-cell>
          <table:table-cell table:formula="of:=([.D9]-[.D7])/([.B9]-[.B7])" office:value-type="float" office:value="0.0000000011265" calcext:value-type="float">
            <text:p>1,13E-09</text:p>
          </table:table-cell>
          <table:table-cell/>
          <table:table-cell table:formula="of:=([.B8]-[.$B$71])*0.000342 + [.$D$71]" office:value-type="float" office:value="-0.000139321" calcext:value-type="float">
            <text:p>-139,32E-0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,00E+00</text:p>
          </table:table-cell>
          <table:table-cell office:value-type="float" office:value="0.05" calcext:value-type="float">
            <text:p>50,00E-03</text:p>
          </table:table-cell>
          <table:table-cell office:value-type="float" office:value="0.0000000000032" calcext:value-type="float">
            <text:p>3,20E-12</text:p>
          </table:table-cell>
          <table:table-cell office:value-type="float" office:value="0.00000000004216" calcext:value-type="float">
            <text:p>42,16E-12</text:p>
          </table:table-cell>
          <table:table-cell table:formula="of:=([.D10]-[.D8])/([.B10]-[.B8])" office:value-type="float" office:value="0.0000000016085" calcext:value-type="float">
            <text:p>1,61E-09</text:p>
          </table:table-cell>
          <table:table-cell/>
          <table:table-cell table:formula="of:=([.B9]-[.$B$71])*0.000342 + [.$D$71]" office:value-type="float" office:value="-0.000135901" calcext:value-type="float">
            <text:p>-135,90E-0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,00E+00</text:p>
          </table:table-cell>
          <table:table-cell office:value-type="float" office:value="0.06" calcext:value-type="float">
            <text:p>60,00E-03</text:p>
          </table:table-cell>
          <table:table-cell office:value-type="float" office:value="-0.0000000000081" calcext:value-type="float">
            <text:p>-8,10E-12</text:p>
          </table:table-cell>
          <table:table-cell office:value-type="float" office:value="0.0000000000598" calcext:value-type="float">
            <text:p>59,80E-12</text:p>
          </table:table-cell>
          <table:table-cell table:formula="of:=([.D11]-[.D9])/([.B11]-[.B9])" office:value-type="float" office:value="0.0000000019065" calcext:value-type="float">
            <text:p>1,91E-09</text:p>
          </table:table-cell>
          <table:table-cell/>
          <table:table-cell table:formula="of:=([.B10]-[.$B$71])*0.000342 + [.$D$71]" office:value-type="float" office:value="-0.000132481" calcext:value-type="float">
            <text:p>-132,48E-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,00E+00</text:p>
          </table:table-cell>
          <table:table-cell office:value-type="float" office:value="0.07" calcext:value-type="float">
            <text:p>70,00E-03</text:p>
          </table:table-cell>
          <table:table-cell office:value-type="float" office:value="0.00000000000521" calcext:value-type="float">
            <text:p>5,21E-12</text:p>
          </table:table-cell>
          <table:table-cell office:value-type="float" office:value="0.00000000008029" calcext:value-type="float">
            <text:p>80,29E-12</text:p>
          </table:table-cell>
          <table:table-cell table:formula="of:=([.D12]-[.D10])/([.B12]-[.B10])" office:value-type="float" office:value="0.0000000028645" calcext:value-type="float">
            <text:p>2,86E-09</text:p>
          </table:table-cell>
          <table:table-cell/>
          <table:table-cell table:formula="of:=([.B11]-[.$B$71])*0.000342 + [.$D$71]" office:value-type="float" office:value="-0.000129061" calcext:value-type="float">
            <text:p>-129,06E-0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,00E+00</text:p>
          </table:table-cell>
          <table:table-cell office:value-type="float" office:value="0.08" calcext:value-type="float">
            <text:p>80,00E-03</text:p>
          </table:table-cell>
          <table:table-cell office:value-type="float" office:value="0.00000000000751" calcext:value-type="float">
            <text:p>7,51E-12</text:p>
          </table:table-cell>
          <table:table-cell office:value-type="float" office:value="0.00000000011709" calcext:value-type="float">
            <text:p>117,09E-12</text:p>
          </table:table-cell>
          <table:table-cell table:formula="of:=([.D13]-[.D11])/([.B13]-[.B11])" office:value-type="float" office:value="0.000000004337" calcext:value-type="float">
            <text:p>4,34E-09</text:p>
          </table:table-cell>
          <table:table-cell/>
          <table:table-cell table:formula="of:=([.B12]-[.$B$71])*0.000342 + [.$D$71]" office:value-type="float" office:value="-0.000125641" calcext:value-type="float">
            <text:p>-125,64E-06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,00E+00</text:p>
          </table:table-cell>
          <table:table-cell office:value-type="float" office:value="0.09" calcext:value-type="float">
            <text:p>90,00E-03</text:p>
          </table:table-cell>
          <table:table-cell office:value-type="float" office:value="0.00000000000123" calcext:value-type="float">
            <text:p>1,23E-12</text:p>
          </table:table-cell>
          <table:table-cell office:value-type="float" office:value="0.00000000016703" calcext:value-type="float">
            <text:p>167,03E-12</text:p>
          </table:table-cell>
          <table:table-cell table:formula="of:=([.D14]-[.D12])/([.B14]-[.B12])" office:value-type="float" office:value="0.000000006104" calcext:value-type="float">
            <text:p>6,10E-09</text:p>
          </table:table-cell>
          <table:table-cell/>
          <table:table-cell table:formula="of:=([.B13]-[.$B$71])*0.000342 + [.$D$71]" office:value-type="float" office:value="-0.000122221" calcext:value-type="float">
            <text:p>-122,22E-0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,00E+00</text:p>
          </table:table-cell>
          <table:table-cell office:value-type="float" office:value="0.1" calcext:value-type="float">
            <text:p>100,00E-03</text:p>
          </table:table-cell>
          <table:table-cell office:value-type="float" office:value="0.00000000000244" calcext:value-type="float">
            <text:p>2,44E-12</text:p>
          </table:table-cell>
          <table:table-cell office:value-type="float" office:value="0.00000000023917" calcext:value-type="float">
            <text:p>239,17E-12</text:p>
          </table:table-cell>
          <table:table-cell table:formula="of:=([.D15]-[.D13])/([.B15]-[.B13])" office:value-type="float" office:value="0.0000000086595" calcext:value-type="float">
            <text:p>8,66E-09</text:p>
          </table:table-cell>
          <table:table-cell/>
          <table:table-cell table:formula="of:=([.B14]-[.$B$71])*0.000342 + [.$D$71]" office:value-type="float" office:value="-0.000118801" calcext:value-type="float">
            <text:p>-118,80E-06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,00E+00</text:p>
          </table:table-cell>
          <table:table-cell office:value-type="float" office:value="0.11" calcext:value-type="float">
            <text:p>110,00E-03</text:p>
          </table:table-cell>
          <table:table-cell office:value-type="float" office:value="0.00000000000508" calcext:value-type="float">
            <text:p>5,08E-12</text:p>
          </table:table-cell>
          <table:table-cell office:value-type="float" office:value="0.00000000034022" calcext:value-type="float">
            <text:p>340,22E-12</text:p>
          </table:table-cell>
          <table:table-cell table:formula="of:=([.D16]-[.D14])/([.B16]-[.B14])" office:value-type="float" office:value="0.000000012135" calcext:value-type="float">
            <text:p>12,14E-09</text:p>
          </table:table-cell>
          <table:table-cell/>
          <table:table-cell table:formula="of:=([.B15]-[.$B$71])*0.000342 + [.$D$71]" office:value-type="float" office:value="-0.000115381" calcext:value-type="float">
            <text:p>-115,38E-06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,00E+00</text:p>
          </table:table-cell>
          <table:table-cell office:value-type="float" office:value="0.12" calcext:value-type="float">
            <text:p>120,00E-03</text:p>
          </table:table-cell>
          <table:table-cell office:value-type="float" office:value="0.00000000000339" calcext:value-type="float">
            <text:p>3,39E-12</text:p>
          </table:table-cell>
          <table:table-cell office:value-type="float" office:value="0.00000000048187" calcext:value-type="float">
            <text:p>481,87E-12</text:p>
          </table:table-cell>
          <table:table-cell table:formula="of:=([.D17]-[.D15])/([.B17]-[.B15])" office:value-type="float" office:value="0.000000017187" calcext:value-type="float">
            <text:p>17,19E-09</text:p>
          </table:table-cell>
          <table:table-cell/>
          <table:table-cell table:formula="of:=([.B16]-[.$B$71])*0.000342 + [.$D$71]" office:value-type="float" office:value="-0.000111961" calcext:value-type="float">
            <text:p>-111,96E-06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,00E+00</text:p>
          </table:table-cell>
          <table:table-cell office:value-type="float" office:value="0.13" calcext:value-type="float">
            <text:p>130,00E-03</text:p>
          </table:table-cell>
          <table:table-cell office:value-type="float" office:value="0.00000000000276" calcext:value-type="float">
            <text:p>2,76E-12</text:p>
          </table:table-cell>
          <table:table-cell office:value-type="float" office:value="0.00000000068396" calcext:value-type="float">
            <text:p>683,96E-12</text:p>
          </table:table-cell>
          <table:table-cell table:formula="of:=([.D18]-[.D16])/([.B18]-[.B16])" office:value-type="float" office:value="0.000000024612" calcext:value-type="float">
            <text:p>24,61E-09</text:p>
          </table:table-cell>
          <table:table-cell/>
          <table:table-cell table:formula="of:=([.B17]-[.$B$71])*0.000342 + [.$D$71]" office:value-type="float" office:value="-0.000108541" calcext:value-type="float">
            <text:p>-108,54E-06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,00E+00</text:p>
          </table:table-cell>
          <table:table-cell office:value-type="float" office:value="0.14" calcext:value-type="float">
            <text:p>140,00E-03</text:p>
          </table:table-cell>
          <table:table-cell office:value-type="float" office:value="0.00000000000499" calcext:value-type="float">
            <text:p>4,99E-12</text:p>
          </table:table-cell>
          <table:table-cell office:value-type="float" office:value="0.00000000097411" calcext:value-type="float">
            <text:p>974,11E-12</text:p>
          </table:table-cell>
          <table:table-cell table:formula="of:=([.D19]-[.D17])/([.B19]-[.B17])" office:value-type="float" office:value="0.000000035087" calcext:value-type="float">
            <text:p>35,09E-09</text:p>
          </table:table-cell>
          <table:table-cell/>
          <table:table-cell table:formula="of:=([.B18]-[.$B$71])*0.000342 + [.$D$71]" office:value-type="float" office:value="-0.000105121" calcext:value-type="float">
            <text:p>-105,12E-06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,00E+00</text:p>
          </table:table-cell>
          <table:table-cell office:value-type="float" office:value="0.15" calcext:value-type="float">
            <text:p>150,00E-03</text:p>
          </table:table-cell>
          <table:table-cell office:value-type="float" office:value="0.00000000000884" calcext:value-type="float">
            <text:p>8,84E-12</text:p>
          </table:table-cell>
          <table:table-cell office:value-type="float" office:value="0.0000000013857" calcext:value-type="float">
            <text:p>1,39E-09</text:p>
          </table:table-cell>
          <table:table-cell table:formula="of:=([.D20]-[.D18])/([.B20]-[.B18])" office:value-type="float" office:value="0.0000000495095" calcext:value-type="float">
            <text:p>49,51E-09</text:p>
          </table:table-cell>
          <table:table-cell/>
          <table:table-cell table:formula="of:=([.B19]-[.$B$71])*0.000342 + [.$D$71]" office:value-type="float" office:value="-0.000101701" calcext:value-type="float">
            <text:p>-101,70E-06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,00E+00</text:p>
          </table:table-cell>
          <table:table-cell office:value-type="float" office:value="0.16" calcext:value-type="float">
            <text:p>160,00E-03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0000000019643" calcext:value-type="float">
            <text:p>1,96E-09</text:p>
          </table:table-cell>
          <table:table-cell table:formula="of:=([.D21]-[.D19])/([.B21]-[.B19])" office:value-type="float" office:value="0.0000000703749999999999" calcext:value-type="float">
            <text:p>70,37E-09</text:p>
          </table:table-cell>
          <table:table-cell/>
          <table:table-cell table:formula="of:=([.B20]-[.$B$71])*0.000342 + [.$D$71]" office:value-type="float" office:value="-0.000098281" calcext:value-type="float">
            <text:p>-98,28E-06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,00E+00</text:p>
          </table:table-cell>
          <table:table-cell office:value-type="float" office:value="0.17" calcext:value-type="float">
            <text:p>170,00E-03</text:p>
          </table:table-cell>
          <table:table-cell office:value-type="float" office:value="-0.00000000000188" calcext:value-type="float">
            <text:p>-1,88E-12</text:p>
          </table:table-cell>
          <table:table-cell office:value-type="float" office:value="0.0000000027932" calcext:value-type="float">
            <text:p>2,79E-09</text:p>
          </table:table-cell>
          <table:table-cell table:formula="of:=([.D22]-[.D20])/([.B22]-[.B20])" office:value-type="float" office:value="0.0000000998950000000001" calcext:value-type="float">
            <text:p>99,90E-09</text:p>
          </table:table-cell>
          <table:table-cell/>
          <table:table-cell table:formula="of:=([.B21]-[.$B$71])*0.000342 + [.$D$71]" office:value-type="float" office:value="-0.000094861" calcext:value-type="float">
            <text:p>-94,86E-06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,00E+00</text:p>
          </table:table-cell>
          <table:table-cell office:value-type="float" office:value="0.18" calcext:value-type="float">
            <text:p>180,00E-03</text:p>
          </table:table-cell>
          <table:table-cell office:value-type="float" office:value="-0.00000000000218" calcext:value-type="float">
            <text:p>-2,18E-12</text:p>
          </table:table-cell>
          <table:table-cell office:value-type="float" office:value="0.0000000039622" calcext:value-type="float">
            <text:p>3,96E-09</text:p>
          </table:table-cell>
          <table:table-cell table:formula="of:=([.D23]-[.D21])/([.B23]-[.B21])" office:value-type="float" office:value="0.000000140955" calcext:value-type="float">
            <text:p>140,96E-09</text:p>
          </table:table-cell>
          <table:table-cell/>
          <table:table-cell table:formula="of:=([.B22]-[.$B$71])*0.000342 + [.$D$71]" office:value-type="float" office:value="-0.000091441" calcext:value-type="float">
            <text:p>-91,44E-06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,00E+00</text:p>
          </table:table-cell>
          <table:table-cell office:value-type="float" office:value="0.19" calcext:value-type="float">
            <text:p>190,00E-03</text:p>
          </table:table-cell>
          <table:table-cell office:value-type="float" office:value="0.00000000000269" calcext:value-type="float">
            <text:p>2,69E-12</text:p>
          </table:table-cell>
          <table:table-cell office:value-type="float" office:value="0.0000000056123" calcext:value-type="float">
            <text:p>5,61E-09</text:p>
          </table:table-cell>
          <table:table-cell table:formula="of:=([.D24]-[.D22])/([.B24]-[.B22])" office:value-type="float" office:value="0.00000019986" calcext:value-type="float">
            <text:p>199,86E-09</text:p>
          </table:table-cell>
          <table:table-cell/>
          <table:table-cell table:formula="of:=([.B23]-[.$B$71])*0.000342 + [.$D$71]" office:value-type="float" office:value="-0.000088021" calcext:value-type="float">
            <text:p>-88,02E-06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,00E+00</text:p>
          </table:table-cell>
          <table:table-cell office:value-type="float" office:value="0.2" calcext:value-type="float">
            <text:p>200,00E-03</text:p>
          </table:table-cell>
          <table:table-cell office:value-type="float" office:value="-0.00000000000569" calcext:value-type="float">
            <text:p>-5,69E-12</text:p>
          </table:table-cell>
          <table:table-cell office:value-type="float" office:value="0.0000000079594" calcext:value-type="float">
            <text:p>7,96E-09</text:p>
          </table:table-cell>
          <table:table-cell table:formula="of:=([.D25]-[.D23])/([.B25]-[.B23])" office:value-type="float" office:value="0.000000283505" calcext:value-type="float">
            <text:p>283,51E-09</text:p>
          </table:table-cell>
          <table:table-cell/>
          <table:table-cell table:formula="of:=([.B24]-[.$B$71])*0.000342 + [.$D$71]" office:value-type="float" office:value="-0.000084601" calcext:value-type="float">
            <text:p>-84,60E-06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,00E+00</text:p>
          </table:table-cell>
          <table:table-cell office:value-type="float" office:value="0.21" calcext:value-type="float">
            <text:p>210,00E-03</text:p>
          </table:table-cell>
          <table:table-cell office:value-type="float" office:value="-0.00000000000391" calcext:value-type="float">
            <text:p>-3,91E-12</text:p>
          </table:table-cell>
          <table:table-cell office:value-type="float" office:value="0.0000000112824" calcext:value-type="float">
            <text:p>11,28E-09</text:p>
          </table:table-cell>
          <table:table-cell table:formula="of:=([.D26]-[.D24])/([.B26]-[.B24])" office:value-type="float" office:value="0.00000040208" calcext:value-type="float">
            <text:p>402,08E-09</text:p>
          </table:table-cell>
          <table:table-cell/>
          <table:table-cell table:formula="of:=([.B25]-[.$B$71])*0.000342 + [.$D$71]" office:value-type="float" office:value="-0.000081181" calcext:value-type="float">
            <text:p>-81,18E-06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,00E+00</text:p>
          </table:table-cell>
          <table:table-cell office:value-type="float" office:value="0.22" calcext:value-type="float">
            <text:p>220,00E-03</text:p>
          </table:table-cell>
          <table:table-cell office:value-type="float" office:value="-0.00000000000011" calcext:value-type="float">
            <text:p>-110,00E-15</text:p>
          </table:table-cell>
          <table:table-cell office:value-type="float" office:value="0.000000016001" calcext:value-type="float">
            <text:p>16,00E-09</text:p>
          </table:table-cell>
          <table:table-cell table:formula="of:=([.D27]-[.D25])/([.B27]-[.B25])" office:value-type="float" office:value="0.00000057008" calcext:value-type="float">
            <text:p>570,08E-09</text:p>
          </table:table-cell>
          <table:table-cell/>
          <table:table-cell table:formula="of:=([.B26]-[.$B$71])*0.000342 + [.$D$71]" office:value-type="float" office:value="-0.000077761" calcext:value-type="float">
            <text:p>-77,76E-06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,00E+00</text:p>
          </table:table-cell>
          <table:table-cell office:value-type="float" office:value="0.23" calcext:value-type="float">
            <text:p>230,00E-03</text:p>
          </table:table-cell>
          <table:table-cell office:value-type="float" office:value="0.00000000000334" calcext:value-type="float">
            <text:p>3,34E-12</text:p>
          </table:table-cell>
          <table:table-cell office:value-type="float" office:value="0.000000022684" calcext:value-type="float">
            <text:p>22,68E-09</text:p>
          </table:table-cell>
          <table:table-cell table:formula="of:=([.D28]-[.D26])/([.B28]-[.B26])" office:value-type="float" office:value="0.00000079995" calcext:value-type="float">
            <text:p>799,95E-09</text:p>
          </table:table-cell>
          <table:table-cell/>
          <table:table-cell table:formula="of:=([.B27]-[.$B$71])*0.000342 + [.$D$71]" office:value-type="float" office:value="-0.000074341" calcext:value-type="float">
            <text:p>-74,34E-06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,00E+00</text:p>
          </table:table-cell>
          <table:table-cell office:value-type="float" office:value="0.24" calcext:value-type="float">
            <text:p>240,00E-03</text:p>
          </table:table-cell>
          <table:table-cell office:value-type="float" office:value="0.00000000000866" calcext:value-type="float">
            <text:p>8,66E-12</text:p>
          </table:table-cell>
          <table:table-cell office:value-type="float" office:value="0.000000032" calcext:value-type="float">
            <text:p>32,00E-09</text:p>
          </table:table-cell>
          <table:table-cell table:formula="of:=([.D29]-[.D27])/([.B29]-[.B27])" office:value-type="float" office:value="0.00000112635" calcext:value-type="float">
            <text:p>1,13E-06</text:p>
          </table:table-cell>
          <table:table-cell/>
          <table:table-cell table:formula="of:=([.B28]-[.$B$71])*0.000342 + [.$D$71]" office:value-type="float" office:value="-0.000070921" calcext:value-type="float">
            <text:p>-70,92E-06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,00E+00</text:p>
          </table:table-cell>
          <table:table-cell office:value-type="float" office:value="0.25" calcext:value-type="float">
            <text:p>250,00E-03</text:p>
          </table:table-cell>
          <table:table-cell office:value-type="float" office:value="0.00000000000163" calcext:value-type="float">
            <text:p>1,63E-12</text:p>
          </table:table-cell>
          <table:table-cell office:value-type="float" office:value="0.000000045211" calcext:value-type="float">
            <text:p>45,21E-09</text:p>
          </table:table-cell>
          <table:table-cell table:formula="of:=([.D30]-[.D28])/([.B30]-[.B28])" office:value-type="float" office:value="0.0000015971" calcext:value-type="float">
            <text:p>1,60E-06</text:p>
          </table:table-cell>
          <table:table-cell/>
          <table:table-cell table:formula="of:=([.B29]-[.$B$71])*0.000342 + [.$D$71]" office:value-type="float" office:value="-0.000067501" calcext:value-type="float">
            <text:p>-67,50E-06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,00E+00</text:p>
          </table:table-cell>
          <table:table-cell office:value-type="float" office:value="0.26" calcext:value-type="float">
            <text:p>260,00E-03</text:p>
          </table:table-cell>
          <table:table-cell office:value-type="float" office:value="0.00000000000089" calcext:value-type="float">
            <text:p>890,00E-15</text:p>
          </table:table-cell>
          <table:table-cell office:value-type="float" office:value="0.000000063942" calcext:value-type="float">
            <text:p>63,94E-09</text:p>
          </table:table-cell>
          <table:table-cell table:formula="of:=([.D31]-[.D29])/([.B31]-[.B29])" office:value-type="float" office:value="0.0000022446" calcext:value-type="float">
            <text:p>2,24E-06</text:p>
          </table:table-cell>
          <table:table-cell/>
          <table:table-cell table:formula="of:=([.B30]-[.$B$71])*0.000342 + [.$D$71]" office:value-type="float" office:value="-0.000064081" calcext:value-type="float">
            <text:p>-64,08E-06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,00E+00</text:p>
          </table:table-cell>
          <table:table-cell office:value-type="float" office:value="0.27" calcext:value-type="float">
            <text:p>270,00E-03</text:p>
          </table:table-cell>
          <table:table-cell office:value-type="float" office:value="0.00000000000045" calcext:value-type="float">
            <text:p>450,00E-15</text:p>
          </table:table-cell>
          <table:table-cell office:value-type="float" office:value="0.000000090103" calcext:value-type="float">
            <text:p>90,10E-09</text:p>
          </table:table-cell>
          <table:table-cell table:formula="of:=([.D32]-[.D30])/([.B32]-[.B30])" office:value-type="float" office:value="0.0000030944" calcext:value-type="float">
            <text:p>3,09E-06</text:p>
          </table:table-cell>
          <table:table-cell/>
          <table:table-cell table:formula="of:=([.B31]-[.$B$71])*0.000342 + [.$D$71]" office:value-type="float" office:value="-0.000060661" calcext:value-type="float">
            <text:p>-60,66E-06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,00E+00</text:p>
          </table:table-cell>
          <table:table-cell office:value-type="float" office:value="0.28" calcext:value-type="float">
            <text:p>280,00E-03</text:p>
          </table:table-cell>
          <table:table-cell office:value-type="float" office:value="0.00000000000118" calcext:value-type="float">
            <text:p>1,18E-12</text:p>
          </table:table-cell>
          <table:table-cell office:value-type="float" office:value="0.00000012583" calcext:value-type="float">
            <text:p>125,83E-09</text:p>
          </table:table-cell>
          <table:table-cell table:formula="of:=([.D33]-[.D31])/([.B33]-[.B31])" office:value-type="float" office:value="0.00000428385000000001" calcext:value-type="float">
            <text:p>4,28E-06</text:p>
          </table:table-cell>
          <table:table-cell/>
          <table:table-cell table:formula="of:=([.B32]-[.$B$71])*0.000342 + [.$D$71]" office:value-type="float" office:value="-0.000057241" calcext:value-type="float">
            <text:p>-57,24E-06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,00E+00</text:p>
          </table:table-cell>
          <table:table-cell office:value-type="float" office:value="0.29" calcext:value-type="float">
            <text:p>290,00E-03</text:p>
          </table:table-cell>
          <table:table-cell office:value-type="float" office:value="0.00000000000226" calcext:value-type="float">
            <text:p>2,26E-12</text:p>
          </table:table-cell>
          <table:table-cell office:value-type="float" office:value="0.00000017578" calcext:value-type="float">
            <text:p>175,78E-09</text:p>
          </table:table-cell>
          <table:table-cell table:formula="of:=([.D34]-[.D32])/([.B34]-[.B32])" office:value-type="float" office:value="0.00000591799999999999" calcext:value-type="float">
            <text:p>5,92E-06</text:p>
          </table:table-cell>
          <table:table-cell/>
          <table:table-cell table:formula="of:=([.B33]-[.$B$71])*0.000342 + [.$D$71]" office:value-type="float" office:value="-0.000053821" calcext:value-type="float">
            <text:p>-53,82E-06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,00E+00</text:p>
          </table:table-cell>
          <table:table-cell office:value-type="float" office:value="0.3" calcext:value-type="float">
            <text:p>300,00E-03</text:p>
          </table:table-cell>
          <table:table-cell office:value-type="float" office:value="0.00000000000307" calcext:value-type="float">
            <text:p>3,07E-12</text:p>
          </table:table-cell>
          <table:table-cell office:value-type="float" office:value="0.00000024419" calcext:value-type="float">
            <text:p>244,19E-09</text:p>
          </table:table-cell>
          <table:table-cell table:formula="of:=([.D35]-[.D33])/([.B35]-[.B33])" office:value-type="float" office:value="0.00000815749999999999" calcext:value-type="float">
            <text:p>8,16E-06</text:p>
          </table:table-cell>
          <table:table-cell/>
          <table:table-cell table:formula="of:=([.B34]-[.$B$71])*0.000342 + [.$D$71]" office:value-type="float" office:value="-0.000050401" calcext:value-type="float">
            <text:p>-50,40E-0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,00E+00</text:p>
          </table:table-cell>
          <table:table-cell office:value-type="float" office:value="0.31" calcext:value-type="float">
            <text:p>310,00E-03</text:p>
          </table:table-cell>
          <table:table-cell office:value-type="float" office:value="-0.00000000000671" calcext:value-type="float">
            <text:p>-6,71E-12</text:p>
          </table:table-cell>
          <table:table-cell office:value-type="float" office:value="0.00000033893" calcext:value-type="float">
            <text:p>338,93E-09</text:p>
          </table:table-cell>
          <table:table-cell table:formula="of:=([.D36]-[.D34])/([.B36]-[.B34])" office:value-type="float" office:value="0.0000109745" calcext:value-type="float">
            <text:p>10,97E-06</text:p>
          </table:table-cell>
          <table:table-cell/>
          <table:table-cell table:formula="of:=([.B35]-[.$B$71])*0.000342 + [.$D$71]" office:value-type="float" office:value="-0.000046981" calcext:value-type="float">
            <text:p>-46,98E-06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,00E+00</text:p>
          </table:table-cell>
          <table:table-cell office:value-type="float" office:value="0.32" calcext:value-type="float">
            <text:p>320,00E-03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00000046368" calcext:value-type="float">
            <text:p>463,68E-09</text:p>
          </table:table-cell>
          <table:table-cell table:formula="of:=([.D37]-[.D35])/([.B37]-[.B35])" office:value-type="float" office:value="0.0000148635" calcext:value-type="float">
            <text:p>14,86E-06</text:p>
          </table:table-cell>
          <table:table-cell/>
          <table:table-cell table:formula="of:=([.B36]-[.$B$71])*0.000342 + [.$D$71]" office:value-type="float" office:value="-0.000043561" calcext:value-type="float">
            <text:p>-43,56E-06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,00E+00</text:p>
          </table:table-cell>
          <table:table-cell office:value-type="float" office:value="0.33" calcext:value-type="float">
            <text:p>330,00E-03</text:p>
          </table:table-cell>
          <table:table-cell office:value-type="float" office:value="-0.00000000000103" calcext:value-type="float">
            <text:p>-1,03E-12</text:p>
          </table:table-cell>
          <table:table-cell office:value-type="float" office:value="0.0000006362" calcext:value-type="float">
            <text:p>636,20E-09</text:p>
          </table:table-cell>
          <table:table-cell table:formula="of:=([.D38]-[.D36])/([.B38]-[.B36])" office:value-type="float" office:value="0.0000199675" calcext:value-type="float">
            <text:p>19,97E-06</text:p>
          </table:table-cell>
          <table:table-cell/>
          <table:table-cell table:formula="of:=([.B37]-[.$B$71])*0.000342 + [.$D$71]" office:value-type="float" office:value="-0.000040141" calcext:value-type="float">
            <text:p>-40,14E-06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,00E+00</text:p>
          </table:table-cell>
          <table:table-cell office:value-type="float" office:value="0.34" calcext:value-type="float">
            <text:p>340,00E-03</text:p>
          </table:table-cell>
          <table:table-cell office:value-type="float" office:value="0.0000000000016" calcext:value-type="float">
            <text:p>1,60E-12</text:p>
          </table:table-cell>
          <table:table-cell office:value-type="float" office:value="0.00000086303" calcext:value-type="float">
            <text:p>863,03E-09</text:p>
          </table:table-cell>
          <table:table-cell table:formula="of:=([.D39]-[.D37])/([.B39]-[.B37])" office:value-type="float" office:value="0.000026415" calcext:value-type="float">
            <text:p>26,42E-06</text:p>
          </table:table-cell>
          <table:table-cell/>
          <table:table-cell table:formula="of:=([.B38]-[.$B$71])*0.000342 + [.$D$71]" office:value-type="float" office:value="-0.000036721" calcext:value-type="float">
            <text:p>-36,72E-06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,00E+00</text:p>
          </table:table-cell>
          <table:table-cell office:value-type="float" office:value="0.35" calcext:value-type="float">
            <text:p>350,00E-03</text:p>
          </table:table-cell>
          <table:table-cell office:value-type="float" office:value="0.00000000000523" calcext:value-type="float">
            <text:p>5,23E-12</text:p>
          </table:table-cell>
          <table:table-cell office:value-type="float" office:value="0.0000011645" calcext:value-type="float">
            <text:p>1,16E-06</text:p>
          </table:table-cell>
          <table:table-cell table:formula="of:=([.D40]-[.D38])/([.B40]-[.B38])" office:value-type="float" office:value="0.0000343735000000001" calcext:value-type="float">
            <text:p>34,37E-06</text:p>
          </table:table-cell>
          <table:table-cell/>
          <table:table-cell table:formula="of:=([.B39]-[.$B$71])*0.000342 + [.$D$71]" office:value-type="float" office:value="-0.000033301" calcext:value-type="float">
            <text:p>-33,30E-06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,00E+00</text:p>
          </table:table-cell>
          <table:table-cell office:value-type="float" office:value="0.36" calcext:value-type="float">
            <text:p>360,00E-03</text:p>
          </table:table-cell>
          <table:table-cell office:value-type="float" office:value="0.0000000000024" calcext:value-type="float">
            <text:p>2,40E-12</text:p>
          </table:table-cell>
          <table:table-cell office:value-type="float" office:value="0.0000015505" calcext:value-type="float">
            <text:p>1,55E-06</text:p>
          </table:table-cell>
          <table:table-cell table:formula="of:=([.D41]-[.D39])/([.B41]-[.B39])" office:value-type="float" office:value="0.0000433550000000001" calcext:value-type="float">
            <text:p>43,36E-06</text:p>
          </table:table-cell>
          <table:table-cell/>
          <table:table-cell table:formula="of:=([.B40]-[.$B$71])*0.000342 + [.$D$71]" office:value-type="float" office:value="-0.000029881" calcext:value-type="float">
            <text:p>-29,88E-06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,00E+00</text:p>
          </table:table-cell>
          <table:table-cell office:value-type="float" office:value="0.37" calcext:value-type="float">
            <text:p>370,00E-03</text:p>
          </table:table-cell>
          <table:table-cell office:value-type="float" office:value="-0.00000000000059" calcext:value-type="float">
            <text:p>-590,00E-15</text:p>
          </table:table-cell>
          <table:table-cell office:value-type="float" office:value="0.0000020316" calcext:value-type="float">
            <text:p>2,03E-06</text:p>
          </table:table-cell>
          <table:table-cell table:formula="of:=([.D42]-[.D40])/([.B42]-[.B40])" office:value-type="float" office:value="0.0000536199999999999" calcext:value-type="float">
            <text:p>53,62E-06</text:p>
          </table:table-cell>
          <table:table-cell/>
          <table:table-cell table:formula="of:=([.B41]-[.$B$71])*0.000342 + [.$D$71]" office:value-type="float" office:value="-0.000026461" calcext:value-type="float">
            <text:p>-26,46E-06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,00E+00</text:p>
          </table:table-cell>
          <table:table-cell office:value-type="float" office:value="0.38" calcext:value-type="float">
            <text:p>380,00E-03</text:p>
          </table:table-cell>
          <table:table-cell office:value-type="float" office:value="0.0000000000034" calcext:value-type="float">
            <text:p>3,40E-12</text:p>
          </table:table-cell>
          <table:table-cell office:value-type="float" office:value="0.0000026229" calcext:value-type="float">
            <text:p>2,62E-06</text:p>
          </table:table-cell>
          <table:table-cell table:formula="of:=([.D43]-[.D41])/([.B43]-[.B41])" office:value-type="float" office:value="0.0000662449999999999" calcext:value-type="float">
            <text:p>66,24E-06</text:p>
          </table:table-cell>
          <table:table-cell/>
          <table:table-cell table:formula="of:=([.B42]-[.$B$71])*0.000342 + [.$D$71]" office:value-type="float" office:value="-0.000023041" calcext:value-type="float">
            <text:p>-23,04E-06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,00E+00</text:p>
          </table:table-cell>
          <table:table-cell office:value-type="float" office:value="0.39" calcext:value-type="float">
            <text:p>390,00E-03</text:p>
          </table:table-cell>
          <table:table-cell office:value-type="float" office:value="0.00000000000206" calcext:value-type="float">
            <text:p>2,06E-12</text:p>
          </table:table-cell>
          <table:table-cell office:value-type="float" office:value="0.0000033565" calcext:value-type="float">
            <text:p>3,36E-06</text:p>
          </table:table-cell>
          <table:table-cell table:formula="of:=([.D44]-[.D42])/([.B44]-[.B42])" office:value-type="float" office:value="0.0000809749999999999" calcext:value-type="float">
            <text:p>80,97E-06</text:p>
          </table:table-cell>
          <table:table-cell/>
          <table:table-cell table:formula="of:=([.B43]-[.$B$71])*0.000342 + [.$D$71]" office:value-type="float" office:value="-0.000019621" calcext:value-type="float">
            <text:p>-19,62E-06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,00E+00</text:p>
          </table:table-cell>
          <table:table-cell office:value-type="float" office:value="0.4" calcext:value-type="float">
            <text:p>400,00E-03</text:p>
          </table:table-cell>
          <table:table-cell office:value-type="float" office:value="0.00000000000045" calcext:value-type="float">
            <text:p>450,00E-15</text:p>
          </table:table-cell>
          <table:table-cell office:value-type="float" office:value="0.0000042424" calcext:value-type="float">
            <text:p>4,24E-06</text:p>
          </table:table-cell>
          <table:table-cell table:formula="of:=([.D45]-[.D43])/([.B45]-[.B43])" office:value-type="float" office:value="0.0000956149999999999" calcext:value-type="float">
            <text:p>95,61E-06</text:p>
          </table:table-cell>
          <table:table-cell/>
          <table:table-cell table:formula="of:=([.B44]-[.$B$71])*0.000342 + [.$D$71]" office:value-type="float" office:value="-0.000016201" calcext:value-type="float">
            <text:p>-16,20E-06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,00E+00</text:p>
          </table:table-cell>
          <table:table-cell office:value-type="float" office:value="0.41" calcext:value-type="float">
            <text:p>410,00E-03</text:p>
          </table:table-cell>
          <table:table-cell office:value-type="float" office:value="0.00000000000586" calcext:value-type="float">
            <text:p>5,86E-12</text:p>
          </table:table-cell>
          <table:table-cell office:value-type="float" office:value="0.0000052688" calcext:value-type="float">
            <text:p>5,27E-06</text:p>
          </table:table-cell>
          <table:table-cell table:formula="of:=([.D46]-[.D44])/([.B46]-[.B44])" office:value-type="float" office:value="0.000112045" calcext:value-type="float">
            <text:p>112,05E-06</text:p>
          </table:table-cell>
          <table:table-cell/>
          <table:table-cell table:formula="of:=([.B45]-[.$B$71])*0.000342 + [.$D$71]" office:value-type="float" office:value="-0.000012781" calcext:value-type="float">
            <text:p>-12,78E-06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,00E+00</text:p>
          </table:table-cell>
          <table:table-cell office:value-type="float" office:value="0.42" calcext:value-type="float">
            <text:p>420,00E-03</text:p>
          </table:table-cell>
          <table:table-cell office:value-type="float" office:value="0.00000000000865" calcext:value-type="float">
            <text:p>8,65E-12</text:p>
          </table:table-cell>
          <table:table-cell office:value-type="float" office:value="0.0000064833" calcext:value-type="float">
            <text:p>6,48E-06</text:p>
          </table:table-cell>
          <table:table-cell table:formula="of:=([.D47]-[.D45])/([.B47]-[.B45])" office:value-type="float" office:value="0.000131035" calcext:value-type="float">
            <text:p>131,04E-06</text:p>
          </table:table-cell>
          <table:table-cell/>
          <table:table-cell table:formula="of:=([.B46]-[.$B$71])*0.000342 + [.$D$71]" office:value-type="float" office:value="-0.00000936099999999999" calcext:value-type="float">
            <text:p>-9,36E-06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,00E+00</text:p>
          </table:table-cell>
          <table:table-cell office:value-type="float" office:value="0.43" calcext:value-type="float">
            <text:p>430,00E-03</text:p>
          </table:table-cell>
          <table:table-cell office:value-type="float" office:value="0.00000000001063" calcext:value-type="float">
            <text:p>10,63E-12</text:p>
          </table:table-cell>
          <table:table-cell office:value-type="float" office:value="0.0000078895" calcext:value-type="float">
            <text:p>7,89E-06</text:p>
          </table:table-cell>
          <table:table-cell table:formula="of:=([.D48]-[.D46])/([.B48]-[.B46])" office:value-type="float" office:value="0.000149065" calcext:value-type="float">
            <text:p>149,07E-06</text:p>
          </table:table-cell>
          <table:table-cell/>
          <table:table-cell table:formula="of:=([.B47]-[.$B$71])*0.000342 + [.$D$71]" office:value-type="float" office:value="-0.000005941" calcext:value-type="float">
            <text:p>-5,94E-06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,00E+00</text:p>
          </table:table-cell>
          <table:table-cell office:value-type="float" office:value="0.44" calcext:value-type="float">
            <text:p>440,00E-03</text:p>
          </table:table-cell>
          <table:table-cell office:value-type="float" office:value="0.00000000001006" calcext:value-type="float">
            <text:p>10,06E-12</text:p>
          </table:table-cell>
          <table:table-cell office:value-type="float" office:value="0.0000094646" calcext:value-type="float">
            <text:p>9,46E-06</text:p>
          </table:table-cell>
          <table:table-cell table:formula="of:=([.D49]-[.D47])/([.B49]-[.B47])" office:value-type="float" office:value="0.000166665" calcext:value-type="float">
            <text:p>166,67E-06</text:p>
          </table:table-cell>
          <table:table-cell/>
          <table:table-cell table:formula="of:=([.B48]-[.$B$71])*0.000342 + [.$D$71]" office:value-type="float" office:value="-0.000002521" calcext:value-type="float">
            <text:p>-2,52E-06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,00E+00</text:p>
          </table:table-cell>
          <table:table-cell office:value-type="float" office:value="0.45" calcext:value-type="float">
            <text:p>450,00E-03</text:p>
          </table:table-cell>
          <table:table-cell office:value-type="float" office:value="0.0000000000131" calcext:value-type="float">
            <text:p>13,10E-12</text:p>
          </table:table-cell>
          <table:table-cell office:value-type="float" office:value="0.0000112228" calcext:value-type="float">
            <text:p>11,22E-06</text:p>
          </table:table-cell>
          <table:table-cell table:formula="of:=([.D50]-[.D48])/([.B50]-[.B48])" office:value-type="float" office:value="0.00018347" calcext:value-type="float">
            <text:p>183,47E-06</text:p>
          </table:table-cell>
          <table:table-cell/>
          <table:table-cell table:formula="of:=([.B49]-[.$B$71])*0.000342 + [.$D$71]" office:value-type="float" office:value="0.000000899000000000006" calcext:value-type="float">
            <text:p>899,00E-09</text:p>
          </table:table-cell>
          <table:table-cell office:value-type="string" calcext:value-type="string">
            <text:p>Vt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,00E+00</text:p>
          </table:table-cell>
          <table:table-cell office:value-type="float" office:value="0.46" calcext:value-type="float">
            <text:p>460,00E-03</text:p>
          </table:table-cell>
          <table:table-cell office:value-type="float" office:value="0.00000000000938" calcext:value-type="float">
            <text:p>9,38E-12</text:p>
          </table:table-cell>
          <table:table-cell office:value-type="float" office:value="0.000013134" calcext:value-type="float">
            <text:p>13,13E-06</text:p>
          </table:table-cell>
          <table:table-cell table:formula="of:=([.D51]-[.D49])/([.B51]-[.B49])" office:value-type="float" office:value="0.00019961" calcext:value-type="float">
            <text:p>199,61E-06</text:p>
          </table:table-cell>
          <table:table-cell/>
          <table:table-cell table:formula="of:=([.B50]-[.$B$71])*0.000342 + [.$D$71]" office:value-type="float" office:value="0.00000431900000000001" calcext:value-type="float">
            <text:p>4,32E-06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,00E+00</text:p>
          </table:table-cell>
          <table:table-cell office:value-type="float" office:value="0.47" calcext:value-type="float">
            <text:p>470,00E-03</text:p>
          </table:table-cell>
          <table:table-cell office:value-type="float" office:value="0.00000000000714" calcext:value-type="float">
            <text:p>7,14E-12</text:p>
          </table:table-cell>
          <table:table-cell office:value-type="float" office:value="0.000015215" calcext:value-type="float">
            <text:p>15,22E-06</text:p>
          </table:table-cell>
          <table:table-cell table:formula="of:=([.D52]-[.D50])/([.B52]-[.B50])" office:value-type="float" office:value="0.0002163" calcext:value-type="float">
            <text:p>216,30E-06</text:p>
          </table:table-cell>
          <table:table-cell/>
          <table:table-cell table:formula="of:=([.B51]-[.$B$71])*0.000342 + [.$D$71]" office:value-type="float" office:value="0.00000773900000000002" calcext:value-type="float">
            <text:p>7,74E-06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,00E+00</text:p>
          </table:table-cell>
          <table:table-cell office:value-type="float" office:value="0.48" calcext:value-type="float">
            <text:p>480,00E-03</text:p>
          </table:table-cell>
          <table:table-cell office:value-type="float" office:value="0.00000000000642" calcext:value-type="float">
            <text:p>6,42E-12</text:p>
          </table:table-cell>
          <table:table-cell office:value-type="float" office:value="0.00001746" calcext:value-type="float">
            <text:p>17,46E-06</text:p>
          </table:table-cell>
          <table:table-cell table:formula="of:=([.D53]-[.D51])/([.B53]-[.B51])" office:value-type="float" office:value="0.0002344" calcext:value-type="float">
            <text:p>234,40E-06</text:p>
          </table:table-cell>
          <table:table-cell/>
          <table:table-cell table:formula="of:=([.B52]-[.$B$71])*0.000342 + [.$D$71]" office:value-type="float" office:value="0.000011159" calcext:value-type="float">
            <text:p>11,16E-06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,00E+00</text:p>
          </table:table-cell>
          <table:table-cell office:value-type="float" office:value="0.49" calcext:value-type="float">
            <text:p>490,00E-03</text:p>
          </table:table-cell>
          <table:table-cell office:value-type="float" office:value="0.00000000000779" calcext:value-type="float">
            <text:p>7,79E-12</text:p>
          </table:table-cell>
          <table:table-cell office:value-type="float" office:value="0.000019903" calcext:value-type="float">
            <text:p>19,90E-06</text:p>
          </table:table-cell>
          <table:table-cell table:formula="of:=([.D54]-[.D52])/([.B54]-[.B52])" office:value-type="float" office:value="0.0002494" calcext:value-type="float">
            <text:p>249,40E-06</text:p>
          </table:table-cell>
          <table:table-cell/>
          <table:table-cell table:formula="of:=([.B53]-[.$B$71])*0.000342 + [.$D$71]" office:value-type="float" office:value="0.000014579" calcext:value-type="float">
            <text:p>14,58E-06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,00E+00</text:p>
          </table:table-cell>
          <table:table-cell office:value-type="float" office:value="0.5" calcext:value-type="float">
            <text:p>500,00E-03</text:p>
          </table:table-cell>
          <table:table-cell office:value-type="float" office:value="0.00000000000738" calcext:value-type="float">
            <text:p>7,38E-12</text:p>
          </table:table-cell>
          <table:table-cell office:value-type="float" office:value="0.000022448" calcext:value-type="float">
            <text:p>22,45E-06</text:p>
          </table:table-cell>
          <table:table-cell table:formula="of:=([.D55]-[.D53])/([.B55]-[.B53])" office:value-type="float" office:value="0.00026025" calcext:value-type="float">
            <text:p>260,25E-06</text:p>
          </table:table-cell>
          <table:table-cell/>
          <table:table-cell table:formula="of:=([.B54]-[.$B$71])*0.000342 + [.$D$71]" office:value-type="float" office:value="0.000017999" calcext:value-type="float">
            <text:p>18,00E-06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,00E+00</text:p>
          </table:table-cell>
          <table:table-cell office:value-type="float" office:value="0.51" calcext:value-type="float">
            <text:p>510,00E-03</text:p>
          </table:table-cell>
          <table:table-cell office:value-type="float" office:value="0.00000000000708" calcext:value-type="float">
            <text:p>7,08E-12</text:p>
          </table:table-cell>
          <table:table-cell office:value-type="float" office:value="0.000025108" calcext:value-type="float">
            <text:p>25,11E-06</text:p>
          </table:table-cell>
          <table:table-cell table:formula="of:=([.D56]-[.D54])/([.B56]-[.B54])" office:value-type="float" office:value="0.00027145" calcext:value-type="float">
            <text:p>271,45E-06</text:p>
          </table:table-cell>
          <table:table-cell/>
          <table:table-cell table:formula="of:=([.B55]-[.$B$71])*0.000342 + [.$D$71]" office:value-type="float" office:value="0.000021419" calcext:value-type="float">
            <text:p>21,42E-06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,00E+00</text:p>
          </table:table-cell>
          <table:table-cell office:value-type="float" office:value="0.52" calcext:value-type="float">
            <text:p>520,00E-03</text:p>
          </table:table-cell>
          <table:table-cell office:value-type="float" office:value="0.00000000001482" calcext:value-type="float">
            <text:p>14,82E-12</text:p>
          </table:table-cell>
          <table:table-cell office:value-type="float" office:value="0.000027877" calcext:value-type="float">
            <text:p>27,88E-06</text:p>
          </table:table-cell>
          <table:table-cell table:formula="of:=([.D57]-[.D55])/([.B57]-[.B55])" office:value-type="float" office:value="0.00028455" calcext:value-type="float">
            <text:p>284,55E-06</text:p>
          </table:table-cell>
          <table:table-cell/>
          <table:table-cell table:formula="of:=([.B56]-[.$B$71])*0.000342 + [.$D$71]" office:value-type="float" office:value="0.000024839" calcext:value-type="float">
            <text:p>24,84E-06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,00E+00</text:p>
          </table:table-cell>
          <table:table-cell office:value-type="float" office:value="0.53" calcext:value-type="float">
            <text:p>530,00E-03</text:p>
          </table:table-cell>
          <table:table-cell office:value-type="float" office:value="0.0000000000159" calcext:value-type="float">
            <text:p>15,90E-12</text:p>
          </table:table-cell>
          <table:table-cell office:value-type="float" office:value="0.000030799" calcext:value-type="float">
            <text:p>30,80E-06</text:p>
          </table:table-cell>
          <table:table-cell table:formula="of:=([.D58]-[.D56])/([.B58]-[.B56])" office:value-type="float" office:value="0.00029155" calcext:value-type="float">
            <text:p>291,55E-06</text:p>
          </table:table-cell>
          <table:table-cell/>
          <table:table-cell table:formula="of:=([.B57]-[.$B$71])*0.000342 + [.$D$71]" office:value-type="float" office:value="0.000028259" calcext:value-type="float">
            <text:p>28,26E-06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,00E+00</text:p>
          </table:table-cell>
          <table:table-cell office:value-type="float" office:value="0.54" calcext:value-type="float">
            <text:p>540,00E-03</text:p>
          </table:table-cell>
          <table:table-cell office:value-type="float" office:value="0.00000000001601" calcext:value-type="float">
            <text:p>16,01E-12</text:p>
          </table:table-cell>
          <table:table-cell office:value-type="float" office:value="0.000033708" calcext:value-type="float">
            <text:p>33,71E-06</text:p>
          </table:table-cell>
          <table:table-cell table:formula="of:=([.D59]-[.D57])/([.B59]-[.B57])" office:value-type="float" office:value="0.00029815" calcext:value-type="float">
            <text:p>298,15E-06</text:p>
          </table:table-cell>
          <table:table-cell/>
          <table:table-cell table:formula="of:=([.B58]-[.$B$71])*0.000342 + [.$D$71]" office:value-type="float" office:value="0.000031679" calcext:value-type="float">
            <text:p>31,68E-06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,00E+00</text:p>
          </table:table-cell>
          <table:table-cell office:value-type="float" office:value="0.55" calcext:value-type="float">
            <text:p>550,00E-03</text:p>
          </table:table-cell>
          <table:table-cell office:value-type="float" office:value="0.00000000002059" calcext:value-type="float">
            <text:p>20,59E-12</text:p>
          </table:table-cell>
          <table:table-cell office:value-type="float" office:value="0.000036762" calcext:value-type="float">
            <text:p>36,76E-06</text:p>
          </table:table-cell>
          <table:table-cell table:formula="of:=([.D60]-[.D58])/([.B60]-[.B58])" office:value-type="float" office:value="0.00030905" calcext:value-type="float">
            <text:p>309,05E-06</text:p>
          </table:table-cell>
          <table:table-cell/>
          <table:table-cell table:formula="of:=([.B59]-[.$B$71])*0.000342 + [.$D$71]" office:value-type="float" office:value="0.000035099" calcext:value-type="float">
            <text:p>35,10E-06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,00E+00</text:p>
          </table:table-cell>
          <table:table-cell office:value-type="float" office:value="0.56" calcext:value-type="float">
            <text:p>560,00E-03</text:p>
          </table:table-cell>
          <table:table-cell office:value-type="float" office:value="0.0000000000248" calcext:value-type="float">
            <text:p>24,80E-12</text:p>
          </table:table-cell>
          <table:table-cell office:value-type="float" office:value="0.000039889" calcext:value-type="float">
            <text:p>39,89E-06</text:p>
          </table:table-cell>
          <table:table-cell table:formula="of:=([.D61]-[.D59])/([.B61]-[.B59])" office:value-type="float" office:value="0.00031275" calcext:value-type="float">
            <text:p>312,75E-06</text:p>
          </table:table-cell>
          <table:table-cell/>
          <table:table-cell table:formula="of:=([.B60]-[.$B$71])*0.000342 + [.$D$71]" office:value-type="float" office:value="0.000038519" calcext:value-type="float">
            <text:p>38,52E-06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,00E+00</text:p>
          </table:table-cell>
          <table:table-cell office:value-type="float" office:value="0.57" calcext:value-type="float">
            <text:p>570,00E-03</text:p>
          </table:table-cell>
          <table:table-cell office:value-type="float" office:value="0.00000000002228" calcext:value-type="float">
            <text:p>22,28E-12</text:p>
          </table:table-cell>
          <table:table-cell office:value-type="float" office:value="0.000043017" calcext:value-type="float">
            <text:p>43,02E-06</text:p>
          </table:table-cell>
          <table:table-cell table:formula="of:=([.D62]-[.D60])/([.B62]-[.B60])" office:value-type="float" office:value="0.000315950000000001" calcext:value-type="float">
            <text:p>315,95E-06</text:p>
          </table:table-cell>
          <table:table-cell/>
          <table:table-cell table:formula="of:=([.B61]-[.$B$71])*0.000342 + [.$D$71]" office:value-type="float" office:value="0.000041939" calcext:value-type="float">
            <text:p>41,94E-06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,00E+00</text:p>
          </table:table-cell>
          <table:table-cell office:value-type="float" office:value="0.58" calcext:value-type="float">
            <text:p>580,00E-03</text:p>
          </table:table-cell>
          <table:table-cell office:value-type="float" office:value="0.00000000001837" calcext:value-type="float">
            <text:p>18,37E-12</text:p>
          </table:table-cell>
          <table:table-cell office:value-type="float" office:value="0.000046208" calcext:value-type="float">
            <text:p>46,21E-06</text:p>
          </table:table-cell>
          <table:table-cell table:formula="of:=([.D63]-[.D61])/([.B63]-[.B61])" office:value-type="float" office:value="0.000324600000000001" calcext:value-type="float">
            <text:p>324,60E-06</text:p>
          </table:table-cell>
          <table:table-cell/>
          <table:table-cell table:formula="of:=([.B62]-[.$B$71])*0.000342 + [.$D$71]" office:value-type="float" office:value="0.000045359" calcext:value-type="float">
            <text:p>45,36E-06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,00E+00</text:p>
          </table:table-cell>
          <table:table-cell office:value-type="float" office:value="0.59" calcext:value-type="float">
            <text:p>590,00E-03</text:p>
          </table:table-cell>
          <table:table-cell office:value-type="float" office:value="0.0000000000191" calcext:value-type="float">
            <text:p>19,10E-12</text:p>
          </table:table-cell>
          <table:table-cell office:value-type="float" office:value="0.000049509" calcext:value-type="float">
            <text:p>49,51E-06</text:p>
          </table:table-cell>
          <table:table-cell table:formula="of:=([.D64]-[.D62])/([.B64]-[.B62])" office:value-type="float" office:value="0.000328749999999998" calcext:value-type="float">
            <text:p>328,75E-06</text:p>
          </table:table-cell>
          <table:table-cell/>
          <table:table-cell table:formula="of:=([.B63]-[.$B$71])*0.000342 + [.$D$71]" office:value-type="float" office:value="0.000048779" calcext:value-type="float">
            <text:p>48,78E-06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,00E+00</text:p>
          </table:table-cell>
          <table:table-cell office:value-type="float" office:value="0.6" calcext:value-type="float">
            <text:p>600,00E-03</text:p>
          </table:table-cell>
          <table:table-cell office:value-type="float" office:value="0.00000000002385" calcext:value-type="float">
            <text:p>23,85E-12</text:p>
          </table:table-cell>
          <table:table-cell office:value-type="float" office:value="0.000052783" calcext:value-type="float">
            <text:p>52,78E-06</text:p>
          </table:table-cell>
          <table:table-cell table:formula="of:=([.D65]-[.D63])/([.B65]-[.B63])" office:value-type="float" office:value="0.0003293" calcext:value-type="float">
            <text:p>329,30E-06</text:p>
          </table:table-cell>
          <table:table-cell/>
          <table:table-cell table:formula="of:=([.B64]-[.$B$71])*0.000342 + [.$D$71]" office:value-type="float" office:value="0.000052199" calcext:value-type="float">
            <text:p>52,20E-06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,00E+00</text:p>
          </table:table-cell>
          <table:table-cell office:value-type="float" office:value="0.61" calcext:value-type="float">
            <text:p>610,00E-03</text:p>
          </table:table-cell>
          <table:table-cell office:value-type="float" office:value="0.0000000000275" calcext:value-type="float">
            <text:p>27,50E-12</text:p>
          </table:table-cell>
          <table:table-cell office:value-type="float" office:value="0.000056095" calcext:value-type="float">
            <text:p>56,10E-06</text:p>
          </table:table-cell>
          <table:table-cell table:formula="of:=([.D66]-[.D64])/([.B66]-[.B64])" office:value-type="float" office:value="0.000326500000000002" calcext:value-type="float">
            <text:p>326,50E-06</text:p>
          </table:table-cell>
          <table:table-cell/>
          <table:table-cell table:formula="of:=([.B65]-[.$B$71])*0.000342 + [.$D$71]" office:value-type="float" office:value="0.000055619" calcext:value-type="float">
            <text:p>55,62E-06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,00E+00</text:p>
          </table:table-cell>
          <table:table-cell office:value-type="float" office:value="0.62" calcext:value-type="float">
            <text:p>620,00E-03</text:p>
          </table:table-cell>
          <table:table-cell office:value-type="float" office:value="0.0000000000338" calcext:value-type="float">
            <text:p>33,80E-12</text:p>
          </table:table-cell>
          <table:table-cell office:value-type="float" office:value="0.000059313" calcext:value-type="float">
            <text:p>59,31E-06</text:p>
          </table:table-cell>
          <table:table-cell table:formula="of:=([.D67]-[.D65])/([.B67]-[.B65])" office:value-type="float" office:value="0.00032915" calcext:value-type="float">
            <text:p>329,15E-06</text:p>
          </table:table-cell>
          <table:table-cell/>
          <table:table-cell table:formula="of:=([.B66]-[.$B$71])*0.000342 + [.$D$71]" office:value-type="float" office:value="0.000059039" calcext:value-type="float">
            <text:p>59,04E-06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,00E+00</text:p>
          </table:table-cell>
          <table:table-cell office:value-type="float" office:value="0.63" calcext:value-type="float">
            <text:p>630,00E-03</text:p>
          </table:table-cell>
          <table:table-cell office:value-type="float" office:value="0.00000000003473" calcext:value-type="float">
            <text:p>34,73E-12</text:p>
          </table:table-cell>
          <table:table-cell office:value-type="float" office:value="0.000062678" calcext:value-type="float">
            <text:p>62,68E-06</text:p>
          </table:table-cell>
          <table:table-cell table:formula="of:=([.D68]-[.D66])/([.B68]-[.B66])" office:value-type="float" office:value="0.00033265" calcext:value-type="float">
            <text:p>332,65E-06</text:p>
          </table:table-cell>
          <table:table-cell/>
          <table:table-cell table:formula="of:=([.B67]-[.$B$71])*0.000342 + [.$D$71]" office:value-type="float" office:value="0.000062459" calcext:value-type="float">
            <text:p>62,46E-06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,00E+00</text:p>
          </table:table-cell>
          <table:table-cell office:value-type="float" office:value="0.64" calcext:value-type="float">
            <text:p>640,00E-03</text:p>
          </table:table-cell>
          <table:table-cell office:value-type="float" office:value="0.00000000003638" calcext:value-type="float">
            <text:p>36,38E-12</text:p>
          </table:table-cell>
          <table:table-cell office:value-type="float" office:value="0.000065966" calcext:value-type="float">
            <text:p>65,97E-06</text:p>
          </table:table-cell>
          <table:table-cell table:formula="of:=([.D69]-[.D67])/([.B69]-[.B67])" office:value-type="float" office:value="0.000331399999999999" calcext:value-type="float">
            <text:p>331,40E-06</text:p>
          </table:table-cell>
          <table:table-cell/>
          <table:table-cell table:formula="of:=([.B68]-[.$B$71])*0.000342 + [.$D$71]" office:value-type="float" office:value="0.000065879" calcext:value-type="float">
            <text:p>65,88E-06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,00E+00</text:p>
          </table:table-cell>
          <table:table-cell office:value-type="float" office:value="0.65" calcext:value-type="float">
            <text:p>650,00E-03</text:p>
          </table:table-cell>
          <table:table-cell office:value-type="float" office:value="0.00000000003338" calcext:value-type="float">
            <text:p>33,38E-12</text:p>
          </table:table-cell>
          <table:table-cell office:value-type="float" office:value="0.000069306" calcext:value-type="float">
            <text:p>69,31E-06</text:p>
          </table:table-cell>
          <table:table-cell table:formula="of:=([.D70]-[.D68])/([.B70]-[.B68])" office:value-type="float" office:value="0.0003399" calcext:value-type="float">
            <text:p>339,90E-06</text:p>
          </table:table-cell>
          <table:table-cell/>
          <table:table-cell table:formula="of:=([.B69]-[.$B$71])*0.000342 + [.$D$71]" office:value-type="float" office:value="0.000069299" calcext:value-type="float">
            <text:p>69,30E-06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,00E+00</text:p>
          </table:table-cell>
          <table:table-cell office:value-type="float" office:value="0.66" calcext:value-type="float">
            <text:p>660,00E-03</text:p>
          </table:table-cell>
          <table:table-cell office:value-type="float" office:value="0.00000000003637" calcext:value-type="float">
            <text:p>36,37E-12</text:p>
          </table:table-cell>
          <table:table-cell office:value-type="float" office:value="0.000072764" calcext:value-type="float">
            <text:p>72,76E-06</text:p>
          </table:table-cell>
          <table:table-cell table:formula="of:=([.D71]-[.D69])/([.B71]-[.B69])" office:value-type="float" office:value="0.00034165" calcext:value-type="float">
            <text:p>341,65E-06</text:p>
          </table:table-cell>
          <table:table-cell/>
          <table:table-cell table:formula="of:=([.B70]-[.$B$71])*0.000342 + [.$D$71]" office:value-type="float" office:value="0.000072719" calcext:value-type="float">
            <text:p>72,72E-06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,00E+00</text:p>
          </table:table-cell>
          <table:table-cell office:value-type="float" office:value="0.67" calcext:value-type="float">
            <text:p>670,00E-03</text:p>
          </table:table-cell>
          <table:table-cell office:value-type="float" office:value="0.00000000003219" calcext:value-type="float">
            <text:p>32,19E-12</text:p>
          </table:table-cell>
          <table:table-cell office:value-type="float" office:value="0.000076139" calcext:value-type="float">
            <text:p>76,14E-06</text:p>
          </table:table-cell>
          <table:table-cell table:formula="of:=([.D72]-[.D70])/([.B72]-[.B70])" office:value-type="float" office:value="0.0003379" calcext:value-type="float">
            <text:p>337,90E-06</text:p>
          </table:table-cell>
          <table:table-cell office:value-type="string" calcext:value-type="string">
            <text:p>GM</text:p>
          </table:table-cell>
          <table:table-cell table:formula="of:=([.B71]-[.$B$71])*0.000342 + [.$D$71]" office:value-type="float" office:value="0.000076139" calcext:value-type="float">
            <text:p>76,14E-06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,00E+00</text:p>
          </table:table-cell>
          <table:table-cell office:value-type="float" office:value="0.68" calcext:value-type="float">
            <text:p>680,00E-03</text:p>
          </table:table-cell>
          <table:table-cell office:value-type="float" office:value="0.0000000000353" calcext:value-type="float">
            <text:p>35,30E-12</text:p>
          </table:table-cell>
          <table:table-cell office:value-type="float" office:value="0.000079522" calcext:value-type="float">
            <text:p>79,52E-06</text:p>
          </table:table-cell>
          <table:table-cell table:formula="of:=([.D73]-[.D71])/([.B73]-[.B71])" office:value-type="float" office:value="0.000341349999999999" calcext:value-type="float">
            <text:p>341,35E-06</text:p>
          </table:table-cell>
          <table:table-cell/>
          <table:table-cell table:formula="of:=([.B72]-[.$B$71])*0.000342 + [.$D$71]" office:value-type="float" office:value="0.000079559" calcext:value-type="float">
            <text:p>79,56E-06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,00E+00</text:p>
          </table:table-cell>
          <table:table-cell office:value-type="float" office:value="0.69" calcext:value-type="float">
            <text:p>690,00E-03</text:p>
          </table:table-cell>
          <table:table-cell office:value-type="float" office:value="0.0000000000467" calcext:value-type="float">
            <text:p>46,70E-12</text:p>
          </table:table-cell>
          <table:table-cell office:value-type="float" office:value="0.000082966" calcext:value-type="float">
            <text:p>82,97E-06</text:p>
          </table:table-cell>
          <table:table-cell table:formula="of:=([.D74]-[.D72])/([.B74]-[.B72])" office:value-type="float" office:value="0.00034205" calcext:value-type="float">
            <text:p>342,05E-06</text:p>
          </table:table-cell>
          <table:table-cell/>
          <table:table-cell table:formula="of:=([.B73]-[.$B$71])*0.000342 + [.$D$71]" office:value-type="float" office:value="0.000082979" calcext:value-type="float">
            <text:p>82,98E-06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,00E+00</text:p>
          </table:table-cell>
          <table:table-cell office:value-type="float" office:value="0.7" calcext:value-type="float">
            <text:p>700,00E-03</text:p>
          </table:table-cell>
          <table:table-cell office:value-type="float" office:value="0.0000000000498" calcext:value-type="float">
            <text:p>49,80E-12</text:p>
          </table:table-cell>
          <table:table-cell office:value-type="float" office:value="0.000086363" calcext:value-type="float">
            <text:p>86,36E-06</text:p>
          </table:table-cell>
          <table:table-cell table:formula="of:=([.D75]-[.D73])/([.B75]-[.B73])" office:value-type="float" office:value="0.000336800000000001" calcext:value-type="float">
            <text:p>336,80E-06</text:p>
          </table:table-cell>
          <table:table-cell/>
          <table:table-cell table:formula="of:=([.B74]-[.$B$71])*0.000342 + [.$D$71]" office:value-type="float" office:value="0.000086399" calcext:value-type="float">
            <text:p>86,40E-06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,00E+00</text:p>
          </table:table-cell>
          <table:table-cell office:value-type="float" office:value="0.71" calcext:value-type="float">
            <text:p>710,00E-03</text:p>
          </table:table-cell>
          <table:table-cell office:value-type="float" office:value="0.00000000005309" calcext:value-type="float">
            <text:p>53,09E-12</text:p>
          </table:table-cell>
          <table:table-cell office:value-type="float" office:value="0.000089702" calcext:value-type="float">
            <text:p>89,70E-06</text:p>
          </table:table-cell>
          <table:table-cell table:formula="of:=([.D76]-[.D74])/([.B76]-[.B74])" office:value-type="float" office:value="0.000334750000000001" calcext:value-type="float">
            <text:p>334,75E-06</text:p>
          </table:table-cell>
          <table:table-cell/>
          <table:table-cell table:formula="of:=([.B75]-[.$B$71])*0.000342 + [.$D$71]" office:value-type="float" office:value="0.000089819" calcext:value-type="float">
            <text:p>89,82E-06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,00E+00</text:p>
          </table:table-cell>
          <table:table-cell office:value-type="float" office:value="0.72" calcext:value-type="float">
            <text:p>720,00E-03</text:p>
          </table:table-cell>
          <table:table-cell office:value-type="float" office:value="0.0000000000575" calcext:value-type="float">
            <text:p>57,50E-12</text:p>
          </table:table-cell>
          <table:table-cell office:value-type="float" office:value="0.000093058" calcext:value-type="float">
            <text:p>93,06E-06</text:p>
          </table:table-cell>
          <table:table-cell table:formula="of:=([.D77]-[.D75])/([.B77]-[.B75])" office:value-type="float" office:value="0.0003361" calcext:value-type="float">
            <text:p>336,10E-06</text:p>
          </table:table-cell>
          <table:table-cell/>
          <table:table-cell table:formula="of:=([.B76]-[.$B$71])*0.000342 + [.$D$71]" office:value-type="float" office:value="0.000093239" calcext:value-type="float">
            <text:p>93,24E-06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,00E+00</text:p>
          </table:table-cell>
          <table:table-cell office:value-type="float" office:value="0.73" calcext:value-type="float">
            <text:p>730,00E-03</text:p>
          </table:table-cell>
          <table:table-cell office:value-type="float" office:value="0.00000000006417" calcext:value-type="float">
            <text:p>64,17E-12</text:p>
          </table:table-cell>
          <table:table-cell office:value-type="float" office:value="0.000096424" calcext:value-type="float">
            <text:p>96,42E-06</text:p>
          </table:table-cell>
          <table:table-cell table:formula="of:=([.D78]-[.D76])/([.B78]-[.B76])" office:value-type="float" office:value="0.0003323" calcext:value-type="float">
            <text:p>332,30E-06</text:p>
          </table:table-cell>
          <table:table-cell/>
          <table:table-cell table:formula="of:=([.B77]-[.$B$71])*0.000342 + [.$D$71]" office:value-type="float" office:value="0.000096659" calcext:value-type="float">
            <text:p>96,66E-06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,00E+00</text:p>
          </table:table-cell>
          <table:table-cell office:value-type="float" office:value="0.74" calcext:value-type="float">
            <text:p>740,00E-03</text:p>
          </table:table-cell>
          <table:table-cell office:value-type="float" office:value="0.00000000006254" calcext:value-type="float">
            <text:p>62,54E-12</text:p>
          </table:table-cell>
          <table:table-cell office:value-type="float" office:value="0.000099704" calcext:value-type="float">
            <text:p>99,70E-06</text:p>
          </table:table-cell>
          <table:table-cell table:formula="of:=([.D79]-[.D77])/([.B79]-[.B77])" office:value-type="float" office:value="0.000326449999999999" calcext:value-type="float">
            <text:p>326,45E-06</text:p>
          </table:table-cell>
          <table:table-cell/>
          <table:table-cell table:formula="of:=([.B78]-[.$B$71])*0.000342 + [.$D$71]" office:value-type="float" office:value="0.000100079" calcext:value-type="float">
            <text:p>100,08E-06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,00E+00</text:p>
          </table:table-cell>
          <table:table-cell office:value-type="float" office:value="0.75" calcext:value-type="float">
            <text:p>750,00E-03</text:p>
          </table:table-cell>
          <table:table-cell office:value-type="float" office:value="0.00000000006664" calcext:value-type="float">
            <text:p>66,64E-12</text:p>
          </table:table-cell>
          <table:table-cell office:value-type="float" office:value="0.000102953" calcext:value-type="float">
            <text:p>102,95E-06</text:p>
          </table:table-cell>
          <table:table-cell table:formula="of:=([.D80]-[.D78])/([.B80]-[.B78])" office:value-type="float" office:value="0.0003297" calcext:value-type="float">
            <text:p>329,70E-06</text:p>
          </table:table-cell>
          <table:table-cell/>
          <table:table-cell table:formula="of:=([.B79]-[.$B$71])*0.000342 + [.$D$71]" office:value-type="float" office:value="0.000103499" calcext:value-type="float">
            <text:p>103,50E-06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,00E+00</text:p>
          </table:table-cell>
          <table:table-cell office:value-type="float" office:value="0.76" calcext:value-type="float">
            <text:p>760,00E-03</text:p>
          </table:table-cell>
          <table:table-cell office:value-type="float" office:value="0.00000000007501" calcext:value-type="float">
            <text:p>75,01E-12</text:p>
          </table:table-cell>
          <table:table-cell office:value-type="float" office:value="0.000106298" calcext:value-type="float">
            <text:p>106,30E-06</text:p>
          </table:table-cell>
          <table:table-cell table:formula="of:=([.D81]-[.D79])/([.B81]-[.B79])" office:value-type="float" office:value="0.0003317" calcext:value-type="float">
            <text:p>331,70E-06</text:p>
          </table:table-cell>
          <table:table-cell/>
          <table:table-cell table:formula="of:=([.B80]-[.$B$71])*0.000342 + [.$D$71]" office:value-type="float" office:value="0.000106919" calcext:value-type="float">
            <text:p>106,92E-06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,00E+00</text:p>
          </table:table-cell>
          <table:table-cell office:value-type="float" office:value="0.77" calcext:value-type="float">
            <text:p>770,00E-03</text:p>
          </table:table-cell>
          <table:table-cell office:value-type="float" office:value="0.00000000008307" calcext:value-type="float">
            <text:p>83,07E-12</text:p>
          </table:table-cell>
          <table:table-cell office:value-type="float" office:value="0.000109587" calcext:value-type="float">
            <text:p>109,59E-06</text:p>
          </table:table-cell>
          <table:table-cell table:formula="of:=([.D82]-[.D80])/([.B82]-[.B80])" office:value-type="float" office:value="0.00031985" calcext:value-type="float">
            <text:p>319,85E-06</text:p>
          </table:table-cell>
          <table:table-cell/>
          <table:table-cell table:formula="of:=([.B81]-[.$B$71])*0.000342 + [.$D$71]" office:value-type="float" office:value="0.000110339" calcext:value-type="float">
            <text:p>110,34E-06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,00E+00</text:p>
          </table:table-cell>
          <table:table-cell office:value-type="float" office:value="0.78" calcext:value-type="float">
            <text:p>780,00E-03</text:p>
          </table:table-cell>
          <table:table-cell office:value-type="float" office:value="0.00000000008348" calcext:value-type="float">
            <text:p>83,48E-12</text:p>
          </table:table-cell>
          <table:table-cell office:value-type="float" office:value="0.000112695" calcext:value-type="float">
            <text:p>112,70E-06</text:p>
          </table:table-cell>
          <table:table-cell table:formula="of:=([.D83]-[.D81])/([.B83]-[.B81])" office:value-type="float" office:value="0.00031515" calcext:value-type="float">
            <text:p>315,15E-06</text:p>
          </table:table-cell>
          <table:table-cell/>
          <table:table-cell table:formula="of:=([.B82]-[.$B$71])*0.000342 + [.$D$71]" office:value-type="float" office:value="0.000113759" calcext:value-type="float">
            <text:p>113,76E-06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,00E+00</text:p>
          </table:table-cell>
          <table:table-cell office:value-type="float" office:value="0.79" calcext:value-type="float">
            <text:p>790,00E-03</text:p>
          </table:table-cell>
          <table:table-cell office:value-type="float" office:value="0.00000000008051" calcext:value-type="float">
            <text:p>80,51E-12</text:p>
          </table:table-cell>
          <table:table-cell office:value-type="float" office:value="0.00011589" calcext:value-type="float">
            <text:p>115,89E-06</text:p>
          </table:table-cell>
          <table:table-cell table:formula="of:=([.D84]-[.D82])/([.B84]-[.B82])" office:value-type="float" office:value="0.00031775" calcext:value-type="float">
            <text:p>317,75E-06</text:p>
          </table:table-cell>
          <table:table-cell/>
          <table:table-cell table:formula="of:=([.B83]-[.$B$71])*0.000342 + [.$D$71]" office:value-type="float" office:value="0.000117179" calcext:value-type="float">
            <text:p>117,18E-0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,00E+00</text:p>
          </table:table-cell>
          <table:table-cell office:value-type="float" office:value="0.8" calcext:value-type="float">
            <text:p>800,00E-03</text:p>
          </table:table-cell>
          <table:table-cell office:value-type="float" office:value="0.00000000009567" calcext:value-type="float">
            <text:p>95,67E-12</text:p>
          </table:table-cell>
          <table:table-cell office:value-type="float" office:value="0.00011905" calcext:value-type="float">
            <text:p>119,05E-06</text:p>
          </table:table-cell>
          <table:table-cell table:formula="of:=([.D85]-[.D83])/([.B85]-[.B83])" office:value-type="float" office:value="0.0003165" calcext:value-type="float">
            <text:p>316,50E-06</text:p>
          </table:table-cell>
          <table:table-cell/>
          <table:table-cell table:formula="of:=([.B84]-[.$B$71])*0.000342 + [.$D$71]" office:value-type="float" office:value="0.000120599" calcext:value-type="float">
            <text:p>120,60E-06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,00E+00</text:p>
          </table:table-cell>
          <table:table-cell office:value-type="float" office:value="0.81" calcext:value-type="float">
            <text:p>810,00E-03</text:p>
          </table:table-cell>
          <table:table-cell office:value-type="float" office:value="0.00000000009928" calcext:value-type="float">
            <text:p>99,28E-12</text:p>
          </table:table-cell>
          <table:table-cell office:value-type="float" office:value="0.00012222" calcext:value-type="float">
            <text:p>122,22E-06</text:p>
          </table:table-cell>
          <table:table-cell table:formula="of:=([.D86]-[.D84])/([.B86]-[.B84])" office:value-type="float" office:value="0.000320999999999999" calcext:value-type="float">
            <text:p>321,00E-06</text:p>
          </table:table-cell>
          <table:table-cell/>
          <table:table-cell table:formula="of:=([.B85]-[.$B$71])*0.000342 + [.$D$71]" office:value-type="float" office:value="0.000124019" calcext:value-type="float">
            <text:p>124,02E-06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,00E+00</text:p>
          </table:table-cell>
          <table:table-cell office:value-type="float" office:value="0.82" calcext:value-type="float">
            <text:p>820,00E-03</text:p>
          </table:table-cell>
          <table:table-cell office:value-type="float" office:value="0.00000000010972" calcext:value-type="float">
            <text:p>109,72E-12</text:p>
          </table:table-cell>
          <table:table-cell office:value-type="float" office:value="0.00012547" calcext:value-type="float">
            <text:p>125,47E-06</text:p>
          </table:table-cell>
          <table:table-cell table:formula="of:=([.D87]-[.D85])/([.B87]-[.B85])" office:value-type="float" office:value="0.000315499999999999" calcext:value-type="float">
            <text:p>315,50E-06</text:p>
          </table:table-cell>
          <table:table-cell/>
          <table:table-cell table:formula="of:=([.B86]-[.$B$71])*0.000342 + [.$D$71]" office:value-type="float" office:value="0.000127439" calcext:value-type="float">
            <text:p>127,44E-06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,00E+00</text:p>
          </table:table-cell>
          <table:table-cell office:value-type="float" office:value="0.83" calcext:value-type="float">
            <text:p>830,00E-03</text:p>
          </table:table-cell>
          <table:table-cell office:value-type="float" office:value="0.00000000011624" calcext:value-type="float">
            <text:p>116,24E-12</text:p>
          </table:table-cell>
          <table:table-cell office:value-type="float" office:value="0.00012853" calcext:value-type="float">
            <text:p>128,53E-06</text:p>
          </table:table-cell>
          <table:table-cell table:formula="of:=([.D88]-[.D86])/([.B88]-[.B86])" office:value-type="float" office:value="0.000304500000000001" calcext:value-type="float">
            <text:p>304,50E-06</text:p>
          </table:table-cell>
          <table:table-cell/>
          <table:table-cell table:formula="of:=([.B87]-[.$B$71])*0.000342 + [.$D$71]" office:value-type="float" office:value="0.000130859" calcext:value-type="float">
            <text:p>130,86E-06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,00E+00</text:p>
          </table:table-cell>
          <table:table-cell office:value-type="float" office:value="0.84" calcext:value-type="float">
            <text:p>840,00E-03</text:p>
          </table:table-cell>
          <table:table-cell office:value-type="float" office:value="0.00000000012671" calcext:value-type="float">
            <text:p>126,71E-12</text:p>
          </table:table-cell>
          <table:table-cell office:value-type="float" office:value="0.00013156" calcext:value-type="float">
            <text:p>131,56E-06</text:p>
          </table:table-cell>
          <table:table-cell table:formula="of:=([.D89]-[.D87])/([.B89]-[.B87])" office:value-type="float" office:value="0.000300500000000002" calcext:value-type="float">
            <text:p>300,50E-06</text:p>
          </table:table-cell>
          <table:table-cell/>
          <table:table-cell table:formula="of:=([.B88]-[.$B$71])*0.000342 + [.$D$71]" office:value-type="float" office:value="0.000134279" calcext:value-type="float">
            <text:p>134,28E-06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,00E+00</text:p>
          </table:table-cell>
          <table:table-cell office:value-type="float" office:value="0.85" calcext:value-type="float">
            <text:p>850,00E-03</text:p>
          </table:table-cell>
          <table:table-cell office:value-type="float" office:value="0.00000000012664" calcext:value-type="float">
            <text:p>126,64E-12</text:p>
          </table:table-cell>
          <table:table-cell office:value-type="float" office:value="0.00013454" calcext:value-type="float">
            <text:p>134,54E-06</text:p>
          </table:table-cell>
          <table:table-cell table:formula="of:=([.D90]-[.D88])/([.B90]-[.B88])" office:value-type="float" office:value="0.0003025" calcext:value-type="float">
            <text:p>302,50E-06</text:p>
          </table:table-cell>
          <table:table-cell/>
          <table:table-cell table:formula="of:=([.B89]-[.$B$71])*0.000342 + [.$D$71]" office:value-type="float" office:value="0.000137699" calcext:value-type="float">
            <text:p>137,70E-06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,00E+00</text:p>
          </table:table-cell>
          <table:table-cell office:value-type="float" office:value="0.86" calcext:value-type="float">
            <text:p>860,00E-03</text:p>
          </table:table-cell>
          <table:table-cell office:value-type="float" office:value="0.00000000013985" calcext:value-type="float">
            <text:p>139,85E-12</text:p>
          </table:table-cell>
          <table:table-cell office:value-type="float" office:value="0.00013761" calcext:value-type="float">
            <text:p>137,61E-06</text:p>
          </table:table-cell>
          <table:table-cell table:formula="of:=([.D91]-[.D89])/([.B91]-[.B89])" office:value-type="float" office:value="0.0002975" calcext:value-type="float">
            <text:p>297,50E-06</text:p>
          </table:table-cell>
          <table:table-cell/>
          <table:table-cell table:formula="of:=([.B90]-[.$B$71])*0.000342 + [.$D$71]" office:value-type="float" office:value="0.000141119" calcext:value-type="float">
            <text:p>141,12E-06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,00E+00</text:p>
          </table:table-cell>
          <table:table-cell office:value-type="float" office:value="0.87" calcext:value-type="float">
            <text:p>870,00E-03</text:p>
          </table:table-cell>
          <table:table-cell office:value-type="float" office:value="0.00000000014247" calcext:value-type="float">
            <text:p>142,47E-12</text:p>
          </table:table-cell>
          <table:table-cell office:value-type="float" office:value="0.00014049" calcext:value-type="float">
            <text:p>140,49E-06</text:p>
          </table:table-cell>
          <table:table-cell table:formula="of:=([.D92]-[.D90])/([.B92]-[.B90])" office:value-type="float" office:value="0.0002875" calcext:value-type="float">
            <text:p>287,50E-06</text:p>
          </table:table-cell>
          <table:table-cell/>
          <table:table-cell table:formula="of:=([.B91]-[.$B$71])*0.000342 + [.$D$71]" office:value-type="float" office:value="0.000144539" calcext:value-type="float">
            <text:p>144,54E-06</text:p>
          </table:table-cell>
          <table:table-cell table:number-columns-repeated="1017"/>
        </table:table-row>
        <table:table-row table:style-name="ro1">
          <table:table-cell office:value-type="float" office:value="89" calcext:value-type="float">
            <text:p>89,00E+00</text:p>
          </table:table-cell>
          <table:table-cell office:value-type="float" office:value="0.88" calcext:value-type="float">
            <text:p>880,00E-03</text:p>
          </table:table-cell>
          <table:table-cell office:value-type="float" office:value="0.00000000015238" calcext:value-type="float">
            <text:p>152,38E-12</text:p>
          </table:table-cell>
          <table:table-cell office:value-type="float" office:value="0.00014336" calcext:value-type="float">
            <text:p>143,36E-06</text:p>
          </table:table-cell>
          <table:table-cell table:formula="of:=([.D93]-[.D91])/([.B93]-[.B91])" office:value-type="float" office:value="0.0002855" calcext:value-type="float">
            <text:p>285,50E-06</text:p>
          </table:table-cell>
          <table:table-cell/>
          <table:table-cell table:formula="of:=([.B92]-[.$B$71])*0.000342 + [.$D$71]" office:value-type="float" office:value="0.000147959" calcext:value-type="float">
            <text:p>147,96E-06</text:p>
          </table:table-cell>
          <table:table-cell table:number-columns-repeated="1017"/>
        </table:table-row>
        <table:table-row table:style-name="ro1">
          <table:table-cell office:value-type="float" office:value="90" calcext:value-type="float">
            <text:p>90,00E+00</text:p>
          </table:table-cell>
          <table:table-cell office:value-type="float" office:value="0.89" calcext:value-type="float">
            <text:p>890,00E-03</text:p>
          </table:table-cell>
          <table:table-cell office:value-type="float" office:value="0.00000000016138" calcext:value-type="float">
            <text:p>161,38E-12</text:p>
          </table:table-cell>
          <table:table-cell office:value-type="float" office:value="0.0001462" calcext:value-type="float">
            <text:p>146,20E-06</text:p>
          </table:table-cell>
          <table:table-cell table:formula="of:=([.D94]-[.D92])/([.B94]-[.B92])" office:value-type="float" office:value="0.000283999999999999" calcext:value-type="float">
            <text:p>284,00E-06</text:p>
          </table:table-cell>
          <table:table-cell/>
          <table:table-cell table:formula="of:=([.B93]-[.$B$71])*0.000342 + [.$D$71]" office:value-type="float" office:value="0.000151379" calcext:value-type="float">
            <text:p>151,38E-06</text:p>
          </table:table-cell>
          <table:table-cell table:number-columns-repeated="1017"/>
        </table:table-row>
        <table:table-row table:style-name="ro1">
          <table:table-cell office:value-type="float" office:value="91" calcext:value-type="float">
            <text:p>91,00E+00</text:p>
          </table:table-cell>
          <table:table-cell office:value-type="float" office:value="0.9" calcext:value-type="float">
            <text:p>900,00E-03</text:p>
          </table:table-cell>
          <table:table-cell office:value-type="float" office:value="0.00000000016988" calcext:value-type="float">
            <text:p>169,88E-12</text:p>
          </table:table-cell>
          <table:table-cell office:value-type="float" office:value="0.00014904" calcext:value-type="float">
            <text:p>149,04E-06</text:p>
          </table:table-cell>
          <table:table-cell table:formula="of:=([.D95]-[.D93])/([.B95]-[.B93])" office:value-type="float" office:value="0.000285" calcext:value-type="float">
            <text:p>285,00E-06</text:p>
          </table:table-cell>
          <table:table-cell/>
          <table:table-cell table:formula="of:=([.B94]-[.$B$71])*0.000342 + [.$D$71]" office:value-type="float" office:value="0.000154799" calcext:value-type="float">
            <text:p>154,80E-06</text:p>
          </table:table-cell>
          <table:table-cell table:number-columns-repeated="1017"/>
        </table:table-row>
        <table:table-row table:style-name="ro1">
          <table:table-cell office:value-type="float" office:value="92" calcext:value-type="float">
            <text:p>92,00E+00</text:p>
          </table:table-cell>
          <table:table-cell office:value-type="float" office:value="0.91" calcext:value-type="float">
            <text:p>910,00E-03</text:p>
          </table:table-cell>
          <table:table-cell office:value-type="float" office:value="0.00000000018317" calcext:value-type="float">
            <text:p>183,17E-12</text:p>
          </table:table-cell>
          <table:table-cell office:value-type="float" office:value="0.0001519" calcext:value-type="float">
            <text:p>151,90E-06</text:p>
          </table:table-cell>
          <table:table-cell table:formula="of:=([.D96]-[.D94])/([.B96]-[.B94])" office:value-type="float" office:value="0.000281000000000001" calcext:value-type="float">
            <text:p>281,00E-06</text:p>
          </table:table-cell>
          <table:table-cell/>
          <table:table-cell table:formula="of:=([.B95]-[.$B$71])*0.000342 + [.$D$71]" office:value-type="float" office:value="0.000158219" calcext:value-type="float">
            <text:p>158,22E-06</text:p>
          </table:table-cell>
          <table:table-cell table:number-columns-repeated="1017"/>
        </table:table-row>
        <table:table-row table:style-name="ro1">
          <table:table-cell office:value-type="float" office:value="93" calcext:value-type="float">
            <text:p>93,00E+00</text:p>
          </table:table-cell>
          <table:table-cell office:value-type="float" office:value="0.92" calcext:value-type="float">
            <text:p>920,00E-03</text:p>
          </table:table-cell>
          <table:table-cell office:value-type="float" office:value="0.00000000019364" calcext:value-type="float">
            <text:p>193,64E-12</text:p>
          </table:table-cell>
          <table:table-cell office:value-type="float" office:value="0.00015466" calcext:value-type="float">
            <text:p>154,66E-06</text:p>
          </table:table-cell>
          <table:table-cell table:formula="of:=([.D97]-[.D95])/([.B97]-[.B95])" office:value-type="float" office:value="0.000275499999999999" calcext:value-type="float">
            <text:p>275,50E-06</text:p>
          </table:table-cell>
          <table:table-cell/>
          <table:table-cell table:formula="of:=([.B96]-[.$B$71])*0.000342 + [.$D$71]" office:value-type="float" office:value="0.000161639" calcext:value-type="float">
            <text:p>161,64E-06</text:p>
          </table:table-cell>
          <table:table-cell table:number-columns-repeated="1017"/>
        </table:table-row>
        <table:table-row table:style-name="ro1">
          <table:table-cell office:value-type="float" office:value="94" calcext:value-type="float">
            <text:p>94,00E+00</text:p>
          </table:table-cell>
          <table:table-cell office:value-type="float" office:value="0.93" calcext:value-type="float">
            <text:p>930,00E-03</text:p>
          </table:table-cell>
          <table:table-cell office:value-type="float" office:value="0.00000000020682" calcext:value-type="float">
            <text:p>206,82E-12</text:p>
          </table:table-cell>
          <table:table-cell office:value-type="float" office:value="0.00015741" calcext:value-type="float">
            <text:p>157,41E-06</text:p>
          </table:table-cell>
          <table:table-cell table:formula="of:=([.D98]-[.D96])/([.B98]-[.B96])" office:value-type="float" office:value="0.000265999999999999" calcext:value-type="float">
            <text:p>266,00E-06</text:p>
          </table:table-cell>
          <table:table-cell/>
          <table:table-cell table:formula="of:=([.B97]-[.$B$71])*0.000342 + [.$D$71]" office:value-type="float" office:value="0.000165059" calcext:value-type="float">
            <text:p>165,06E-06</text:p>
          </table:table-cell>
          <table:table-cell table:number-columns-repeated="1017"/>
        </table:table-row>
        <table:table-row table:style-name="ro1">
          <table:table-cell office:value-type="float" office:value="95" calcext:value-type="float">
            <text:p>95,00E+00</text:p>
          </table:table-cell>
          <table:table-cell office:value-type="float" office:value="0.94" calcext:value-type="float">
            <text:p>940,00E-03</text:p>
          </table:table-cell>
          <table:table-cell office:value-type="float" office:value="0.00000000022331" calcext:value-type="float">
            <text:p>223,31E-12</text:p>
          </table:table-cell>
          <table:table-cell office:value-type="float" office:value="0.00015998" calcext:value-type="float">
            <text:p>159,98E-06</text:p>
          </table:table-cell>
          <table:table-cell table:formula="of:=([.D99]-[.D97])/([.B99]-[.B97])" office:value-type="float" office:value="0.000267499999999999" calcext:value-type="float">
            <text:p>267,50E-06</text:p>
          </table:table-cell>
          <table:table-cell/>
          <table:table-cell table:formula="of:=([.B98]-[.$B$71])*0.000342 + [.$D$71]" office:value-type="float" office:value="0.000168479" calcext:value-type="float">
            <text:p>168,48E-06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,00E+00</text:p>
          </table:table-cell>
          <table:table-cell office:value-type="float" office:value="0.95" calcext:value-type="float">
            <text:p>950,00E-03</text:p>
          </table:table-cell>
          <table:table-cell office:value-type="float" office:value="0.00000000023583" calcext:value-type="float">
            <text:p>235,83E-12</text:p>
          </table:table-cell>
          <table:table-cell office:value-type="float" office:value="0.00016276" calcext:value-type="float">
            <text:p>162,76E-06</text:p>
          </table:table-cell>
          <table:table-cell table:formula="of:=([.D100]-[.D98])/([.B100]-[.B98])" office:value-type="float" office:value="0.000269500000000001" calcext:value-type="float">
            <text:p>269,50E-06</text:p>
          </table:table-cell>
          <table:table-cell/>
          <table:table-cell table:formula="of:=([.B99]-[.$B$71])*0.000342 + [.$D$71]" office:value-type="float" office:value="0.000171899" calcext:value-type="float">
            <text:p>171,90E-06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,00E+00</text:p>
          </table:table-cell>
          <table:table-cell office:value-type="float" office:value="0.96" calcext:value-type="float">
            <text:p>960,00E-03</text:p>
          </table:table-cell>
          <table:table-cell office:value-type="float" office:value="0.00000000025068" calcext:value-type="float">
            <text:p>250,68E-12</text:p>
          </table:table-cell>
          <table:table-cell office:value-type="float" office:value="0.00016537" calcext:value-type="float">
            <text:p>165,37E-06</text:p>
          </table:table-cell>
          <table:table-cell table:formula="of:=([.D101]-[.D99])/([.B101]-[.B99])" office:value-type="float" office:value="0.000256000000000001" calcext:value-type="float">
            <text:p>256,00E-06</text:p>
          </table:table-cell>
          <table:table-cell/>
          <table:table-cell table:formula="of:=([.B100]-[.$B$71])*0.000342 + [.$D$71]" office:value-type="float" office:value="0.000175319" calcext:value-type="float">
            <text:p>175,32E-06</text:p>
          </table:table-cell>
          <table:table-cell table:number-columns-repeated="1017"/>
        </table:table-row>
        <table:table-row table:style-name="ro1">
          <table:table-cell office:value-type="float" office:value="98" calcext:value-type="float">
            <text:p>98,00E+00</text:p>
          </table:table-cell>
          <table:table-cell office:value-type="float" office:value="0.97" calcext:value-type="float">
            <text:p>970,00E-03</text:p>
          </table:table-cell>
          <table:table-cell office:value-type="float" office:value="0.00000000026197" calcext:value-type="float">
            <text:p>261,97E-12</text:p>
          </table:table-cell>
          <table:table-cell office:value-type="float" office:value="0.00016788" calcext:value-type="float">
            <text:p>167,88E-06</text:p>
          </table:table-cell>
          <table:table-cell table:formula="of:=([.D102]-[.D100])/([.B102]-[.B100])" office:value-type="float" office:value="0.000249500000000001" calcext:value-type="float">
            <text:p>249,50E-06</text:p>
          </table:table-cell>
          <table:table-cell/>
          <table:table-cell table:formula="of:=([.B101]-[.$B$71])*0.000342 + [.$D$71]" office:value-type="float" office:value="0.000178739" calcext:value-type="float">
            <text:p>178,74E-06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,00E+00</text:p>
          </table:table-cell>
          <table:table-cell office:value-type="float" office:value="0.98" calcext:value-type="float">
            <text:p>980,00E-03</text:p>
          </table:table-cell>
          <table:table-cell office:value-type="float" office:value="0.00000000028051" calcext:value-type="float">
            <text:p>280,51E-12</text:p>
          </table:table-cell>
          <table:table-cell office:value-type="float" office:value="0.00017036" calcext:value-type="float">
            <text:p>170,36E-06</text:p>
          </table:table-cell>
          <table:table-cell table:formula="of:=([.D103]-[.D101])/([.B103]-[.B101])" office:value-type="float" office:value="0.0002455" calcext:value-type="float">
            <text:p>245,50E-06</text:p>
          </table:table-cell>
          <table:table-cell/>
          <table:table-cell table:formula="of:=([.B102]-[.$B$71])*0.000342 + [.$D$71]" office:value-type="float" office:value="0.000182159" calcext:value-type="float">
            <text:p>182,16E-06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,00E+00</text:p>
          </table:table-cell>
          <table:table-cell office:value-type="float" office:value="0.99" calcext:value-type="float">
            <text:p>990,00E-03</text:p>
          </table:table-cell>
          <table:table-cell office:value-type="float" office:value="0.00000000029314" calcext:value-type="float">
            <text:p>293,14E-12</text:p>
          </table:table-cell>
          <table:table-cell office:value-type="float" office:value="0.00017279" calcext:value-type="float">
            <text:p>172,79E-06</text:p>
          </table:table-cell>
          <table:table-cell table:formula="of:=([.D104]-[.D102])/([.B104]-[.B102])" office:value-type="float" office:value="0.000247499999999999" calcext:value-type="float">
            <text:p>247,50E-06</text:p>
          </table:table-cell>
          <table:table-cell/>
          <table:table-cell table:formula="of:=([.B103]-[.$B$71])*0.000342 + [.$D$71]" office:value-type="float" office:value="0.000185579" calcext:value-type="float">
            <text:p>185,58E-06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0.00000000030475" calcext:value-type="float">
            <text:p>304,75E-12</text:p>
          </table:table-cell>
          <table:table-cell office:value-type="float" office:value="0.00017531" calcext:value-type="float">
            <text:p>175,31E-06</text:p>
          </table:table-cell>
          <table:table-cell table:number-columns-repeated="2"/>
          <table:table-cell table:formula="of:=([.B104]-[.$B$71])*0.000342 + [.$D$71]" office:value-type="float" office:value="0.000188999" calcext:value-type="float">
            <text:p>189,00E-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office:value-type="string" calcext:value-type="string">
            <text:p>Max =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MAX([.E5:.E103])" office:value-type="float" office:value="0.00034205" calcext:value-type="float">
            <text:p>342,05E-06</text:p>
          </table:table-cell>
          <table:table-cell table:number-columns-repeated="1019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DSOI8-38" table:style-name="ta1">
        <table:shapes>
          <draw:frame draw:z-index="0" draw:style-name="gr1" draw:text-style-name="P1" svg:width="159.99mm" svg:height="89.99mm" svg:x="127.79mm" svg:y="0mm">
            <loext:p draw:notify-on-update-of-ranges="'FDSOI8-38'.B4:'FDSOI8-38'.B104 'FDSOI8-38'.D3:'FDSOI8-38'.D3 'FDSOI8-38'.D4:'FDSOI8-38'.D104 'FDSOI8-38'.B4:'FDSOI8-38'.B104 'FDSOI8-38'.E3:'FDSOI8-38'.E3 'FDSOI8-38'.E4:'FDSOI8-38'.E10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g (V)</text:p>
          </table:table-cell>
          <table:table-cell office:value-type="string" calcext:value-type="string">
            <text:p>Ig (A)</text:p>
          </table:table-cell>
          <table:table-cell office:value-type="string" calcext:value-type="string">
            <text:p>Id (A)</text:p>
          </table:table-cell>
          <table:table-cell office:value-type="string" calcext:value-type="string">
            <text:p>d(Id)/d(Vg) (S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office:value-type="float" office:value="-0.0000030791" calcext:value-type="float">
            <text:p>-3,08E-06</text:p>
          </table:table-cell>
          <table:table-cell office:value-type="float" office:value="0.000015673" calcext:value-type="float">
            <text:p>15,67E-0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,00E+00</text:p>
          </table:table-cell>
          <table:table-cell office:value-type="float" office:value="0.01" calcext:value-type="float">
            <text:p>10,00E-03</text:p>
          </table:table-cell>
          <table:table-cell office:value-type="float" office:value="-0.0000026913" calcext:value-type="float">
            <text:p>-2,69E-06</text:p>
          </table:table-cell>
          <table:table-cell office:value-type="float" office:value="0.00001533" calcext:value-type="float">
            <text:p>15,33E-06</text:p>
          </table:table-cell>
          <table:table-cell table:formula="of:=([.D6]-[.D4])/([.B6]-[.B4])" office:value-type="float" office:value="-0.0000324499999999999" calcext:value-type="float">
            <text:p>-32,45E-0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,00E+00</text:p>
          </table:table-cell>
          <table:table-cell office:value-type="float" office:value="0.02" calcext:value-type="float">
            <text:p>20,00E-03</text:p>
          </table:table-cell>
          <table:table-cell office:value-type="float" office:value="-0.0000023173" calcext:value-type="float">
            <text:p>-2,32E-06</text:p>
          </table:table-cell>
          <table:table-cell office:value-type="float" office:value="0.000015024" calcext:value-type="float">
            <text:p>15,02E-06</text:p>
          </table:table-cell>
          <table:table-cell table:formula="of:=([.D7]-[.D5])/([.B7]-[.B5])" office:value-type="float" office:value="-0.00003135" calcext:value-type="float">
            <text:p>-31,35E-0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,00E+00</text:p>
          </table:table-cell>
          <table:table-cell office:value-type="float" office:value="0.03" calcext:value-type="float">
            <text:p>30,00E-03</text:p>
          </table:table-cell>
          <table:table-cell office:value-type="float" office:value="-0.0000019565" calcext:value-type="float">
            <text:p>-1,96E-06</text:p>
          </table:table-cell>
          <table:table-cell office:value-type="float" office:value="0.000014703" calcext:value-type="float">
            <text:p>14,70E-06</text:p>
          </table:table-cell>
          <table:table-cell table:formula="of:=([.D8]-[.D6])/([.B8]-[.B6])" office:value-type="float" office:value="-0.0000280500000000001" calcext:value-type="float">
            <text:p>-28,05E-06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,00E+00</text:p>
          </table:table-cell>
          <table:table-cell office:value-type="float" office:value="0.04" calcext:value-type="float">
            <text:p>40,00E-03</text:p>
          </table:table-cell>
          <table:table-cell office:value-type="float" office:value="-0.0000015993" calcext:value-type="float">
            <text:p>-1,60E-06</text:p>
          </table:table-cell>
          <table:table-cell office:value-type="float" office:value="0.000014463" calcext:value-type="float">
            <text:p>14,46E-06</text:p>
          </table:table-cell>
          <table:table-cell table:formula="of:=([.D9]-[.D7])/([.B9]-[.B7])" office:value-type="float" office:value="-0.0000268999999999999" calcext:value-type="float">
            <text:p>-26,90E-06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,00E+00</text:p>
          </table:table-cell>
          <table:table-cell office:value-type="float" office:value="0.05" calcext:value-type="float">
            <text:p>50,00E-03</text:p>
          </table:table-cell>
          <table:table-cell office:value-type="float" office:value="-0.0000012437" calcext:value-type="float">
            <text:p>-1,24E-06</text:p>
          </table:table-cell>
          <table:table-cell office:value-type="float" office:value="0.000014165" calcext:value-type="float">
            <text:p>14,17E-06</text:p>
          </table:table-cell>
          <table:table-cell table:formula="of:=([.D10]-[.D8])/([.B10]-[.B8])" office:value-type="float" office:value="-0.0000305" calcext:value-type="float">
            <text:p>-30,50E-06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,00E+00</text:p>
          </table:table-cell>
          <table:table-cell office:value-type="float" office:value="0.06" calcext:value-type="float">
            <text:p>60,00E-03</text:p>
          </table:table-cell>
          <table:table-cell office:value-type="float" office:value="-0.00000089645" calcext:value-type="float">
            <text:p>-896,45E-09</text:p>
          </table:table-cell>
          <table:table-cell office:value-type="float" office:value="0.000013853" calcext:value-type="float">
            <text:p>13,85E-06</text:p>
          </table:table-cell>
          <table:table-cell table:formula="of:=([.D11]-[.D9])/([.B11]-[.B9])" office:value-type="float" office:value="-0.0000333" calcext:value-type="float">
            <text:p>-33,30E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,00E+00</text:p>
          </table:table-cell>
          <table:table-cell office:value-type="float" office:value="0.07" calcext:value-type="float">
            <text:p>70,00E-03</text:p>
          </table:table-cell>
          <table:table-cell office:value-type="float" office:value="-0.00000055233" calcext:value-type="float">
            <text:p>-552,33E-09</text:p>
          </table:table-cell>
          <table:table-cell office:value-type="float" office:value="0.000013499" calcext:value-type="float">
            <text:p>13,50E-06</text:p>
          </table:table-cell>
          <table:table-cell table:formula="of:=([.D12]-[.D10])/([.B12]-[.B10])" office:value-type="float" office:value="-0.00003285" calcext:value-type="float">
            <text:p>-32,85E-0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,00E+00</text:p>
          </table:table-cell>
          <table:table-cell office:value-type="float" office:value="0.08" calcext:value-type="float">
            <text:p>80,00E-03</text:p>
          </table:table-cell>
          <table:table-cell office:value-type="float" office:value="-0.00000020087" calcext:value-type="float">
            <text:p>-200,87E-09</text:p>
          </table:table-cell>
          <table:table-cell office:value-type="float" office:value="0.000013196" calcext:value-type="float">
            <text:p>13,20E-06</text:p>
          </table:table-cell>
          <table:table-cell table:formula="of:=([.D13]-[.D11])/([.B13]-[.B11])" office:value-type="float" office:value="-0.0000305500000000001" calcext:value-type="float">
            <text:p>-30,55E-06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,00E+00</text:p>
          </table:table-cell>
          <table:table-cell office:value-type="float" office:value="0.09" calcext:value-type="float">
            <text:p>90,00E-03</text:p>
          </table:table-cell>
          <table:table-cell office:value-type="float" office:value="0.00000014753" calcext:value-type="float">
            <text:p>147,53E-09</text:p>
          </table:table-cell>
          <table:table-cell office:value-type="float" office:value="0.000012888" calcext:value-type="float">
            <text:p>12,89E-06</text:p>
          </table:table-cell>
          <table:table-cell table:formula="of:=([.D14]-[.D12])/([.B14]-[.B12])" office:value-type="float" office:value="-0.00002985" calcext:value-type="float">
            <text:p>-29,85E-0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,00E+00</text:p>
          </table:table-cell>
          <table:table-cell office:value-type="float" office:value="0.1" calcext:value-type="float">
            <text:p>100,00E-03</text:p>
          </table:table-cell>
          <table:table-cell office:value-type="float" office:value="0.00000049752" calcext:value-type="float">
            <text:p>497,52E-09</text:p>
          </table:table-cell>
          <table:table-cell office:value-type="float" office:value="0.000012599" calcext:value-type="float">
            <text:p>12,60E-06</text:p>
          </table:table-cell>
          <table:table-cell table:formula="of:=([.D15]-[.D13])/([.B15]-[.B13])" office:value-type="float" office:value="-0.0000297" calcext:value-type="float">
            <text:p>-29,70E-06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,00E+00</text:p>
          </table:table-cell>
          <table:table-cell office:value-type="float" office:value="0.11" calcext:value-type="float">
            <text:p>110,00E-03</text:p>
          </table:table-cell>
          <table:table-cell office:value-type="float" office:value="0.00000084858" calcext:value-type="float">
            <text:p>848,58E-09</text:p>
          </table:table-cell>
          <table:table-cell office:value-type="float" office:value="0.000012294" calcext:value-type="float">
            <text:p>12,29E-06</text:p>
          </table:table-cell>
          <table:table-cell table:formula="of:=([.D16]-[.D14])/([.B16]-[.B14])" office:value-type="float" office:value="-0.0000317499999999999" calcext:value-type="float">
            <text:p>-31,75E-0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,00E+00</text:p>
          </table:table-cell>
          <table:table-cell office:value-type="float" office:value="0.12" calcext:value-type="float">
            <text:p>120,00E-03</text:p>
          </table:table-cell>
          <table:table-cell office:value-type="float" office:value="0.000001211" calcext:value-type="float">
            <text:p>1,21E-06</text:p>
          </table:table-cell>
          <table:table-cell office:value-type="float" office:value="0.000011964" calcext:value-type="float">
            <text:p>11,96E-06</text:p>
          </table:table-cell>
          <table:table-cell table:formula="of:=([.D17]-[.D15])/([.B17]-[.B15])" office:value-type="float" office:value="-0.00003105" calcext:value-type="float">
            <text:p>-31,05E-0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,00E+00</text:p>
          </table:table-cell>
          <table:table-cell office:value-type="float" office:value="0.13" calcext:value-type="float">
            <text:p>130,00E-03</text:p>
          </table:table-cell>
          <table:table-cell office:value-type="float" office:value="0.0000015868" calcext:value-type="float">
            <text:p>1,59E-06</text:p>
          </table:table-cell>
          <table:table-cell office:value-type="float" office:value="0.000011673" calcext:value-type="float">
            <text:p>11,67E-06</text:p>
          </table:table-cell>
          <table:table-cell table:formula="of:=([.D18]-[.D16])/([.B18]-[.B16])" office:value-type="float" office:value="-0.0000302500000000001" calcext:value-type="float">
            <text:p>-30,25E-0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,00E+00</text:p>
          </table:table-cell>
          <table:table-cell office:value-type="float" office:value="0.14" calcext:value-type="float">
            <text:p>140,00E-03</text:p>
          </table:table-cell>
          <table:table-cell office:value-type="float" office:value="0.0000019682" calcext:value-type="float">
            <text:p>1,97E-06</text:p>
          </table:table-cell>
          <table:table-cell office:value-type="float" office:value="0.000011359" calcext:value-type="float">
            <text:p>11,36E-06</text:p>
          </table:table-cell>
          <table:table-cell table:formula="of:=([.D19]-[.D17])/([.B19]-[.B17])" office:value-type="float" office:value="-0.0000331000000000001" calcext:value-type="float">
            <text:p>-33,10E-06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,00E+00</text:p>
          </table:table-cell>
          <table:table-cell office:value-type="float" office:value="0.15" calcext:value-type="float">
            <text:p>150,00E-03</text:p>
          </table:table-cell>
          <table:table-cell office:value-type="float" office:value="0.0000023694" calcext:value-type="float">
            <text:p>2,37E-06</text:p>
          </table:table-cell>
          <table:table-cell office:value-type="float" office:value="0.000011011" calcext:value-type="float">
            <text:p>11,01E-06</text:p>
          </table:table-cell>
          <table:table-cell table:formula="of:=([.D20]-[.D18])/([.B20]-[.B18])" office:value-type="float" office:value="-0.0000365" calcext:value-type="float">
            <text:p>-36,50E-06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,00E+00</text:p>
          </table:table-cell>
          <table:table-cell office:value-type="float" office:value="0.16" calcext:value-type="float">
            <text:p>160,00E-03</text:p>
          </table:table-cell>
          <table:table-cell office:value-type="float" office:value="0.0000027848" calcext:value-type="float">
            <text:p>2,78E-06</text:p>
          </table:table-cell>
          <table:table-cell office:value-type="float" office:value="0.000010629" calcext:value-type="float">
            <text:p>10,63E-06</text:p>
          </table:table-cell>
          <table:table-cell table:formula="of:=([.D21]-[.D19])/([.B21]-[.B19])" office:value-type="float" office:value="-0.0000384" calcext:value-type="float">
            <text:p>-38,40E-0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,00E+00</text:p>
          </table:table-cell>
          <table:table-cell office:value-type="float" office:value="0.17" calcext:value-type="float">
            <text:p>170,00E-03</text:p>
          </table:table-cell>
          <table:table-cell office:value-type="float" office:value="0.000003243" calcext:value-type="float">
            <text:p>3,24E-06</text:p>
          </table:table-cell>
          <table:table-cell office:value-type="float" office:value="0.000010243" calcext:value-type="float">
            <text:p>10,24E-06</text:p>
          </table:table-cell>
          <table:table-cell table:formula="of:=([.D22]-[.D20])/([.B22]-[.B20])" office:value-type="float" office:value="-0.0000398900000000001" calcext:value-type="float">
            <text:p>-39,89E-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,00E+00</text:p>
          </table:table-cell>
          <table:table-cell office:value-type="float" office:value="0.18" calcext:value-type="float">
            <text:p>180,00E-03</text:p>
          </table:table-cell>
          <table:table-cell office:value-type="float" office:value="0.0000036774" calcext:value-type="float">
            <text:p>3,68E-06</text:p>
          </table:table-cell>
          <table:table-cell office:value-type="float" office:value="0.0000098312" calcext:value-type="float">
            <text:p>9,83E-06</text:p>
          </table:table-cell>
          <table:table-cell table:formula="of:=([.D23]-[.D21])/([.B23]-[.B21])" office:value-type="float" office:value="-0.0000393450000000001" calcext:value-type="float">
            <text:p>-39,35E-06</text:p>
          </table:table-cell>
          <table:table-cell table:number-columns-repeated="2"/>
          <table:table-cell table:style-name="ce2" office:value-type="string" calcext:value-type="string" table:number-columns-spanned="7" table:number-rows-spanned="1">
            <text:p>Courant de grille du même ordre de grandeur que le courant de drain, donc inutilisable</text:p>
          </table:table-cell>
          <table:covered-table-cell table:number-columns-repeated="6"/>
          <table:table-cell table:number-columns-repeated="1010"/>
        </table:table-row>
        <table:table-row table:style-name="ro1">
          <table:table-cell office:value-type="float" office:value="20" calcext:value-type="float">
            <text:p>20,00E+00</text:p>
          </table:table-cell>
          <table:table-cell office:value-type="float" office:value="0.19" calcext:value-type="float">
            <text:p>190,00E-03</text:p>
          </table:table-cell>
          <table:table-cell office:value-type="float" office:value="0.0000041536" calcext:value-type="float">
            <text:p>4,15E-06</text:p>
          </table:table-cell>
          <table:table-cell office:value-type="float" office:value="0.0000094561" calcext:value-type="float">
            <text:p>9,46E-06</text:p>
          </table:table-cell>
          <table:table-cell table:formula="of:=([.D24]-[.D22])/([.B24]-[.B22])" office:value-type="float" office:value="-0.000040675" calcext:value-type="float">
            <text:p>-40,68E-0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,00E+00</text:p>
          </table:table-cell>
          <table:table-cell office:value-type="float" office:value="0.2" calcext:value-type="float">
            <text:p>200,00E-03</text:p>
          </table:table-cell>
          <table:table-cell office:value-type="float" office:value="0.0000046439" calcext:value-type="float">
            <text:p>4,64E-06</text:p>
          </table:table-cell>
          <table:table-cell office:value-type="float" office:value="0.0000090177" calcext:value-type="float">
            <text:p>9,02E-06</text:p>
          </table:table-cell>
          <table:table-cell table:formula="of:=([.D25]-[.D23])/([.B25]-[.B23])" office:value-type="float" office:value="-0.0000439649999999999" calcext:value-type="float">
            <text:p>-43,96E-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,00E+00</text:p>
          </table:table-cell>
          <table:table-cell office:value-type="float" office:value="0.21" calcext:value-type="float">
            <text:p>210,00E-03</text:p>
          </table:table-cell>
          <table:table-cell office:value-type="float" office:value="0.0000051565" calcext:value-type="float">
            <text:p>5,16E-06</text:p>
          </table:table-cell>
          <table:table-cell office:value-type="float" office:value="0.0000085768" calcext:value-type="float">
            <text:p>8,58E-06</text:p>
          </table:table-cell>
          <table:table-cell table:formula="of:=([.D26]-[.D24])/([.B26]-[.B24])" office:value-type="float" office:value="-0.00004405" calcext:value-type="float">
            <text:p>-44,05E-06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,00E+00</text:p>
          </table:table-cell>
          <table:table-cell office:value-type="float" office:value="0.22" calcext:value-type="float">
            <text:p>220,00E-03</text:p>
          </table:table-cell>
          <table:table-cell office:value-type="float" office:value="0.0000056879" calcext:value-type="float">
            <text:p>5,69E-06</text:p>
          </table:table-cell>
          <table:table-cell office:value-type="float" office:value="0.0000081367" calcext:value-type="float">
            <text:p>8,14E-06</text:p>
          </table:table-cell>
          <table:table-cell table:formula="of:=([.D27]-[.D25])/([.B27]-[.B25])" office:value-type="float" office:value="-0.000044535" calcext:value-type="float">
            <text:p>-44,54E-06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,00E+00</text:p>
          </table:table-cell>
          <table:table-cell office:value-type="float" office:value="0.23" calcext:value-type="float">
            <text:p>230,00E-03</text:p>
          </table:table-cell>
          <table:table-cell office:value-type="float" office:value="0.0000062435" calcext:value-type="float">
            <text:p>6,24E-06</text:p>
          </table:table-cell>
          <table:table-cell office:value-type="float" office:value="0.0000076861" calcext:value-type="float">
            <text:p>7,69E-06</text:p>
          </table:table-cell>
          <table:table-cell table:formula="of:=([.D28]-[.D26])/([.B28]-[.B26])" office:value-type="float" office:value="-0.00004494" calcext:value-type="float">
            <text:p>-44,94E-06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,00E+00</text:p>
          </table:table-cell>
          <table:table-cell office:value-type="float" office:value="0.24" calcext:value-type="float">
            <text:p>240,00E-03</text:p>
          </table:table-cell>
          <table:table-cell office:value-type="float" office:value="0.000006807" calcext:value-type="float">
            <text:p>6,81E-06</text:p>
          </table:table-cell>
          <table:table-cell office:value-type="float" office:value="0.0000072379" calcext:value-type="float">
            <text:p>7,24E-06</text:p>
          </table:table-cell>
          <table:table-cell table:formula="of:=([.D29]-[.D27])/([.B29]-[.B27])" office:value-type="float" office:value="-0.00004644" calcext:value-type="float">
            <text:p>-46,44E-06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,00E+00</text:p>
          </table:table-cell>
          <table:table-cell office:value-type="float" office:value="0.25" calcext:value-type="float">
            <text:p>250,00E-03</text:p>
          </table:table-cell>
          <table:table-cell office:value-type="float" office:value="0.0000074056" calcext:value-type="float">
            <text:p>7,41E-06</text:p>
          </table:table-cell>
          <table:table-cell office:value-type="float" office:value="0.0000067573" calcext:value-type="float">
            <text:p>6,76E-06</text:p>
          </table:table-cell>
          <table:table-cell table:formula="of:=([.D30]-[.D28])/([.B30]-[.B28])" office:value-type="float" office:value="-0.0000463499999999999" calcext:value-type="float">
            <text:p>-46,35E-0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,00E+00</text:p>
          </table:table-cell>
          <table:table-cell office:value-type="float" office:value="0.26" calcext:value-type="float">
            <text:p>260,00E-03</text:p>
          </table:table-cell>
          <table:table-cell office:value-type="float" office:value="0.0000080134" calcext:value-type="float">
            <text:p>8,01E-06</text:p>
          </table:table-cell>
          <table:table-cell office:value-type="float" office:value="0.0000063109" calcext:value-type="float">
            <text:p>6,31E-06</text:p>
          </table:table-cell>
          <table:table-cell table:formula="of:=([.D31]-[.D29])/([.B31]-[.B29])" office:value-type="float" office:value="-0.000045735" calcext:value-type="float">
            <text:p>-45,74E-0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,00E+00</text:p>
          </table:table-cell>
          <table:table-cell office:value-type="float" office:value="0.27" calcext:value-type="float">
            <text:p>270,00E-03</text:p>
          </table:table-cell>
          <table:table-cell office:value-type="float" office:value="0.0000086399" calcext:value-type="float">
            <text:p>8,64E-06</text:p>
          </table:table-cell>
          <table:table-cell office:value-type="float" office:value="0.0000058426" calcext:value-type="float">
            <text:p>5,84E-06</text:p>
          </table:table-cell>
          <table:table-cell table:formula="of:=([.D32]-[.D30])/([.B32]-[.B30])" office:value-type="float" office:value="-0.000048945" calcext:value-type="float">
            <text:p>-48,95E-06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,00E+00</text:p>
          </table:table-cell>
          <table:table-cell office:value-type="float" office:value="0.28" calcext:value-type="float">
            <text:p>280,00E-03</text:p>
          </table:table-cell>
          <table:table-cell office:value-type="float" office:value="0.0000092864" calcext:value-type="float">
            <text:p>9,29E-06</text:p>
          </table:table-cell>
          <table:table-cell office:value-type="float" office:value="0.000005332" calcext:value-type="float">
            <text:p>5,33E-06</text:p>
          </table:table-cell>
          <table:table-cell table:formula="of:=([.D33]-[.D31])/([.B33]-[.B31])" office:value-type="float" office:value="-0.0000441350000000001" calcext:value-type="float">
            <text:p>-44,14E-0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,00E+00</text:p>
          </table:table-cell>
          <table:table-cell office:value-type="float" office:value="0.29" calcext:value-type="float">
            <text:p>290,00E-03</text:p>
          </table:table-cell>
          <table:table-cell office:value-type="float" office:value="0.0000099483" calcext:value-type="float">
            <text:p>9,95E-06</text:p>
          </table:table-cell>
          <table:table-cell office:value-type="float" office:value="0.0000049599" calcext:value-type="float">
            <text:p>4,96E-06</text:p>
          </table:table-cell>
          <table:table-cell table:formula="of:=([.D34]-[.D32])/([.B34]-[.B32])" office:value-type="float" office:value="-0.0000408999999999999" calcext:value-type="float">
            <text:p>-40,90E-06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,00E+00</text:p>
          </table:table-cell>
          <table:table-cell office:value-type="float" office:value="0.3" calcext:value-type="float">
            <text:p>300,00E-03</text:p>
          </table:table-cell>
          <table:table-cell office:value-type="float" office:value="0.0000106244" calcext:value-type="float">
            <text:p>10,62E-06</text:p>
          </table:table-cell>
          <table:table-cell office:value-type="float" office:value="0.000004514" calcext:value-type="float">
            <text:p>4,51E-06</text:p>
          </table:table-cell>
          <table:table-cell table:formula="of:=([.D35]-[.D33])/([.B35]-[.B33])" office:value-type="float" office:value="-0.000044055" calcext:value-type="float">
            <text:p>-44,06E-06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,00E+00</text:p>
          </table:table-cell>
          <table:table-cell office:value-type="float" office:value="0.31" calcext:value-type="float">
            <text:p>310,00E-03</text:p>
          </table:table-cell>
          <table:table-cell office:value-type="float" office:value="0.0000113187" calcext:value-type="float">
            <text:p>11,32E-06</text:p>
          </table:table-cell>
          <table:table-cell office:value-type="float" office:value="0.0000040788" calcext:value-type="float">
            <text:p>4,08E-06</text:p>
          </table:table-cell>
          <table:table-cell table:formula="of:=([.D36]-[.D34])/([.B36]-[.B34])" office:value-type="float" office:value="-0.0000411900000000001" calcext:value-type="float">
            <text:p>-41,19E-06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,00E+00</text:p>
          </table:table-cell>
          <table:table-cell office:value-type="float" office:value="0.32" calcext:value-type="float">
            <text:p>320,00E-03</text:p>
          </table:table-cell>
          <table:table-cell office:value-type="float" office:value="0.000012023" calcext:value-type="float">
            <text:p>12,02E-06</text:p>
          </table:table-cell>
          <table:table-cell office:value-type="float" office:value="0.0000036902" calcext:value-type="float">
            <text:p>3,69E-06</text:p>
          </table:table-cell>
          <table:table-cell table:formula="of:=([.D37]-[.D35])/([.B37]-[.B35])" office:value-type="float" office:value="-0.000032595" calcext:value-type="float">
            <text:p>-32,60E-06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,00E+00</text:p>
          </table:table-cell>
          <table:table-cell office:value-type="float" office:value="0.33" calcext:value-type="float">
            <text:p>330,00E-03</text:p>
          </table:table-cell>
          <table:table-cell office:value-type="float" office:value="0.000012751" calcext:value-type="float">
            <text:p>12,75E-06</text:p>
          </table:table-cell>
          <table:table-cell office:value-type="float" office:value="0.0000034269" calcext:value-type="float">
            <text:p>3,43E-06</text:p>
          </table:table-cell>
          <table:table-cell table:formula="of:=([.D38]-[.D36])/([.B38]-[.B36])" office:value-type="float" office:value="-0.000030275" calcext:value-type="float">
            <text:p>-30,28E-06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,00E+00</text:p>
          </table:table-cell>
          <table:table-cell office:value-type="float" office:value="0.34" calcext:value-type="float">
            <text:p>340,00E-03</text:p>
          </table:table-cell>
          <table:table-cell office:value-type="float" office:value="0.000013485" calcext:value-type="float">
            <text:p>13,49E-06</text:p>
          </table:table-cell>
          <table:table-cell office:value-type="float" office:value="0.0000030847" calcext:value-type="float">
            <text:p>3,08E-06</text:p>
          </table:table-cell>
          <table:table-cell table:formula="of:=([.D39]-[.D37])/([.B39]-[.B37])" office:value-type="float" office:value="-0.000032255" calcext:value-type="float">
            <text:p>-32,26E-06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,00E+00</text:p>
          </table:table-cell>
          <table:table-cell office:value-type="float" office:value="0.35" calcext:value-type="float">
            <text:p>350,00E-03</text:p>
          </table:table-cell>
          <table:table-cell office:value-type="float" office:value="0.000014237" calcext:value-type="float">
            <text:p>14,24E-06</text:p>
          </table:table-cell>
          <table:table-cell office:value-type="float" office:value="0.0000027818" calcext:value-type="float">
            <text:p>2,78E-06</text:p>
          </table:table-cell>
          <table:table-cell table:formula="of:=([.D40]-[.D38])/([.B40]-[.B38])" office:value-type="float" office:value="-0.00002299" calcext:value-type="float">
            <text:p>-22,99E-06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,00E+00</text:p>
          </table:table-cell>
          <table:table-cell office:value-type="float" office:value="0.36" calcext:value-type="float">
            <text:p>360,00E-03</text:p>
          </table:table-cell>
          <table:table-cell office:value-type="float" office:value="0.000015019" calcext:value-type="float">
            <text:p>15,02E-06</text:p>
          </table:table-cell>
          <table:table-cell office:value-type="float" office:value="0.0000026249" calcext:value-type="float">
            <text:p>2,62E-06</text:p>
          </table:table-cell>
          <table:table-cell table:formula="of:=([.D41]-[.D39])/([.B41]-[.B39])" office:value-type="float" office:value="-0.0000123" calcext:value-type="float">
            <text:p>-12,30E-06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,00E+00</text:p>
          </table:table-cell>
          <table:table-cell office:value-type="float" office:value="0.37" calcext:value-type="float">
            <text:p>370,00E-03</text:p>
          </table:table-cell>
          <table:table-cell office:value-type="float" office:value="0.000015804" calcext:value-type="float">
            <text:p>15,80E-06</text:p>
          </table:table-cell>
          <table:table-cell office:value-type="float" office:value="0.0000025358" calcext:value-type="float">
            <text:p>2,54E-06</text:p>
          </table:table-cell>
          <table:table-cell table:formula="of:=([.D42]-[.D40])/([.B42]-[.B40])" office:value-type="float" office:value="-0.000002765" calcext:value-type="float">
            <text:p>-2,77E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,00E+00</text:p>
          </table:table-cell>
          <table:table-cell office:value-type="float" office:value="0.38" calcext:value-type="float">
            <text:p>380,00E-03</text:p>
          </table:table-cell>
          <table:table-cell office:value-type="float" office:value="0.000016969" calcext:value-type="float">
            <text:p>16,97E-06</text:p>
          </table:table-cell>
          <table:table-cell office:value-type="float" office:value="0.0000025696" calcext:value-type="float">
            <text:p>2,57E-06</text:p>
          </table:table-cell>
          <table:table-cell table:formula="of:=([.D43]-[.D41])/([.B43]-[.B41])" office:value-type="float" office:value="-0.0000136" calcext:value-type="float">
            <text:p>-13,60E-06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,00E+00</text:p>
          </table:table-cell>
          <table:table-cell office:value-type="float" office:value="0.39" calcext:value-type="float">
            <text:p>390,00E-03</text:p>
          </table:table-cell>
          <table:table-cell office:value-type="float" office:value="0.00001778" calcext:value-type="float">
            <text:p>17,78E-06</text:p>
          </table:table-cell>
          <table:table-cell office:value-type="float" office:value="0.0000022638" calcext:value-type="float">
            <text:p>2,26E-06</text:p>
          </table:table-cell>
          <table:table-cell table:formula="of:=([.D44]-[.D42])/([.B44]-[.B42])" office:value-type="float" office:value="-0.00000727000000000001" calcext:value-type="float">
            <text:p>-7,27E-06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,00E+00</text:p>
          </table:table-cell>
          <table:table-cell office:value-type="float" office:value="0.4" calcext:value-type="float">
            <text:p>400,00E-03</text:p>
          </table:table-cell>
          <table:table-cell office:value-type="float" office:value="0.000018635" calcext:value-type="float">
            <text:p>18,64E-06</text:p>
          </table:table-cell>
          <table:table-cell office:value-type="float" office:value="0.0000024242" calcext:value-type="float">
            <text:p>2,42E-06</text:p>
          </table:table-cell>
          <table:table-cell table:formula="of:=([.D45]-[.D43])/([.B45]-[.B43])" office:value-type="float" office:value="0.00004925" calcext:value-type="float">
            <text:p>49,25E-06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,00E+00</text:p>
          </table:table-cell>
          <table:table-cell office:value-type="float" office:value="0.41" calcext:value-type="float">
            <text:p>410,00E-03</text:p>
          </table:table-cell>
          <table:table-cell office:value-type="float" office:value="0.000019106" calcext:value-type="float">
            <text:p>19,11E-06</text:p>
          </table:table-cell>
          <table:table-cell office:value-type="float" office:value="0.0000032488" calcext:value-type="float">
            <text:p>3,25E-06</text:p>
          </table:table-cell>
          <table:table-cell table:formula="of:=([.D46]-[.D44])/([.B46]-[.B44])" office:value-type="float" office:value="0.0000630300000000001" calcext:value-type="float">
            <text:p>63,03E-0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,00E+00</text:p>
          </table:table-cell>
          <table:table-cell office:value-type="float" office:value="0.42" calcext:value-type="float">
            <text:p>420,00E-03</text:p>
          </table:table-cell>
          <table:table-cell office:value-type="float" office:value="0.000019975" calcext:value-type="float">
            <text:p>19,98E-06</text:p>
          </table:table-cell>
          <table:table-cell office:value-type="float" office:value="0.0000036848" calcext:value-type="float">
            <text:p>3,68E-06</text:p>
          </table:table-cell>
          <table:table-cell table:formula="of:=([.D47]-[.D45])/([.B47]-[.B45])" office:value-type="float" office:value="0.0000392100000000001" calcext:value-type="float">
            <text:p>39,21E-06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,00E+00</text:p>
          </table:table-cell>
          <table:table-cell office:value-type="float" office:value="0.43" calcext:value-type="float">
            <text:p>430,00E-03</text:p>
          </table:table-cell>
          <table:table-cell office:value-type="float" office:value="0.000020862" calcext:value-type="float">
            <text:p>20,86E-06</text:p>
          </table:table-cell>
          <table:table-cell office:value-type="float" office:value="0.000004033" calcext:value-type="float">
            <text:p>4,03E-06</text:p>
          </table:table-cell>
          <table:table-cell table:formula="of:=([.D48]-[.D46])/([.B48]-[.B46])" office:value-type="float" office:value="0.0000695499999999999" calcext:value-type="float">
            <text:p>69,55E-06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,00E+00</text:p>
          </table:table-cell>
          <table:table-cell office:value-type="float" office:value="0.44" calcext:value-type="float">
            <text:p>440,00E-03</text:p>
          </table:table-cell>
          <table:table-cell office:value-type="float" office:value="0.000021766" calcext:value-type="float">
            <text:p>21,77E-06</text:p>
          </table:table-cell>
          <table:table-cell office:value-type="float" office:value="0.0000050758" calcext:value-type="float">
            <text:p>5,08E-06</text:p>
          </table:table-cell>
          <table:table-cell table:formula="of:=([.D49]-[.D47])/([.B49]-[.B47])" office:value-type="float" office:value="0.0000907299999999999" calcext:value-type="float">
            <text:p>90,73E-06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,00E+00</text:p>
          </table:table-cell>
          <table:table-cell office:value-type="float" office:value="0.45" calcext:value-type="float">
            <text:p>450,00E-03</text:p>
          </table:table-cell>
          <table:table-cell office:value-type="float" office:value="0.000023111" calcext:value-type="float">
            <text:p>23,11E-06</text:p>
          </table:table-cell>
          <table:table-cell office:value-type="float" office:value="0.0000058476" calcext:value-type="float">
            <text:p>5,85E-06</text:p>
          </table:table-cell>
          <table:table-cell table:formula="of:=([.D50]-[.D48])/([.B50]-[.B48])" office:value-type="float" office:value="0.0000902249999999999" calcext:value-type="float">
            <text:p>90,22E-06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,00E+00</text:p>
          </table:table-cell>
          <table:table-cell office:value-type="float" office:value="0.46" calcext:value-type="float">
            <text:p>460,00E-03</text:p>
          </table:table-cell>
          <table:table-cell office:value-type="float" office:value="0.000023855" calcext:value-type="float">
            <text:p>23,86E-06</text:p>
          </table:table-cell>
          <table:table-cell office:value-type="float" office:value="0.0000068803" calcext:value-type="float">
            <text:p>6,88E-06</text:p>
          </table:table-cell>
          <table:table-cell table:formula="of:=([.D51]-[.D49])/([.B51]-[.B49])" office:value-type="float" office:value="0.000109545" calcext:value-type="float">
            <text:p>109,55E-06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,00E+00</text:p>
          </table:table-cell>
          <table:table-cell office:value-type="float" office:value="0.47" calcext:value-type="float">
            <text:p>470,00E-03</text:p>
          </table:table-cell>
          <table:table-cell office:value-type="float" office:value="0.000024803" calcext:value-type="float">
            <text:p>24,80E-06</text:p>
          </table:table-cell>
          <table:table-cell office:value-type="float" office:value="0.0000080385" calcext:value-type="float">
            <text:p>8,04E-06</text:p>
          </table:table-cell>
          <table:table-cell table:formula="of:=([.D52]-[.D50])/([.B52]-[.B50])" office:value-type="float" office:value="0.000108985" calcext:value-type="float">
            <text:p>108,99E-0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,00E+00</text:p>
          </table:table-cell>
          <table:table-cell office:value-type="float" office:value="0.48" calcext:value-type="float">
            <text:p>480,00E-03</text:p>
          </table:table-cell>
          <table:table-cell office:value-type="float" office:value="0.000025572" calcext:value-type="float">
            <text:p>25,57E-06</text:p>
          </table:table-cell>
          <table:table-cell office:value-type="float" office:value="0.00000906" calcext:value-type="float">
            <text:p>9,06E-06</text:p>
          </table:table-cell>
          <table:table-cell table:formula="of:=([.D53]-[.D51])/([.B53]-[.B51])" office:value-type="float" office:value="0.000121155" calcext:value-type="float">
            <text:p>121,16E-06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,00E+00</text:p>
          </table:table-cell>
          <table:table-cell office:value-type="float" office:value="0.49" calcext:value-type="float">
            <text:p>490,00E-03</text:p>
          </table:table-cell>
          <table:table-cell office:value-type="float" office:value="0.000026554" calcext:value-type="float">
            <text:p>26,55E-06</text:p>
          </table:table-cell>
          <table:table-cell office:value-type="float" office:value="0.0000104616" calcext:value-type="float">
            <text:p>10,46E-06</text:p>
          </table:table-cell>
          <table:table-cell table:formula="of:=([.D54]-[.D52])/([.B54]-[.B52])" office:value-type="float" office:value="0.0001518" calcext:value-type="float">
            <text:p>151,80E-06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,00E+00</text:p>
          </table:table-cell>
          <table:table-cell office:value-type="float" office:value="0.5" calcext:value-type="float">
            <text:p>500,00E-03</text:p>
          </table:table-cell>
          <table:table-cell office:value-type="float" office:value="0.000027721" calcext:value-type="float">
            <text:p>27,72E-06</text:p>
          </table:table-cell>
          <table:table-cell office:value-type="float" office:value="0.000012096" calcext:value-type="float">
            <text:p>12,10E-06</text:p>
          </table:table-cell>
          <table:table-cell table:formula="of:=([.D55]-[.D53])/([.B55]-[.B53])" office:value-type="float" office:value="0.00016597" calcext:value-type="float">
            <text:p>165,97E-06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,00E+00</text:p>
          </table:table-cell>
          <table:table-cell office:value-type="float" office:value="0.51" calcext:value-type="float">
            <text:p>510,00E-03</text:p>
          </table:table-cell>
          <table:table-cell office:value-type="float" office:value="0.000028751" calcext:value-type="float">
            <text:p>28,75E-06</text:p>
          </table:table-cell>
          <table:table-cell office:value-type="float" office:value="0.000013781" calcext:value-type="float">
            <text:p>13,78E-06</text:p>
          </table:table-cell>
          <table:table-cell table:formula="of:=([.D56]-[.D54])/([.B56]-[.B54])" office:value-type="float" office:value="0.0001557" calcext:value-type="float">
            <text:p>155,70E-06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,00E+00</text:p>
          </table:table-cell>
          <table:table-cell office:value-type="float" office:value="0.52" calcext:value-type="float">
            <text:p>520,00E-03</text:p>
          </table:table-cell>
          <table:table-cell office:value-type="float" office:value="0.000029621" calcext:value-type="float">
            <text:p>29,62E-06</text:p>
          </table:table-cell>
          <table:table-cell office:value-type="float" office:value="0.00001521" calcext:value-type="float">
            <text:p>15,21E-06</text:p>
          </table:table-cell>
          <table:table-cell table:formula="of:=([.D57]-[.D55])/([.B57]-[.B55])" office:value-type="float" office:value="0.0001741" calcext:value-type="float">
            <text:p>174,10E-06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,00E+00</text:p>
          </table:table-cell>
          <table:table-cell office:value-type="float" office:value="0.53" calcext:value-type="float">
            <text:p>530,00E-03</text:p>
          </table:table-cell>
          <table:table-cell office:value-type="float" office:value="0.000030726" calcext:value-type="float">
            <text:p>30,73E-06</text:p>
          </table:table-cell>
          <table:table-cell office:value-type="float" office:value="0.000017263" calcext:value-type="float">
            <text:p>17,26E-06</text:p>
          </table:table-cell>
          <table:table-cell table:formula="of:=([.D58]-[.D56])/([.B58]-[.B56])" office:value-type="float" office:value="0.00019735" calcext:value-type="float">
            <text:p>197,35E-06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,00E+00</text:p>
          </table:table-cell>
          <table:table-cell office:value-type="float" office:value="0.54" calcext:value-type="float">
            <text:p>540,00E-03</text:p>
          </table:table-cell>
          <table:table-cell office:value-type="float" office:value="0.000031876" calcext:value-type="float">
            <text:p>31,88E-06</text:p>
          </table:table-cell>
          <table:table-cell office:value-type="float" office:value="0.000019157" calcext:value-type="float">
            <text:p>19,16E-06</text:p>
          </table:table-cell>
          <table:table-cell table:formula="of:=([.D59]-[.D57])/([.B59]-[.B57])" office:value-type="float" office:value="0.00018385" calcext:value-type="float">
            <text:p>183,85E-06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,00E+00</text:p>
          </table:table-cell>
          <table:table-cell office:value-type="float" office:value="0.55" calcext:value-type="float">
            <text:p>550,00E-03</text:p>
          </table:table-cell>
          <table:table-cell office:value-type="float" office:value="0.000032879" calcext:value-type="float">
            <text:p>32,88E-06</text:p>
          </table:table-cell>
          <table:table-cell office:value-type="float" office:value="0.00002094" calcext:value-type="float">
            <text:p>20,94E-06</text:p>
          </table:table-cell>
          <table:table-cell table:formula="of:=([.D60]-[.D58])/([.B60]-[.B58])" office:value-type="float" office:value="0.00019415" calcext:value-type="float">
            <text:p>194,15E-06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,00E+00</text:p>
          </table:table-cell>
          <table:table-cell office:value-type="float" office:value="0.56" calcext:value-type="float">
            <text:p>560,00E-03</text:p>
          </table:table-cell>
          <table:table-cell office:value-type="float" office:value="0.000033981" calcext:value-type="float">
            <text:p>33,98E-06</text:p>
          </table:table-cell>
          <table:table-cell office:value-type="float" office:value="0.00002304" calcext:value-type="float">
            <text:p>23,04E-06</text:p>
          </table:table-cell>
          <table:table-cell table:formula="of:=([.D61]-[.D59])/([.B61]-[.B59])" office:value-type="float" office:value="0.0001869" calcext:value-type="float">
            <text:p>186,90E-06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,00E+00</text:p>
          </table:table-cell>
          <table:table-cell office:value-type="float" office:value="0.57" calcext:value-type="float">
            <text:p>570,00E-03</text:p>
          </table:table-cell>
          <table:table-cell office:value-type="float" office:value="0.000035184" calcext:value-type="float">
            <text:p>35,18E-06</text:p>
          </table:table-cell>
          <table:table-cell office:value-type="float" office:value="0.000024678" calcext:value-type="float">
            <text:p>24,68E-06</text:p>
          </table:table-cell>
          <table:table-cell table:formula="of:=([.D62]-[.D60])/([.B62]-[.B60])" office:value-type="float" office:value="0.000201900000000001" calcext:value-type="float">
            <text:p>201,90E-0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,00E+00</text:p>
          </table:table-cell>
          <table:table-cell office:value-type="float" office:value="0.58" calcext:value-type="float">
            <text:p>580,00E-03</text:p>
          </table:table-cell>
          <table:table-cell office:value-type="float" office:value="0.000036367" calcext:value-type="float">
            <text:p>36,37E-06</text:p>
          </table:table-cell>
          <table:table-cell office:value-type="float" office:value="0.000027078" calcext:value-type="float">
            <text:p>27,08E-06</text:p>
          </table:table-cell>
          <table:table-cell table:formula="of:=([.D63]-[.D61])/([.B63]-[.B61])" office:value-type="float" office:value="0.000212700000000001" calcext:value-type="float">
            <text:p>212,70E-06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,00E+00</text:p>
          </table:table-cell>
          <table:table-cell office:value-type="float" office:value="0.59" calcext:value-type="float">
            <text:p>590,00E-03</text:p>
          </table:table-cell>
          <table:table-cell office:value-type="float" office:value="0.000037562" calcext:value-type="float">
            <text:p>37,56E-06</text:p>
          </table:table-cell>
          <table:table-cell office:value-type="float" office:value="0.000028932" calcext:value-type="float">
            <text:p>28,93E-06</text:p>
          </table:table-cell>
          <table:table-cell table:formula="of:=([.D64]-[.D62])/([.B64]-[.B62])" office:value-type="float" office:value="0.000182399999999999" calcext:value-type="float">
            <text:p>182,40E-06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,00E+00</text:p>
          </table:table-cell>
          <table:table-cell office:value-type="float" office:value="0.6" calcext:value-type="float">
            <text:p>600,00E-03</text:p>
          </table:table-cell>
          <table:table-cell office:value-type="float" office:value="0.000038712" calcext:value-type="float">
            <text:p>38,71E-06</text:p>
          </table:table-cell>
          <table:table-cell office:value-type="float" office:value="0.000030726" calcext:value-type="float">
            <text:p>30,73E-06</text:p>
          </table:table-cell>
          <table:table-cell table:formula="of:=([.D65]-[.D63])/([.B65]-[.B63])" office:value-type="float" office:value="0.00019075" calcext:value-type="float">
            <text:p>190,75E-06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,00E+00</text:p>
          </table:table-cell>
          <table:table-cell office:value-type="float" office:value="0.61" calcext:value-type="float">
            <text:p>610,00E-03</text:p>
          </table:table-cell>
          <table:table-cell office:value-type="float" office:value="0.000039921" calcext:value-type="float">
            <text:p>39,92E-06</text:p>
          </table:table-cell>
          <table:table-cell office:value-type="float" office:value="0.000032747" calcext:value-type="float">
            <text:p>32,75E-06</text:p>
          </table:table-cell>
          <table:table-cell table:formula="of:=([.D66]-[.D64])/([.B66]-[.B64])" office:value-type="float" office:value="0.000201050000000001" calcext:value-type="float">
            <text:p>201,05E-06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,00E+00</text:p>
          </table:table-cell>
          <table:table-cell office:value-type="float" office:value="0.62" calcext:value-type="float">
            <text:p>620,00E-03</text:p>
          </table:table-cell>
          <table:table-cell office:value-type="float" office:value="0.000041152" calcext:value-type="float">
            <text:p>41,15E-06</text:p>
          </table:table-cell>
          <table:table-cell office:value-type="float" office:value="0.000034747" calcext:value-type="float">
            <text:p>34,75E-06</text:p>
          </table:table-cell>
          <table:table-cell table:formula="of:=([.D67]-[.D65])/([.B67]-[.B65])" office:value-type="float" office:value="0.0002039" calcext:value-type="float">
            <text:p>203,90E-06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,00E+00</text:p>
          </table:table-cell>
          <table:table-cell office:value-type="float" office:value="0.63" calcext:value-type="float">
            <text:p>630,00E-03</text:p>
          </table:table-cell>
          <table:table-cell office:value-type="float" office:value="0.000042432" calcext:value-type="float">
            <text:p>42,43E-06</text:p>
          </table:table-cell>
          <table:table-cell office:value-type="float" office:value="0.000036825" calcext:value-type="float">
            <text:p>36,83E-06</text:p>
          </table:table-cell>
          <table:table-cell table:formula="of:=([.D68]-[.D66])/([.B68]-[.B66])" office:value-type="float" office:value="0.0002112" calcext:value-type="float">
            <text:p>211,20E-06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,00E+00</text:p>
          </table:table-cell>
          <table:table-cell office:value-type="float" office:value="0.64" calcext:value-type="float">
            <text:p>640,00E-03</text:p>
          </table:table-cell>
          <table:table-cell office:value-type="float" office:value="0.000043648" calcext:value-type="float">
            <text:p>43,65E-06</text:p>
          </table:table-cell>
          <table:table-cell office:value-type="float" office:value="0.000038971" calcext:value-type="float">
            <text:p>38,97E-06</text:p>
          </table:table-cell>
          <table:table-cell table:formula="of:=([.D69]-[.D67])/([.B69]-[.B67])" office:value-type="float" office:value="0.00020775" calcext:value-type="float">
            <text:p>207,75E-06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,00E+00</text:p>
          </table:table-cell>
          <table:table-cell office:value-type="float" office:value="0.65" calcext:value-type="float">
            <text:p>650,00E-03</text:p>
          </table:table-cell>
          <table:table-cell office:value-type="float" office:value="0.000044935" calcext:value-type="float">
            <text:p>44,94E-06</text:p>
          </table:table-cell>
          <table:table-cell office:value-type="float" office:value="0.00004098" calcext:value-type="float">
            <text:p>40,98E-06</text:p>
          </table:table-cell>
          <table:table-cell table:formula="of:=([.D70]-[.D68])/([.B70]-[.B68])" office:value-type="float" office:value="0.00018615" calcext:value-type="float">
            <text:p>186,15E-06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,00E+00</text:p>
          </table:table-cell>
          <table:table-cell office:value-type="float" office:value="0.66" calcext:value-type="float">
            <text:p>660,00E-03</text:p>
          </table:table-cell>
          <table:table-cell office:value-type="float" office:value="0.000046274" calcext:value-type="float">
            <text:p>46,27E-06</text:p>
          </table:table-cell>
          <table:table-cell office:value-type="float" office:value="0.000042694" calcext:value-type="float">
            <text:p>42,69E-06</text:p>
          </table:table-cell>
          <table:table-cell table:formula="of:=([.D71]-[.D69])/([.B71]-[.B69])" office:value-type="float" office:value="0.0001895" calcext:value-type="float">
            <text:p>189,50E-06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,00E+00</text:p>
          </table:table-cell>
          <table:table-cell office:value-type="float" office:value="0.67" calcext:value-type="float">
            <text:p>670,00E-03</text:p>
          </table:table-cell>
          <table:table-cell office:value-type="float" office:value="0.000047587" calcext:value-type="float">
            <text:p>47,59E-06</text:p>
          </table:table-cell>
          <table:table-cell office:value-type="float" office:value="0.00004477" calcext:value-type="float">
            <text:p>44,77E-06</text:p>
          </table:table-cell>
          <table:table-cell table:formula="of:=([.D72]-[.D70])/([.B72]-[.B70])" office:value-type="float" office:value="0.00019915" calcext:value-type="float">
            <text:p>199,15E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,00E+00</text:p>
          </table:table-cell>
          <table:table-cell office:value-type="float" office:value="0.68" calcext:value-type="float">
            <text:p>680,00E-03</text:p>
          </table:table-cell>
          <table:table-cell office:value-type="float" office:value="0.000049" calcext:value-type="float">
            <text:p>49,00E-06</text:p>
          </table:table-cell>
          <table:table-cell office:value-type="float" office:value="0.000046677" calcext:value-type="float">
            <text:p>46,68E-06</text:p>
          </table:table-cell>
          <table:table-cell table:formula="of:=([.D73]-[.D71])/([.B73]-[.B71])" office:value-type="float" office:value="0.0002" calcext:value-type="float">
            <text:p>200,00E-06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,00E+00</text:p>
          </table:table-cell>
          <table:table-cell office:value-type="float" office:value="0.69" calcext:value-type="float">
            <text:p>690,00E-03</text:p>
          </table:table-cell>
          <table:table-cell office:value-type="float" office:value="0.000050347" calcext:value-type="float">
            <text:p>50,35E-06</text:p>
          </table:table-cell>
          <table:table-cell office:value-type="float" office:value="0.00004877" calcext:value-type="float">
            <text:p>48,77E-06</text:p>
          </table:table-cell>
          <table:table-cell table:formula="of:=([.D74]-[.D72])/([.B74]-[.B72])" office:value-type="float" office:value="0.0001968" calcext:value-type="float">
            <text:p>196,80E-06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,00E+00</text:p>
          </table:table-cell>
          <table:table-cell office:value-type="float" office:value="0.7" calcext:value-type="float">
            <text:p>700,00E-03</text:p>
          </table:table-cell>
          <table:table-cell office:value-type="float" office:value="0.000051629" calcext:value-type="float">
            <text:p>51,63E-06</text:p>
          </table:table-cell>
          <table:table-cell office:value-type="float" office:value="0.000050613" calcext:value-type="float">
            <text:p>50,61E-06</text:p>
          </table:table-cell>
          <table:table-cell table:formula="of:=([.D75]-[.D73])/([.B75]-[.B73])" office:value-type="float" office:value="0.000181950000000001" calcext:value-type="float">
            <text:p>181,95E-06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,00E+00</text:p>
          </table:table-cell>
          <table:table-cell office:value-type="float" office:value="0.71" calcext:value-type="float">
            <text:p>710,00E-03</text:p>
          </table:table-cell>
          <table:table-cell office:value-type="float" office:value="0.000052995" calcext:value-type="float">
            <text:p>53,00E-06</text:p>
          </table:table-cell>
          <table:table-cell office:value-type="float" office:value="0.000052409" calcext:value-type="float">
            <text:p>52,41E-06</text:p>
          </table:table-cell>
          <table:table-cell table:formula="of:=([.D76]-[.D74])/([.B76]-[.B74])" office:value-type="float" office:value="0.000147050000000001" calcext:value-type="float">
            <text:p>147,05E-06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,00E+00</text:p>
          </table:table-cell>
          <table:table-cell office:value-type="float" office:value="0.72" calcext:value-type="float">
            <text:p>720,00E-03</text:p>
          </table:table-cell>
          <table:table-cell office:value-type="float" office:value="0.000054451" calcext:value-type="float">
            <text:p>54,45E-06</text:p>
          </table:table-cell>
          <table:table-cell office:value-type="float" office:value="0.000053554" calcext:value-type="float">
            <text:p>53,55E-06</text:p>
          </table:table-cell>
          <table:table-cell table:formula="of:=([.D77]-[.D75])/([.B77]-[.B75])" office:value-type="float" office:value="0.0001461" calcext:value-type="float">
            <text:p>146,10E-06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,00E+00</text:p>
          </table:table-cell>
          <table:table-cell office:value-type="float" office:value="0.73" calcext:value-type="float">
            <text:p>730,00E-03</text:p>
          </table:table-cell>
          <table:table-cell office:value-type="float" office:value="0.000055863" calcext:value-type="float">
            <text:p>55,86E-06</text:p>
          </table:table-cell>
          <table:table-cell office:value-type="float" office:value="0.000055331" calcext:value-type="float">
            <text:p>55,33E-06</text:p>
          </table:table-cell>
          <table:table-cell table:formula="of:=([.D78]-[.D76])/([.B78]-[.B76])" office:value-type="float" office:value="0.00016675" calcext:value-type="float">
            <text:p>166,75E-06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,00E+00</text:p>
          </table:table-cell>
          <table:table-cell office:value-type="float" office:value="0.74" calcext:value-type="float">
            <text:p>740,00E-03</text:p>
          </table:table-cell>
          <table:table-cell office:value-type="float" office:value="0.00005738" calcext:value-type="float">
            <text:p>57,38E-06</text:p>
          </table:table-cell>
          <table:table-cell office:value-type="float" office:value="0.000056889" calcext:value-type="float">
            <text:p>56,89E-06</text:p>
          </table:table-cell>
          <table:table-cell table:formula="of:=([.D79]-[.D77])/([.B79]-[.B77])" office:value-type="float" office:value="0.00018235" calcext:value-type="float">
            <text:p>182,35E-06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,00E+00</text:p>
          </table:table-cell>
          <table:table-cell office:value-type="float" office:value="0.75" calcext:value-type="float">
            <text:p>750,00E-03</text:p>
          </table:table-cell>
          <table:table-cell office:value-type="float" office:value="0.000058667" calcext:value-type="float">
            <text:p>58,67E-06</text:p>
          </table:table-cell>
          <table:table-cell office:value-type="float" office:value="0.000058978" calcext:value-type="float">
            <text:p>58,98E-06</text:p>
          </table:table-cell>
          <table:table-cell table:formula="of:=([.D80]-[.D78])/([.B80]-[.B78])" office:value-type="float" office:value="0.00020235" calcext:value-type="float">
            <text:p>202,35E-06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,00E+00</text:p>
          </table:table-cell>
          <table:table-cell office:value-type="float" office:value="0.76" calcext:value-type="float">
            <text:p>760,00E-03</text:p>
          </table:table-cell>
          <table:table-cell office:value-type="float" office:value="0.00006014" calcext:value-type="float">
            <text:p>60,14E-06</text:p>
          </table:table-cell>
          <table:table-cell office:value-type="float" office:value="0.000060936" calcext:value-type="float">
            <text:p>60,94E-06</text:p>
          </table:table-cell>
          <table:table-cell table:formula="of:=([.D81]-[.D79])/([.B81]-[.B79])" office:value-type="float" office:value="0.0001715" calcext:value-type="float">
            <text:p>171,50E-06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,00E+00</text:p>
          </table:table-cell>
          <table:table-cell office:value-type="float" office:value="0.77" calcext:value-type="float">
            <text:p>770,00E-03</text:p>
          </table:table-cell>
          <table:table-cell office:value-type="float" office:value="0.000061774" calcext:value-type="float">
            <text:p>61,77E-06</text:p>
          </table:table-cell>
          <table:table-cell office:value-type="float" office:value="0.000062408" calcext:value-type="float">
            <text:p>62,41E-06</text:p>
          </table:table-cell>
          <table:table-cell table:formula="of:=([.D82]-[.D80])/([.B82]-[.B80])" office:value-type="float" office:value="0.00011845" calcext:value-type="float">
            <text:p>118,45E-06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,00E+00</text:p>
          </table:table-cell>
          <table:table-cell office:value-type="float" office:value="0.78" calcext:value-type="float">
            <text:p>780,00E-03</text:p>
          </table:table-cell>
          <table:table-cell office:value-type="float" office:value="0.000063494" calcext:value-type="float">
            <text:p>63,49E-06</text:p>
          </table:table-cell>
          <table:table-cell office:value-type="float" office:value="0.000063305" calcext:value-type="float">
            <text:p>63,31E-06</text:p>
          </table:table-cell>
          <table:table-cell table:formula="of:=([.D83]-[.D81])/([.B83]-[.B81])" office:value-type="float" office:value="0.00014105" calcext:value-type="float">
            <text:p>141,05E-06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,00E+00</text:p>
          </table:table-cell>
          <table:table-cell office:value-type="float" office:value="0.79" calcext:value-type="float">
            <text:p>790,00E-03</text:p>
          </table:table-cell>
          <table:table-cell office:value-type="float" office:value="0.000064707" calcext:value-type="float">
            <text:p>64,71E-06</text:p>
          </table:table-cell>
          <table:table-cell office:value-type="float" office:value="0.000065229" calcext:value-type="float">
            <text:p>65,23E-06</text:p>
          </table:table-cell>
          <table:table-cell table:formula="of:=([.D84]-[.D82])/([.B84]-[.B82])" office:value-type="float" office:value="0.00017105" calcext:value-type="float">
            <text:p>171,05E-06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,00E+00</text:p>
          </table:table-cell>
          <table:table-cell office:value-type="float" office:value="0.8" calcext:value-type="float">
            <text:p>800,00E-03</text:p>
          </table:table-cell>
          <table:table-cell office:value-type="float" office:value="0.000066393" calcext:value-type="float">
            <text:p>66,39E-06</text:p>
          </table:table-cell>
          <table:table-cell office:value-type="float" office:value="0.000066726" calcext:value-type="float">
            <text:p>66,73E-06</text:p>
          </table:table-cell>
          <table:table-cell table:formula="of:=([.D85]-[.D83])/([.B85]-[.B83])" office:value-type="float" office:value="0.00011155" calcext:value-type="float">
            <text:p>111,55E-06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,00E+00</text:p>
          </table:table-cell>
          <table:table-cell office:value-type="float" office:value="0.81" calcext:value-type="float">
            <text:p>810,00E-03</text:p>
          </table:table-cell>
          <table:table-cell office:value-type="float" office:value="0.000068166" calcext:value-type="float">
            <text:p>68,17E-06</text:p>
          </table:table-cell>
          <table:table-cell office:value-type="float" office:value="0.00006746" calcext:value-type="float">
            <text:p>67,46E-06</text:p>
          </table:table-cell>
          <table:table-cell table:formula="of:=([.D86]-[.D84])/([.B86]-[.B84])" office:value-type="float" office:value="0.0001202" calcext:value-type="float">
            <text:p>120,20E-06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,00E+00</text:p>
          </table:table-cell>
          <table:table-cell office:value-type="float" office:value="0.82" calcext:value-type="float">
            <text:p>820,00E-03</text:p>
          </table:table-cell>
          <table:table-cell office:value-type="float" office:value="0.000069716" calcext:value-type="float">
            <text:p>69,72E-06</text:p>
          </table:table-cell>
          <table:table-cell office:value-type="float" office:value="0.00006913" calcext:value-type="float">
            <text:p>69,13E-06</text:p>
          </table:table-cell>
          <table:table-cell table:formula="of:=([.D87]-[.D85])/([.B87]-[.B85])" office:value-type="float" office:value="0.00015005" calcext:value-type="float">
            <text:p>150,05E-06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,00E+00</text:p>
          </table:table-cell>
          <table:table-cell office:value-type="float" office:value="0.83" calcext:value-type="float">
            <text:p>830,00E-03</text:p>
          </table:table-cell>
          <table:table-cell office:value-type="float" office:value="0.000071292" calcext:value-type="float">
            <text:p>71,29E-06</text:p>
          </table:table-cell>
          <table:table-cell office:value-type="float" office:value="0.000070461" calcext:value-type="float">
            <text:p>70,46E-06</text:p>
          </table:table-cell>
          <table:table-cell table:formula="of:=([.D88]-[.D86])/([.B88]-[.B86])" office:value-type="float" office:value="0.00014095" calcext:value-type="float">
            <text:p>140,95E-06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,00E+00</text:p>
          </table:table-cell>
          <table:table-cell office:value-type="float" office:value="0.84" calcext:value-type="float">
            <text:p>840,00E-03</text:p>
          </table:table-cell>
          <table:table-cell office:value-type="float" office:value="0.000072844" calcext:value-type="float">
            <text:p>72,84E-06</text:p>
          </table:table-cell>
          <table:table-cell office:value-type="float" office:value="0.000071949" calcext:value-type="float">
            <text:p>71,95E-06</text:p>
          </table:table-cell>
          <table:table-cell table:formula="of:=([.D89]-[.D87])/([.B89]-[.B87])" office:value-type="float" office:value="0.000157300000000001" calcext:value-type="float">
            <text:p>157,30E-06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,00E+00</text:p>
          </table:table-cell>
          <table:table-cell office:value-type="float" office:value="0.85" calcext:value-type="float">
            <text:p>850,00E-03</text:p>
          </table:table-cell>
          <table:table-cell office:value-type="float" office:value="0.000074569" calcext:value-type="float">
            <text:p>74,57E-06</text:p>
          </table:table-cell>
          <table:table-cell office:value-type="float" office:value="0.000073607" calcext:value-type="float">
            <text:p>73,61E-06</text:p>
          </table:table-cell>
          <table:table-cell table:formula="of:=([.D90]-[.D88])/([.B90]-[.B88])" office:value-type="float" office:value="0.00012185" calcext:value-type="float">
            <text:p>121,85E-06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,00E+00</text:p>
          </table:table-cell>
          <table:table-cell office:value-type="float" office:value="0.86" calcext:value-type="float">
            <text:p>860,00E-03</text:p>
          </table:table-cell>
          <table:table-cell office:value-type="float" office:value="0.000076282" calcext:value-type="float">
            <text:p>76,28E-06</text:p>
          </table:table-cell>
          <table:table-cell office:value-type="float" office:value="0.000074386" calcext:value-type="float">
            <text:p>74,39E-06</text:p>
          </table:table-cell>
          <table:table-cell table:formula="of:=([.D91]-[.D89])/([.B91]-[.B89])" office:value-type="float" office:value="0.0000856000000000006" calcext:value-type="float">
            <text:p>85,60E-06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,00E+00</text:p>
          </table:table-cell>
          <table:table-cell office:value-type="float" office:value="0.87" calcext:value-type="float">
            <text:p>870,00E-03</text:p>
          </table:table-cell>
          <table:table-cell office:value-type="float" office:value="0.000077916" calcext:value-type="float">
            <text:p>77,92E-06</text:p>
          </table:table-cell>
          <table:table-cell office:value-type="float" office:value="0.000075319" calcext:value-type="float">
            <text:p>75,32E-06</text:p>
          </table:table-cell>
          <table:table-cell table:formula="of:=([.D92]-[.D90])/([.B92]-[.B90])" office:value-type="float" office:value="0.00011475" calcext:value-type="float">
            <text:p>114,75E-06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,00E+00</text:p>
          </table:table-cell>
          <table:table-cell office:value-type="float" office:value="0.88" calcext:value-type="float">
            <text:p>880,00E-03</text:p>
          </table:table-cell>
          <table:table-cell office:value-type="float" office:value="0.000079675" calcext:value-type="float">
            <text:p>79,68E-06</text:p>
          </table:table-cell>
          <table:table-cell office:value-type="float" office:value="0.000076681" calcext:value-type="float">
            <text:p>76,68E-06</text:p>
          </table:table-cell>
          <table:table-cell table:formula="of:=([.D93]-[.D91])/([.B93]-[.B91])" office:value-type="float" office:value="0.000102949999999999" calcext:value-type="float">
            <text:p>102,95E-06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,00E+00</text:p>
          </table:table-cell>
          <table:table-cell office:value-type="float" office:value="0.89" calcext:value-type="float">
            <text:p>890,00E-03</text:p>
          </table:table-cell>
          <table:table-cell office:value-type="float" office:value="0.000081385" calcext:value-type="float">
            <text:p>81,39E-06</text:p>
          </table:table-cell>
          <table:table-cell office:value-type="float" office:value="0.000077378" calcext:value-type="float">
            <text:p>77,38E-06</text:p>
          </table:table-cell>
          <table:table-cell table:formula="of:=([.D94]-[.D92])/([.B94]-[.B92])" office:value-type="float" office:value="0.0000950000000000002" calcext:value-type="float">
            <text:p>95,00E-06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,00E+00</text:p>
          </table:table-cell>
          <table:table-cell office:value-type="float" office:value="0.9" calcext:value-type="float">
            <text:p>900,00E-03</text:p>
          </table:table-cell>
          <table:table-cell office:value-type="float" office:value="0.000083153" calcext:value-type="float">
            <text:p>83,15E-06</text:p>
          </table:table-cell>
          <table:table-cell office:value-type="float" office:value="0.000078581" calcext:value-type="float">
            <text:p>78,58E-06</text:p>
          </table:table-cell>
          <table:table-cell table:formula="of:=([.D95]-[.D93])/([.B95]-[.B93])" office:value-type="float" office:value="0.0000926499999999998" calcext:value-type="float">
            <text:p>92,65E-06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,00E+00</text:p>
          </table:table-cell>
          <table:table-cell office:value-type="float" office:value="0.91" calcext:value-type="float">
            <text:p>910,00E-03</text:p>
          </table:table-cell>
          <table:table-cell office:value-type="float" office:value="0.000085116" calcext:value-type="float">
            <text:p>85,12E-06</text:p>
          </table:table-cell>
          <table:table-cell office:value-type="float" office:value="0.000079231" calcext:value-type="float">
            <text:p>79,23E-06</text:p>
          </table:table-cell>
          <table:table-cell table:formula="of:=([.D96]-[.D94])/([.B96]-[.B94])" office:value-type="float" office:value="0.0000998999999999994" calcext:value-type="float">
            <text:p>99,90E-06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,00E+00</text:p>
          </table:table-cell>
          <table:table-cell office:value-type="float" office:value="0.92" calcext:value-type="float">
            <text:p>920,00E-03</text:p>
          </table:table-cell>
          <table:table-cell office:value-type="float" office:value="0.000086739" calcext:value-type="float">
            <text:p>86,74E-06</text:p>
          </table:table-cell>
          <table:table-cell office:value-type="float" office:value="0.000080579" calcext:value-type="float">
            <text:p>80,58E-06</text:p>
          </table:table-cell>
          <table:table-cell table:formula="of:=([.D97]-[.D95])/([.B97]-[.B95])" office:value-type="float" office:value="0.0000731500000000004" calcext:value-type="float">
            <text:p>73,15E-06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,00E+00</text:p>
          </table:table-cell>
          <table:table-cell office:value-type="float" office:value="0.93" calcext:value-type="float">
            <text:p>930,00E-03</text:p>
          </table:table-cell>
          <table:table-cell office:value-type="float" office:value="0.000088587" calcext:value-type="float">
            <text:p>88,59E-06</text:p>
          </table:table-cell>
          <table:table-cell office:value-type="float" office:value="0.000080694" calcext:value-type="float">
            <text:p>80,69E-06</text:p>
          </table:table-cell>
          <table:table-cell table:formula="of:=([.D98]-[.D96])/([.B98]-[.B96])" office:value-type="float" office:value="0.0000716000000000004" calcext:value-type="float">
            <text:p>71,60E-06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,00E+00</text:p>
          </table:table-cell>
          <table:table-cell office:value-type="float" office:value="0.94" calcext:value-type="float">
            <text:p>940,00E-03</text:p>
          </table:table-cell>
          <table:table-cell office:value-type="float" office:value="0.000090034" calcext:value-type="float">
            <text:p>90,03E-06</text:p>
          </table:table-cell>
          <table:table-cell office:value-type="float" office:value="0.000082011" calcext:value-type="float">
            <text:p>82,01E-06</text:p>
          </table:table-cell>
          <table:table-cell table:formula="of:=([.D99]-[.D97])/([.B99]-[.B97])" office:value-type="float" office:value="0.0000933999999999994" calcext:value-type="float">
            <text:p>93,40E-06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,00E+00</text:p>
          </table:table-cell>
          <table:table-cell office:value-type="float" office:value="0.95" calcext:value-type="float">
            <text:p>950,00E-03</text:p>
          </table:table-cell>
          <table:table-cell office:value-type="float" office:value="0.000092446" calcext:value-type="float">
            <text:p>92,45E-06</text:p>
          </table:table-cell>
          <table:table-cell office:value-type="float" office:value="0.000082562" calcext:value-type="float">
            <text:p>82,56E-06</text:p>
          </table:table-cell>
          <table:table-cell table:formula="of:=([.D100]-[.D98])/([.B100]-[.B98])" office:value-type="float" office:value="0.0000156499999999998" calcext:value-type="float">
            <text:p>15,65E-06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,00E+00</text:p>
          </table:table-cell>
          <table:table-cell office:value-type="float" office:value="0.96" calcext:value-type="float">
            <text:p>960,00E-03</text:p>
          </table:table-cell>
          <table:table-cell office:value-type="float" office:value="0.000094618" calcext:value-type="float">
            <text:p>94,62E-06</text:p>
          </table:table-cell>
          <table:table-cell office:value-type="float" office:value="0.000082324" calcext:value-type="float">
            <text:p>82,32E-06</text:p>
          </table:table-cell>
          <table:table-cell table:formula="of:=([.D101]-[.D99])/([.B101]-[.B99])" office:value-type="float" office:value="0.0000311500000000007" calcext:value-type="float">
            <text:p>31,15E-06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,00E+00</text:p>
          </table:table-cell>
          <table:table-cell office:value-type="float" office:value="0.97" calcext:value-type="float">
            <text:p>970,00E-03</text:p>
          </table:table-cell>
          <table:table-cell office:value-type="float" office:value="0.000095526" calcext:value-type="float">
            <text:p>95,53E-06</text:p>
          </table:table-cell>
          <table:table-cell office:value-type="float" office:value="0.000083185" calcext:value-type="float">
            <text:p>83,19E-06</text:p>
          </table:table-cell>
          <table:table-cell table:formula="of:=([.D102]-[.D100])/([.B102]-[.B100])" office:value-type="float" office:value="0.0000524500000000004" calcext:value-type="float">
            <text:p>52,45E-06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,00E+00</text:p>
          </table:table-cell>
          <table:table-cell office:value-type="float" office:value="0.98" calcext:value-type="float">
            <text:p>980,00E-03</text:p>
          </table:table-cell>
          <table:table-cell office:value-type="float" office:value="0.000098244" calcext:value-type="float">
            <text:p>98,24E-06</text:p>
          </table:table-cell>
          <table:table-cell office:value-type="float" office:value="0.000083373" calcext:value-type="float">
            <text:p>83,37E-06</text:p>
          </table:table-cell>
          <table:table-cell table:formula="of:=([.D103]-[.D101])/([.B103]-[.B101])" office:value-type="float" office:value="0.0000527499999999997" calcext:value-type="float">
            <text:p>52,75E-06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,00E+00</text:p>
          </table:table-cell>
          <table:table-cell office:value-type="float" office:value="0.99" calcext:value-type="float">
            <text:p>990,00E-03</text:p>
          </table:table-cell>
          <table:table-cell office:value-type="float" office:value="0.000100511" calcext:value-type="float">
            <text:p>100,51E-06</text:p>
          </table:table-cell>
          <table:table-cell office:value-type="float" office:value="0.00008424" calcext:value-type="float">
            <text:p>84,24E-06</text:p>
          </table:table-cell>
          <table:table-cell table:formula="of:=([.D104]-[.D102])/([.B104]-[.B102])" office:value-type="float" office:value="0.0000439499999999994" calcext:value-type="float">
            <text:p>43,95E-06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,00E+00</text:p>
          </table:table-cell>
          <table:table-cell office:value-type="float" office:value="1" calcext:value-type="float">
            <text:p>1,00E+00</text:p>
          </table:table-cell>
          <table:table-cell office:value-type="float" office:value="0.000103054" calcext:value-type="float">
            <text:p>103,05E-06</text:p>
          </table:table-cell>
          <table:table-cell office:value-type="float" office:value="0.000084252" calcext:value-type="float">
            <text:p>84,25E-06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0:56:40.596500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0:18:58.501129667</meta:creation-date>
    <meta:generator>LibreOffice/5.0.3.2$Linux_X86_64 LibreOffice_project/00m0$Build-2</meta:generator>
    <dc:date>2015-12-14T11:09:26.027252025</dc:date>
    <meta:editing-duration>PT30M37S</meta:editing-duration>
    <meta:editing-cycles>13</meta:editing-cycles>
    <meta:document-statistic meta:table-count="2" meta:cell-count="11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106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6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FD8-012'.B4:'FD8-012'.B104 'FD8-012'.D3:'FD8-012'.E104 'FD8-012'.G3:'FD8-012'.G104" chart:data-source-has-labels="row" svg:x="0.32cm" svg:y="0.18cm" svg:width="15.36cm" svg:height="8.64cm">
          <chartooo:coordinate-region svg:x="2.579cm" svg:y="0.389cm" svg:width="10.959cm" svg:height="8.22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FD8-012'.D4:'FD8-012'.D104" chart:label-cell-address="'FD8-012'.D3:'FD8-012'.D3" chart:class="chart:scatter">
            <chart:domain table:cell-range-address="'FD8-012'.B4:'FD8-012'.B104"/>
            <chart:data-point chart:repeated="101"/>
          </chart:series>
          <chart:series chart:attached-axis="secondary-y" chart:style-name="ch8" chart:values-cell-range-address="'FD8-012'.E4:'FD8-012'.E104" chart:label-cell-address="'FD8-012'.E3:'FD8-012'.E3" chart:class="chart:scatter">
            <chart:data-point chart:repeated="101"/>
          </chart:series>
          <chart:series chart:attached-axis="primary-y" chart:style-name="ch9" chart:values-cell-range-address="'FD8-012'.G4:'FD8-012'.G104" chart:label-cell-address="'FD8-012'.G3:'FD8-012'.G3" chart:class="chart:scatte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'FD8-012'.D3:'FD8-012'.D3</svg:desc>
                </draw:g>
              </table:table-cell>
              <table:table-cell office:value-type="string">
                <text:p>d(Id)/d(Vg) (S)</text:p>
                <draw:g>
                  <svg:desc>'FD8-012'.E3:'FD8-012'.E3</svg:desc>
                </draw:g>
              </table:table-cell>
              <table:table-cell office:value-type="string">
                <text:p>tangente</text:p>
                <draw:g>
                  <svg:desc>'FD8-012'.G3:'FD8-012'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8-012'.B4:'FD8-012'.B104</svg:desc>
                </draw:g>
              </table:table-cell>
              <table:table-cell office:value-type="float" office:value="0.0000000000061">
                <text:p>0.0000000000061</text:p>
                <draw:g>
                  <svg:desc>'FD8-012'.D4:'FD8-012'.D104</svg:desc>
                </draw:g>
              </table:table-cell>
              <table:table-cell office:value-type="float" office:value="NaN">
                <text:p>NaN</text:p>
                <draw:g>
                  <svg:desc>'FD8-012'.E4:'FD8-012'.E104</svg:desc>
                </draw:g>
              </table:table-cell>
              <table:table-cell office:value-type="float" office:value="-0.000153001">
                <text:p>-0.000153001</text:p>
                <draw:g>
                  <svg:desc>'FD8-012'.G4:'FD8-012'.G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0000001115">
                <text:p>0.00000000001115</text:p>
              </table:table-cell>
              <table:table-cell office:value-type="float" office:value="0.0000000004075">
                <text:p>0.0000000004075</text:p>
              </table:table-cell>
              <table:table-cell office:value-type="float" office:value="-0.000149581">
                <text:p>-0.000149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0000001425">
                <text:p>0.00000000001425</text:p>
              </table:table-cell>
              <table:table-cell office:value-type="float" office:value="0.000000000424">
                <text:p>0.000000000424</text:p>
              </table:table-cell>
              <table:table-cell office:value-type="float" office:value="-0.000146161">
                <text:p>-0.0001461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0000001963">
                <text:p>0.00000000001963</text:p>
              </table:table-cell>
              <table:table-cell office:value-type="float" office:value="0.000000000669">
                <text:p>0.000000000669</text:p>
              </table:table-cell>
              <table:table-cell office:value-type="float" office:value="-0.000142741">
                <text:p>-0.0001427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0000002763">
                <text:p>0.00000000002763</text:p>
              </table:table-cell>
              <table:table-cell office:value-type="float" office:value="0.0000000011265">
                <text:p>0.0000000011265</text:p>
              </table:table-cell>
              <table:table-cell office:value-type="float" office:value="-0.000139321">
                <text:p>-0.0001393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0000004216">
                <text:p>0.00000000004216</text:p>
              </table:table-cell>
              <table:table-cell office:value-type="float" office:value="0.0000000016085">
                <text:p>0.0000000016085</text:p>
              </table:table-cell>
              <table:table-cell office:value-type="float" office:value="-0.000135901">
                <text:p>-0.000135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000000598">
                <text:p>0.0000000000598</text:p>
              </table:table-cell>
              <table:table-cell office:value-type="float" office:value="0.0000000019065">
                <text:p>0.0000000019065</text:p>
              </table:table-cell>
              <table:table-cell office:value-type="float" office:value="-0.000132481">
                <text:p>-0.000132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0000008029">
                <text:p>0.00000000008029</text:p>
              </table:table-cell>
              <table:table-cell office:value-type="float" office:value="0.0000000028645">
                <text:p>0.0000000028645</text:p>
              </table:table-cell>
              <table:table-cell office:value-type="float" office:value="-0.000129061">
                <text:p>-0.000129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0000011709">
                <text:p>0.00000000011709</text:p>
              </table:table-cell>
              <table:table-cell office:value-type="float" office:value="0.000000004337">
                <text:p>0.000000004337</text:p>
              </table:table-cell>
              <table:table-cell office:value-type="float" office:value="-0.000125641">
                <text:p>-0.000125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0000016703">
                <text:p>0.00000000016703</text:p>
              </table:table-cell>
              <table:table-cell office:value-type="float" office:value="0.000000006104">
                <text:p>0.000000006104</text:p>
              </table:table-cell>
              <table:table-cell office:value-type="float" office:value="-0.000122221">
                <text:p>-0.000122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0000023917">
                <text:p>0.00000000023917</text:p>
              </table:table-cell>
              <table:table-cell office:value-type="float" office:value="0.0000000086595">
                <text:p>0.0000000086595</text:p>
              </table:table-cell>
              <table:table-cell office:value-type="float" office:value="-0.000118801">
                <text:p>-0.0001188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0000034022">
                <text:p>0.00000000034022</text:p>
              </table:table-cell>
              <table:table-cell office:value-type="float" office:value="0.000000012135">
                <text:p>0.000000012135</text:p>
              </table:table-cell>
              <table:table-cell office:value-type="float" office:value="-0.000115381">
                <text:p>-0.000115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0000048187">
                <text:p>0.00000000048187</text:p>
              </table:table-cell>
              <table:table-cell office:value-type="float" office:value="0.000000017187">
                <text:p>0.000000017187</text:p>
              </table:table-cell>
              <table:table-cell office:value-type="float" office:value="-0.000111961">
                <text:p>-0.0001119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0000068396">
                <text:p>0.00000000068396</text:p>
              </table:table-cell>
              <table:table-cell office:value-type="float" office:value="0.000000024612">
                <text:p>0.000000024612</text:p>
              </table:table-cell>
              <table:table-cell office:value-type="float" office:value="-0.000108541">
                <text:p>-0.0001085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0000097411">
                <text:p>0.00000000097411</text:p>
              </table:table-cell>
              <table:table-cell office:value-type="float" office:value="0.000000035087">
                <text:p>0.000000035087</text:p>
              </table:table-cell>
              <table:table-cell office:value-type="float" office:value="-0.000105121">
                <text:p>-0.0001051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000013857">
                <text:p>0.0000000013857</text:p>
              </table:table-cell>
              <table:table-cell office:value-type="float" office:value="0.0000000495095">
                <text:p>0.0000000495095</text:p>
              </table:table-cell>
              <table:table-cell office:value-type="float" office:value="-0.000101701">
                <text:p>-0.0001017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000019643">
                <text:p>0.0000000019643</text:p>
              </table:table-cell>
              <table:table-cell office:value-type="float" office:value="0.0000000703749999999999">
                <text:p>0.0000000703749999999999</text:p>
              </table:table-cell>
              <table:table-cell office:value-type="float" office:value="-0.000098281">
                <text:p>-0.0000982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000027932">
                <text:p>0.0000000027932</text:p>
              </table:table-cell>
              <table:table-cell office:value-type="float" office:value="0.0000000998950000000001">
                <text:p>0.0000000998950000000001</text:p>
              </table:table-cell>
              <table:table-cell office:value-type="float" office:value="-0.000094861">
                <text:p>-0.000094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00039622">
                <text:p>0.0000000039622</text:p>
              </table:table-cell>
              <table:table-cell office:value-type="float" office:value="0.000000140955">
                <text:p>0.000000140955</text:p>
              </table:table-cell>
              <table:table-cell office:value-type="float" office:value="-0.000091441">
                <text:p>-0.000091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00056123">
                <text:p>0.0000000056123</text:p>
              </table:table-cell>
              <table:table-cell office:value-type="float" office:value="0.00000019986">
                <text:p>0.00000019986</text:p>
              </table:table-cell>
              <table:table-cell office:value-type="float" office:value="-0.000088021">
                <text:p>-0.0000880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00079594">
                <text:p>0.0000000079594</text:p>
              </table:table-cell>
              <table:table-cell office:value-type="float" office:value="0.000000283505">
                <text:p>0.000000283505</text:p>
              </table:table-cell>
              <table:table-cell office:value-type="float" office:value="-0.000084601">
                <text:p>-0.000084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00112824">
                <text:p>0.0000000112824</text:p>
              </table:table-cell>
              <table:table-cell office:value-type="float" office:value="0.00000040208">
                <text:p>0.00000040208</text:p>
              </table:table-cell>
              <table:table-cell office:value-type="float" office:value="-0.000081181">
                <text:p>-0.0000811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0016001">
                <text:p>0.000000016001</text:p>
              </table:table-cell>
              <table:table-cell office:value-type="float" office:value="0.00000057008">
                <text:p>0.00000057008</text:p>
              </table:table-cell>
              <table:table-cell office:value-type="float" office:value="-0.000077761">
                <text:p>-0.0000777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0022684">
                <text:p>0.000000022684</text:p>
              </table:table-cell>
              <table:table-cell office:value-type="float" office:value="0.00000079995">
                <text:p>0.00000079995</text:p>
              </table:table-cell>
              <table:table-cell office:value-type="float" office:value="-0.000074341">
                <text:p>-0.000074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0032">
                <text:p>0.000000032</text:p>
              </table:table-cell>
              <table:table-cell office:value-type="float" office:value="0.00000112635">
                <text:p>0.00000112635</text:p>
              </table:table-cell>
              <table:table-cell office:value-type="float" office:value="-0.000070921">
                <text:p>-0.000070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0045211">
                <text:p>0.000000045211</text:p>
              </table:table-cell>
              <table:table-cell office:value-type="float" office:value="0.0000015971">
                <text:p>0.0000015971</text:p>
              </table:table-cell>
              <table:table-cell office:value-type="float" office:value="-0.000067501">
                <text:p>-0.000067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0063942">
                <text:p>0.000000063942</text:p>
              </table:table-cell>
              <table:table-cell office:value-type="float" office:value="0.0000022446">
                <text:p>0.0000022446</text:p>
              </table:table-cell>
              <table:table-cell office:value-type="float" office:value="-0.000064081">
                <text:p>-0.0000640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0090103">
                <text:p>0.000000090103</text:p>
              </table:table-cell>
              <table:table-cell office:value-type="float" office:value="0.0000030944">
                <text:p>0.0000030944</text:p>
              </table:table-cell>
              <table:table-cell office:value-type="float" office:value="-0.000060661">
                <text:p>-0.0000606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012583">
                <text:p>0.00000012583</text:p>
              </table:table-cell>
              <table:table-cell office:value-type="float" office:value="0.00000428385000000001">
                <text:p>0.00000428385000000001</text:p>
              </table:table-cell>
              <table:table-cell office:value-type="float" office:value="-0.000057241">
                <text:p>-0.0000572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017578">
                <text:p>0.00000017578</text:p>
              </table:table-cell>
              <table:table-cell office:value-type="float" office:value="0.00000591799999999999">
                <text:p>0.00000591799999999999</text:p>
              </table:table-cell>
              <table:table-cell office:value-type="float" office:value="-0.000053821">
                <text:p>-0.0000538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024419">
                <text:p>0.00000024419</text:p>
              </table:table-cell>
              <table:table-cell office:value-type="float" office:value="0.00000815749999999999">
                <text:p>0.00000815749999999999</text:p>
              </table:table-cell>
              <table:table-cell office:value-type="float" office:value="-0.000050401">
                <text:p>-0.000050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033893">
                <text:p>0.00000033893</text:p>
              </table:table-cell>
              <table:table-cell office:value-type="float" office:value="0.0000109745">
                <text:p>0.0000109745</text:p>
              </table:table-cell>
              <table:table-cell office:value-type="float" office:value="-0.000046981">
                <text:p>-0.000046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046368">
                <text:p>0.00000046368</text:p>
              </table:table-cell>
              <table:table-cell office:value-type="float" office:value="0.0000148635">
                <text:p>0.0000148635</text:p>
              </table:table-cell>
              <table:table-cell office:value-type="float" office:value="-0.000043561">
                <text:p>-0.0000435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06362">
                <text:p>0.0000006362</text:p>
              </table:table-cell>
              <table:table-cell office:value-type="float" office:value="0.0000199675">
                <text:p>0.0000199675</text:p>
              </table:table-cell>
              <table:table-cell office:value-type="float" office:value="-0.000040141">
                <text:p>-0.0000401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086303">
                <text:p>0.00000086303</text:p>
              </table:table-cell>
              <table:table-cell office:value-type="float" office:value="0.000026415">
                <text:p>0.000026415</text:p>
              </table:table-cell>
              <table:table-cell office:value-type="float" office:value="-0.000036721">
                <text:p>-0.0000367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11645">
                <text:p>0.0000011645</text:p>
              </table:table-cell>
              <table:table-cell office:value-type="float" office:value="0.0000343735000000001">
                <text:p>0.0000343735000000001</text:p>
              </table:table-cell>
              <table:table-cell office:value-type="float" office:value="-0.000033301">
                <text:p>-0.000033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15505">
                <text:p>0.0000015505</text:p>
              </table:table-cell>
              <table:table-cell office:value-type="float" office:value="0.0000433550000000001">
                <text:p>0.0000433550000000001</text:p>
              </table:table-cell>
              <table:table-cell office:value-type="float" office:value="-0.000029881">
                <text:p>-0.0000298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0316">
                <text:p>0.0000020316</text:p>
              </table:table-cell>
              <table:table-cell office:value-type="float" office:value="0.0000536199999999999">
                <text:p>0.0000536199999999999</text:p>
              </table:table-cell>
              <table:table-cell office:value-type="float" office:value="-0.000026461">
                <text:p>-0.0000264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6229">
                <text:p>0.0000026229</text:p>
              </table:table-cell>
              <table:table-cell office:value-type="float" office:value="0.0000662449999999999">
                <text:p>0.0000662449999999999</text:p>
              </table:table-cell>
              <table:table-cell office:value-type="float" office:value="-0.000023041">
                <text:p>-0.000023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33565">
                <text:p>0.0000033565</text:p>
              </table:table-cell>
              <table:table-cell office:value-type="float" office:value="0.0000809749999999999">
                <text:p>0.0000809749999999999</text:p>
              </table:table-cell>
              <table:table-cell office:value-type="float" office:value="-0.000019621">
                <text:p>-0.0000196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42424">
                <text:p>0.0000042424</text:p>
              </table:table-cell>
              <table:table-cell office:value-type="float" office:value="0.0000956149999999999">
                <text:p>0.0000956149999999999</text:p>
              </table:table-cell>
              <table:table-cell office:value-type="float" office:value="-0.000016201">
                <text:p>-0.000016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52688">
                <text:p>0.0000052688</text:p>
              </table:table-cell>
              <table:table-cell office:value-type="float" office:value="0.000112045">
                <text:p>0.000112045</text:p>
              </table:table-cell>
              <table:table-cell office:value-type="float" office:value="-0.000012781">
                <text:p>-0.0000127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64833">
                <text:p>0.0000064833</text:p>
              </table:table-cell>
              <table:table-cell office:value-type="float" office:value="0.000131035">
                <text:p>0.000131035</text:p>
              </table:table-cell>
              <table:table-cell office:value-type="float" office:value="-0.00000936099999999999">
                <text:p>-0.000009360999999999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78895">
                <text:p>0.0000078895</text:p>
              </table:table-cell>
              <table:table-cell office:value-type="float" office:value="0.000149065">
                <text:p>0.000149065</text:p>
              </table:table-cell>
              <table:table-cell office:value-type="float" office:value="-0.000005941">
                <text:p>-0.0000059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94646">
                <text:p>0.0000094646</text:p>
              </table:table-cell>
              <table:table-cell office:value-type="float" office:value="0.000166665">
                <text:p>0.000166665</text:p>
              </table:table-cell>
              <table:table-cell office:value-type="float" office:value="-0.000002521">
                <text:p>-0.0000025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112228">
                <text:p>0.0000112228</text:p>
              </table:table-cell>
              <table:table-cell office:value-type="float" office:value="0.00018347">
                <text:p>0.00018347</text:p>
              </table:table-cell>
              <table:table-cell office:value-type="float" office:value="0.000000899000000000006">
                <text:p>0.000000899000000000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13134">
                <text:p>0.000013134</text:p>
              </table:table-cell>
              <table:table-cell office:value-type="float" office:value="0.00019961">
                <text:p>0.00019961</text:p>
              </table:table-cell>
              <table:table-cell office:value-type="float" office:value="0.00000431900000000001">
                <text:p>0.0000043190000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15215">
                <text:p>0.000015215</text:p>
              </table:table-cell>
              <table:table-cell office:value-type="float" office:value="0.0002163">
                <text:p>0.0002163</text:p>
              </table:table-cell>
              <table:table-cell office:value-type="float" office:value="0.00000773900000000002">
                <text:p>0.0000077390000000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1746">
                <text:p>0.00001746</text:p>
              </table:table-cell>
              <table:table-cell office:value-type="float" office:value="0.0002344">
                <text:p>0.0002344</text:p>
              </table:table-cell>
              <table:table-cell office:value-type="float" office:value="0.000011159">
                <text:p>0.000011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9903">
                <text:p>0.000019903</text:p>
              </table:table-cell>
              <table:table-cell office:value-type="float" office:value="0.0002494">
                <text:p>0.0002494</text:p>
              </table:table-cell>
              <table:table-cell office:value-type="float" office:value="0.000014579">
                <text:p>0.0000145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22448">
                <text:p>0.000022448</text:p>
              </table:table-cell>
              <table:table-cell office:value-type="float" office:value="0.00026025">
                <text:p>0.00026025</text:p>
              </table:table-cell>
              <table:table-cell office:value-type="float" office:value="0.000017999">
                <text:p>0.000017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25108">
                <text:p>0.000025108</text:p>
              </table:table-cell>
              <table:table-cell office:value-type="float" office:value="0.00027145">
                <text:p>0.00027145</text:p>
              </table:table-cell>
              <table:table-cell office:value-type="float" office:value="0.000021419">
                <text:p>0.000021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27877">
                <text:p>0.000027877</text:p>
              </table:table-cell>
              <table:table-cell office:value-type="float" office:value="0.00028455">
                <text:p>0.00028455</text:p>
              </table:table-cell>
              <table:table-cell office:value-type="float" office:value="0.000024839">
                <text:p>0.0000248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30799">
                <text:p>0.000030799</text:p>
              </table:table-cell>
              <table:table-cell office:value-type="float" office:value="0.00029155">
                <text:p>0.00029155</text:p>
              </table:table-cell>
              <table:table-cell office:value-type="float" office:value="0.000028259">
                <text:p>0.0000282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33708">
                <text:p>0.000033708</text:p>
              </table:table-cell>
              <table:table-cell office:value-type="float" office:value="0.00029815">
                <text:p>0.00029815</text:p>
              </table:table-cell>
              <table:table-cell office:value-type="float" office:value="0.000031679">
                <text:p>0.0000316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36762">
                <text:p>0.000036762</text:p>
              </table:table-cell>
              <table:table-cell office:value-type="float" office:value="0.00030905">
                <text:p>0.00030905</text:p>
              </table:table-cell>
              <table:table-cell office:value-type="float" office:value="0.000035099">
                <text:p>0.0000350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39889">
                <text:p>0.000039889</text:p>
              </table:table-cell>
              <table:table-cell office:value-type="float" office:value="0.00031275">
                <text:p>0.00031275</text:p>
              </table:table-cell>
              <table:table-cell office:value-type="float" office:value="0.000038519">
                <text:p>0.0000385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43017">
                <text:p>0.000043017</text:p>
              </table:table-cell>
              <table:table-cell office:value-type="float" office:value="0.000315950000000001">
                <text:p>0.000315950000000001</text:p>
              </table:table-cell>
              <table:table-cell office:value-type="float" office:value="0.000041939">
                <text:p>0.0000419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46208">
                <text:p>0.000046208</text:p>
              </table:table-cell>
              <table:table-cell office:value-type="float" office:value="0.000324600000000001">
                <text:p>0.000324600000000001</text:p>
              </table:table-cell>
              <table:table-cell office:value-type="float" office:value="0.000045359">
                <text:p>0.000045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49509">
                <text:p>0.000049509</text:p>
              </table:table-cell>
              <table:table-cell office:value-type="float" office:value="0.000328749999999998">
                <text:p>0.000328749999999998</text:p>
              </table:table-cell>
              <table:table-cell office:value-type="float" office:value="0.000048779">
                <text:p>0.0000487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52783">
                <text:p>0.000052783</text:p>
              </table:table-cell>
              <table:table-cell office:value-type="float" office:value="0.0003293">
                <text:p>0.0003293</text:p>
              </table:table-cell>
              <table:table-cell office:value-type="float" office:value="0.000052199">
                <text:p>0.000052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56095">
                <text:p>0.000056095</text:p>
              </table:table-cell>
              <table:table-cell office:value-type="float" office:value="0.000326500000000002">
                <text:p>0.000326500000000002</text:p>
              </table:table-cell>
              <table:table-cell office:value-type="float" office:value="0.000055619">
                <text:p>0.0000556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59313">
                <text:p>0.000059313</text:p>
              </table:table-cell>
              <table:table-cell office:value-type="float" office:value="0.00032915">
                <text:p>0.00032915</text:p>
              </table:table-cell>
              <table:table-cell office:value-type="float" office:value="0.000059039">
                <text:p>0.000059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62678">
                <text:p>0.000062678</text:p>
              </table:table-cell>
              <table:table-cell office:value-type="float" office:value="0.00033265">
                <text:p>0.00033265</text:p>
              </table:table-cell>
              <table:table-cell office:value-type="float" office:value="0.000062459">
                <text:p>0.000062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65966">
                <text:p>0.000065966</text:p>
              </table:table-cell>
              <table:table-cell office:value-type="float" office:value="0.000331399999999999">
                <text:p>0.000331399999999999</text:p>
              </table:table-cell>
              <table:table-cell office:value-type="float" office:value="0.000065879">
                <text:p>0.0000658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69306">
                <text:p>0.000069306</text:p>
              </table:table-cell>
              <table:table-cell office:value-type="float" office:value="0.0003399">
                <text:p>0.0003399</text:p>
              </table:table-cell>
              <table:table-cell office:value-type="float" office:value="0.000069299">
                <text:p>0.000069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72764">
                <text:p>0.000072764</text:p>
              </table:table-cell>
              <table:table-cell office:value-type="float" office:value="0.00034165">
                <text:p>0.00034165</text:p>
              </table:table-cell>
              <table:table-cell office:value-type="float" office:value="0.000072719">
                <text:p>0.0000727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76139">
                <text:p>0.000076139</text:p>
              </table:table-cell>
              <table:table-cell office:value-type="float" office:value="0.0003379">
                <text:p>0.0003379</text:p>
              </table:table-cell>
              <table:table-cell office:value-type="float" office:value="0.000076139">
                <text:p>0.0000761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79522">
                <text:p>0.000079522</text:p>
              </table:table-cell>
              <table:table-cell office:value-type="float" office:value="0.000341349999999999">
                <text:p>0.000341349999999999</text:p>
              </table:table-cell>
              <table:table-cell office:value-type="float" office:value="0.000079559">
                <text:p>0.0000795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82966">
                <text:p>0.000082966</text:p>
              </table:table-cell>
              <table:table-cell office:value-type="float" office:value="0.00034205">
                <text:p>0.00034205</text:p>
              </table:table-cell>
              <table:table-cell office:value-type="float" office:value="0.000082979">
                <text:p>0.000082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86363">
                <text:p>0.000086363</text:p>
              </table:table-cell>
              <table:table-cell office:value-type="float" office:value="0.000336800000000001">
                <text:p>0.000336800000000001</text:p>
              </table:table-cell>
              <table:table-cell office:value-type="float" office:value="0.000086399">
                <text:p>0.000086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89702">
                <text:p>0.000089702</text:p>
              </table:table-cell>
              <table:table-cell office:value-type="float" office:value="0.000334750000000001">
                <text:p>0.000334750000000001</text:p>
              </table:table-cell>
              <table:table-cell office:value-type="float" office:value="0.000089819">
                <text:p>0.0000898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93058">
                <text:p>0.000093058</text:p>
              </table:table-cell>
              <table:table-cell office:value-type="float" office:value="0.0003361">
                <text:p>0.0003361</text:p>
              </table:table-cell>
              <table:table-cell office:value-type="float" office:value="0.000093239">
                <text:p>0.0000932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96424">
                <text:p>0.000096424</text:p>
              </table:table-cell>
              <table:table-cell office:value-type="float" office:value="0.0003323">
                <text:p>0.0003323</text:p>
              </table:table-cell>
              <table:table-cell office:value-type="float" office:value="0.000096659">
                <text:p>0.0000966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99704">
                <text:p>0.000099704</text:p>
              </table:table-cell>
              <table:table-cell office:value-type="float" office:value="0.000326449999999999">
                <text:p>0.000326449999999999</text:p>
              </table:table-cell>
              <table:table-cell office:value-type="float" office:value="0.000100079">
                <text:p>0.0001000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102953">
                <text:p>0.000102953</text:p>
              </table:table-cell>
              <table:table-cell office:value-type="float" office:value="0.0003297">
                <text:p>0.0003297</text:p>
              </table:table-cell>
              <table:table-cell office:value-type="float" office:value="0.000103499">
                <text:p>0.0001034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106298">
                <text:p>0.000106298</text:p>
              </table:table-cell>
              <table:table-cell office:value-type="float" office:value="0.0003317">
                <text:p>0.0003317</text:p>
              </table:table-cell>
              <table:table-cell office:value-type="float" office:value="0.000106919">
                <text:p>0.000106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109587">
                <text:p>0.000109587</text:p>
              </table:table-cell>
              <table:table-cell office:value-type="float" office:value="0.00031985">
                <text:p>0.00031985</text:p>
              </table:table-cell>
              <table:table-cell office:value-type="float" office:value="0.000110339">
                <text:p>0.0001103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112695">
                <text:p>0.000112695</text:p>
              </table:table-cell>
              <table:table-cell office:value-type="float" office:value="0.00031515">
                <text:p>0.00031515</text:p>
              </table:table-cell>
              <table:table-cell office:value-type="float" office:value="0.000113759">
                <text:p>0.0001137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11589">
                <text:p>0.00011589</text:p>
              </table:table-cell>
              <table:table-cell office:value-type="float" office:value="0.00031775">
                <text:p>0.00031775</text:p>
              </table:table-cell>
              <table:table-cell office:value-type="float" office:value="0.000117179">
                <text:p>0.0001171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11905">
                <text:p>0.00011905</text:p>
              </table:table-cell>
              <table:table-cell office:value-type="float" office:value="0.0003165">
                <text:p>0.0003165</text:p>
              </table:table-cell>
              <table:table-cell office:value-type="float" office:value="0.000120599">
                <text:p>0.0001205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12222">
                <text:p>0.00012222</text:p>
              </table:table-cell>
              <table:table-cell office:value-type="float" office:value="0.000320999999999999">
                <text:p>0.000320999999999999</text:p>
              </table:table-cell>
              <table:table-cell office:value-type="float" office:value="0.000124019">
                <text:p>0.0001240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12547">
                <text:p>0.00012547</text:p>
              </table:table-cell>
              <table:table-cell office:value-type="float" office:value="0.000315499999999999">
                <text:p>0.000315499999999999</text:p>
              </table:table-cell>
              <table:table-cell office:value-type="float" office:value="0.000127439">
                <text:p>0.0001274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12853">
                <text:p>0.00012853</text:p>
              </table:table-cell>
              <table:table-cell office:value-type="float" office:value="0.000304500000000001">
                <text:p>0.000304500000000001</text:p>
              </table:table-cell>
              <table:table-cell office:value-type="float" office:value="0.000130859">
                <text:p>0.0001308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13156">
                <text:p>0.00013156</text:p>
              </table:table-cell>
              <table:table-cell office:value-type="float" office:value="0.000300500000000002">
                <text:p>0.000300500000000002</text:p>
              </table:table-cell>
              <table:table-cell office:value-type="float" office:value="0.000134279">
                <text:p>0.0001342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13454">
                <text:p>0.00013454</text:p>
              </table:table-cell>
              <table:table-cell office:value-type="float" office:value="0.0003025">
                <text:p>0.0003025</text:p>
              </table:table-cell>
              <table:table-cell office:value-type="float" office:value="0.000137699">
                <text:p>0.0001376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13761">
                <text:p>0.00013761</text:p>
              </table:table-cell>
              <table:table-cell office:value-type="float" office:value="0.0002975">
                <text:p>0.0002975</text:p>
              </table:table-cell>
              <table:table-cell office:value-type="float" office:value="0.000141119">
                <text:p>0.0001411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14049">
                <text:p>0.00014049</text:p>
              </table:table-cell>
              <table:table-cell office:value-type="float" office:value="0.0002875">
                <text:p>0.0002875</text:p>
              </table:table-cell>
              <table:table-cell office:value-type="float" office:value="0.000144539">
                <text:p>0.000144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14336">
                <text:p>0.00014336</text:p>
              </table:table-cell>
              <table:table-cell office:value-type="float" office:value="0.0002855">
                <text:p>0.0002855</text:p>
              </table:table-cell>
              <table:table-cell office:value-type="float" office:value="0.000147959">
                <text:p>0.0001479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1462">
                <text:p>0.0001462</text:p>
              </table:table-cell>
              <table:table-cell office:value-type="float" office:value="0.000283999999999999">
                <text:p>0.000283999999999999</text:p>
              </table:table-cell>
              <table:table-cell office:value-type="float" office:value="0.000151379">
                <text:p>0.0001513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14904">
                <text:p>0.00014904</text:p>
              </table:table-cell>
              <table:table-cell office:value-type="float" office:value="0.000285">
                <text:p>0.000285</text:p>
              </table:table-cell>
              <table:table-cell office:value-type="float" office:value="0.000154799">
                <text:p>0.0001547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1519">
                <text:p>0.0001519</text:p>
              </table:table-cell>
              <table:table-cell office:value-type="float" office:value="0.000281000000000001">
                <text:p>0.000281000000000001</text:p>
              </table:table-cell>
              <table:table-cell office:value-type="float" office:value="0.000158219">
                <text:p>0.0001582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15466">
                <text:p>0.00015466</text:p>
              </table:table-cell>
              <table:table-cell office:value-type="float" office:value="0.000275499999999999">
                <text:p>0.000275499999999999</text:p>
              </table:table-cell>
              <table:table-cell office:value-type="float" office:value="0.000161639">
                <text:p>0.0001616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15741">
                <text:p>0.00015741</text:p>
              </table:table-cell>
              <table:table-cell office:value-type="float" office:value="0.000265999999999999">
                <text:p>0.000265999999999999</text:p>
              </table:table-cell>
              <table:table-cell office:value-type="float" office:value="0.000165059">
                <text:p>0.0001650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15998">
                <text:p>0.00015998</text:p>
              </table:table-cell>
              <table:table-cell office:value-type="float" office:value="0.000267499999999999">
                <text:p>0.000267499999999999</text:p>
              </table:table-cell>
              <table:table-cell office:value-type="float" office:value="0.000168479">
                <text:p>0.0001684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16276">
                <text:p>0.00016276</text:p>
              </table:table-cell>
              <table:table-cell office:value-type="float" office:value="0.000269500000000001">
                <text:p>0.000269500000000001</text:p>
              </table:table-cell>
              <table:table-cell office:value-type="float" office:value="0.000171899">
                <text:p>0.0001718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16537">
                <text:p>0.00016537</text:p>
              </table:table-cell>
              <table:table-cell office:value-type="float" office:value="0.000256000000000001">
                <text:p>0.000256000000000001</text:p>
              </table:table-cell>
              <table:table-cell office:value-type="float" office:value="0.000175319">
                <text:p>0.0001753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16788">
                <text:p>0.00016788</text:p>
              </table:table-cell>
              <table:table-cell office:value-type="float" office:value="0.000249500000000001">
                <text:p>0.000249500000000001</text:p>
              </table:table-cell>
              <table:table-cell office:value-type="float" office:value="0.000178739">
                <text:p>0.0001787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17036">
                <text:p>0.00017036</text:p>
              </table:table-cell>
              <table:table-cell office:value-type="float" office:value="0.0002455">
                <text:p>0.0002455</text:p>
              </table:table-cell>
              <table:table-cell office:value-type="float" office:value="0.000182159">
                <text:p>0.000182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17279">
                <text:p>0.00017279</text:p>
              </table:table-cell>
              <table:table-cell office:value-type="float" office:value="0.000247499999999999">
                <text:p>0.000247499999999999</text:p>
              </table:table-cell>
              <table:table-cell office:value-type="float" office:value="0.000185579">
                <text:p>0.0001855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17531">
                <text:p>0.00017531</text:p>
              </table:table-cell>
              <table:table-cell office:value-type="float" office:value="NaN">
                <text:p>NaN</text:p>
              </table:table-cell>
              <table:table-cell office:value-type="float" office:value="0.000188999">
                <text:p>0.000188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6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82cm" svg:y="3.935cm" style:legend-expansion="high" chart:style-name="ch2"/>
        <chart:plot-area chart:style-name="ch3" table:cell-range-address="'FDSOI8-38'.B4:'FDSOI8-38'.B104 'FDSOI8-38'.D3:'FDSOI8-38'.E104" chart:data-source-has-labels="row" svg:x="0.32cm" svg:y="0.18cm" svg:width="11.742cm" svg:height="8.64cm">
          <chartooo:coordinate-region svg:x="2.254cm" svg:y="0.388cm" svg:width="7.548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FDSOI8-38'.D4:'FDSOI8-38'.D104" chart:label-cell-address="'FDSOI8-38'.D3:'FDSOI8-38'.D3" chart:class="chart:scatter">
            <chart:domain table:cell-range-address="'FDSOI8-38'.B4:'FDSOI8-38'.B104"/>
            <chart:data-point chart:repeated="101"/>
          </chart:series>
          <chart:series chart:attached-axis="secondary-y" chart:style-name="ch8" chart:values-cell-range-address="'FDSOI8-38'.E4:'FDSOI8-38'.E104" chart:label-cell-address="'FDSOI8-38'.E3:'FDSOI8-38'.E3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Id (A)</text:p>
                <draw:g>
                  <svg:desc>'FDSOI8-38'.D3:'FDSOI8-38'.D3</svg:desc>
                </draw:g>
              </table:table-cell>
              <table:table-cell office:value-type="string">
                <text:p>d(Id)/d(Vg) (S)</text:p>
                <draw:g>
                  <svg:desc>'FDSOI8-38'.E3:'FDSOI8-38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FDSOI8-38'.B4:'FDSOI8-38'.B104</svg:desc>
                </draw:g>
              </table:table-cell>
              <table:table-cell office:value-type="float" office:value="0.000015673">
                <text:p>0.000015673</text:p>
                <draw:g>
                  <svg:desc>'FDSOI8-38'.D4:'FDSOI8-38'.D104</svg:desc>
                </draw:g>
              </table:table-cell>
              <table:table-cell office:value-type="float" office:value="NaN">
                <text:p>NaN</text:p>
                <draw:g>
                  <svg:desc>'FDSOI8-38'.E4:'FDSOI8-38'.E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001533">
                <text:p>0.00001533</text:p>
              </table:table-cell>
              <table:table-cell office:value-type="float" office:value="-0.0000324499999999999">
                <text:p>-0.000032449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00015024">
                <text:p>0.000015024</text:p>
              </table:table-cell>
              <table:table-cell office:value-type="float" office:value="-0.00003135">
                <text:p>-0.00003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000014703">
                <text:p>0.000014703</text:p>
              </table:table-cell>
              <table:table-cell office:value-type="float" office:value="-0.0000280500000000001">
                <text:p>-0.00002805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.000014463">
                <text:p>0.000014463</text:p>
              </table:table-cell>
              <table:table-cell office:value-type="float" office:value="-0.0000268999999999999">
                <text:p>-0.0000268999999999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.000014165">
                <text:p>0.000014165</text:p>
              </table:table-cell>
              <table:table-cell office:value-type="float" office:value="-0.0000305">
                <text:p>-0.00003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.000013853">
                <text:p>0.000013853</text:p>
              </table:table-cell>
              <table:table-cell office:value-type="float" office:value="-0.0000333">
                <text:p>-0.0000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.000013499">
                <text:p>0.000013499</text:p>
              </table:table-cell>
              <table:table-cell office:value-type="float" office:value="-0.00003285">
                <text:p>-0.00003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.000013196">
                <text:p>0.000013196</text:p>
              </table:table-cell>
              <table:table-cell office:value-type="float" office:value="-0.0000305500000000001">
                <text:p>-0.000030550000000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.000012888">
                <text:p>0.000012888</text:p>
              </table:table-cell>
              <table:table-cell office:value-type="float" office:value="-0.00002985">
                <text:p>-0.00002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.000012599">
                <text:p>0.000012599</text:p>
              </table:table-cell>
              <table:table-cell office:value-type="float" office:value="-0.0000297">
                <text:p>-0.0000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.000012294">
                <text:p>0.000012294</text:p>
              </table:table-cell>
              <table:table-cell office:value-type="float" office:value="-0.0000317499999999999">
                <text:p>-0.0000317499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.000011964">
                <text:p>0.000011964</text:p>
              </table:table-cell>
              <table:table-cell office:value-type="float" office:value="-0.00003105">
                <text:p>-0.00003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.000011673">
                <text:p>0.000011673</text:p>
              </table:table-cell>
              <table:table-cell office:value-type="float" office:value="-0.0000302500000000001">
                <text:p>-0.000030250000000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.000011359">
                <text:p>0.000011359</text:p>
              </table:table-cell>
              <table:table-cell office:value-type="float" office:value="-0.0000331000000000001">
                <text:p>-0.000033100000000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000011011">
                <text:p>0.000011011</text:p>
              </table:table-cell>
              <table:table-cell office:value-type="float" office:value="-0.0000365">
                <text:p>-0.0000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.000010629">
                <text:p>0.000010629</text:p>
              </table:table-cell>
              <table:table-cell office:value-type="float" office:value="-0.0000384">
                <text:p>-0.00003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.000010243">
                <text:p>0.000010243</text:p>
              </table:table-cell>
              <table:table-cell office:value-type="float" office:value="-0.0000398900000000001">
                <text:p>-0.000039890000000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.0000098312">
                <text:p>0.0000098312</text:p>
              </table:table-cell>
              <table:table-cell office:value-type="float" office:value="-0.0000393450000000001">
                <text:p>-0.000039345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.0000094561">
                <text:p>0.0000094561</text:p>
              </table:table-cell>
              <table:table-cell office:value-type="float" office:value="-0.000040675">
                <text:p>-0.000040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.0000090177">
                <text:p>0.0000090177</text:p>
              </table:table-cell>
              <table:table-cell office:value-type="float" office:value="-0.0000439649999999999">
                <text:p>-0.000043964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.0000085768">
                <text:p>0.0000085768</text:p>
              </table:table-cell>
              <table:table-cell office:value-type="float" office:value="-0.00004405">
                <text:p>-0.00004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.0000081367">
                <text:p>0.0000081367</text:p>
              </table:table-cell>
              <table:table-cell office:value-type="float" office:value="-0.000044535">
                <text:p>-0.0000445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.0000076861">
                <text:p>0.0000076861</text:p>
              </table:table-cell>
              <table:table-cell office:value-type="float" office:value="-0.00004494">
                <text:p>-0.00004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.0000072379">
                <text:p>0.0000072379</text:p>
              </table:table-cell>
              <table:table-cell office:value-type="float" office:value="-0.00004644">
                <text:p>-0.00004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.0000067573">
                <text:p>0.0000067573</text:p>
              </table:table-cell>
              <table:table-cell office:value-type="float" office:value="-0.0000463499999999999">
                <text:p>-0.000046349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.0000063109">
                <text:p>0.0000063109</text:p>
              </table:table-cell>
              <table:table-cell office:value-type="float" office:value="-0.000045735">
                <text:p>-0.0000457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.0000058426">
                <text:p>0.0000058426</text:p>
              </table:table-cell>
              <table:table-cell office:value-type="float" office:value="-0.000048945">
                <text:p>-0.000048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.000005332">
                <text:p>0.000005332</text:p>
              </table:table-cell>
              <table:table-cell office:value-type="float" office:value="-0.0000441350000000001">
                <text:p>-0.000044135000000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.0000049599">
                <text:p>0.0000049599</text:p>
              </table:table-cell>
              <table:table-cell office:value-type="float" office:value="-0.0000408999999999999">
                <text:p>-0.00004089999999999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.000004514">
                <text:p>0.000004514</text:p>
              </table:table-cell>
              <table:table-cell office:value-type="float" office:value="-0.000044055">
                <text:p>-0.0000440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.0000040788">
                <text:p>0.0000040788</text:p>
              </table:table-cell>
              <table:table-cell office:value-type="float" office:value="-0.0000411900000000001">
                <text:p>-0.000041190000000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.0000036902">
                <text:p>0.0000036902</text:p>
              </table:table-cell>
              <table:table-cell office:value-type="float" office:value="-0.000032595">
                <text:p>-0.0000325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.0000034269">
                <text:p>0.0000034269</text:p>
              </table:table-cell>
              <table:table-cell office:value-type="float" office:value="-0.000030275">
                <text:p>-0.0000302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.0000030847">
                <text:p>0.0000030847</text:p>
              </table:table-cell>
              <table:table-cell office:value-type="float" office:value="-0.000032255">
                <text:p>-0.000032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.0000027818">
                <text:p>0.0000027818</text:p>
              </table:table-cell>
              <table:table-cell office:value-type="float" office:value="-0.00002299">
                <text:p>-0.00002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.0000026249">
                <text:p>0.0000026249</text:p>
              </table:table-cell>
              <table:table-cell office:value-type="float" office:value="-0.0000123">
                <text:p>-0.00001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.0000025358">
                <text:p>0.0000025358</text:p>
              </table:table-cell>
              <table:table-cell office:value-type="float" office:value="-0.000002765">
                <text:p>-0.0000027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.0000025696">
                <text:p>0.0000025696</text:p>
              </table:table-cell>
              <table:table-cell office:value-type="float" office:value="-0.0000136">
                <text:p>-0.00001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.0000022638">
                <text:p>0.0000022638</text:p>
              </table:table-cell>
              <table:table-cell office:value-type="float" office:value="-0.00000727000000000001">
                <text:p>-0.000007270000000000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.0000024242">
                <text:p>0.0000024242</text:p>
              </table:table-cell>
              <table:table-cell office:value-type="float" office:value="0.00004925">
                <text:p>0.000049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.0000032488">
                <text:p>0.0000032488</text:p>
              </table:table-cell>
              <table:table-cell office:value-type="float" office:value="0.0000630300000000001">
                <text:p>0.00006303000000000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.0000036848">
                <text:p>0.0000036848</text:p>
              </table:table-cell>
              <table:table-cell office:value-type="float" office:value="0.0000392100000000001">
                <text:p>0.0000392100000000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.000004033">
                <text:p>0.000004033</text:p>
              </table:table-cell>
              <table:table-cell office:value-type="float" office:value="0.0000695499999999999">
                <text:p>0.00006954999999999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.0000050758">
                <text:p>0.0000050758</text:p>
              </table:table-cell>
              <table:table-cell office:value-type="float" office:value="0.0000907299999999999">
                <text:p>0.000090729999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.0000058476">
                <text:p>0.0000058476</text:p>
              </table:table-cell>
              <table:table-cell office:value-type="float" office:value="0.0000902249999999999">
                <text:p>0.00009022499999999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.0000068803">
                <text:p>0.0000068803</text:p>
              </table:table-cell>
              <table:table-cell office:value-type="float" office:value="0.000109545">
                <text:p>0.0001095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.0000080385">
                <text:p>0.0000080385</text:p>
              </table:table-cell>
              <table:table-cell office:value-type="float" office:value="0.000108985">
                <text:p>0.0001089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.00000906">
                <text:p>0.00000906</text:p>
              </table:table-cell>
              <table:table-cell office:value-type="float" office:value="0.000121155">
                <text:p>0.00012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.0000104616">
                <text:p>0.0000104616</text:p>
              </table:table-cell>
              <table:table-cell office:value-type="float" office:value="0.0001518">
                <text:p>0.00015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.000012096">
                <text:p>0.000012096</text:p>
              </table:table-cell>
              <table:table-cell office:value-type="float" office:value="0.00016597">
                <text:p>0.00016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.000013781">
                <text:p>0.000013781</text:p>
              </table:table-cell>
              <table:table-cell office:value-type="float" office:value="0.0001557">
                <text:p>0.00015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.00001521">
                <text:p>0.00001521</text:p>
              </table:table-cell>
              <table:table-cell office:value-type="float" office:value="0.0001741">
                <text:p>0.00017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.000017263">
                <text:p>0.000017263</text:p>
              </table:table-cell>
              <table:table-cell office:value-type="float" office:value="0.00019735">
                <text:p>0.00019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.000019157">
                <text:p>0.000019157</text:p>
              </table:table-cell>
              <table:table-cell office:value-type="float" office:value="0.00018385">
                <text:p>0.000183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.00002094">
                <text:p>0.00002094</text:p>
              </table:table-cell>
              <table:table-cell office:value-type="float" office:value="0.00019415">
                <text:p>0.000194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.00002304">
                <text:p>0.00002304</text:p>
              </table:table-cell>
              <table:table-cell office:value-type="float" office:value="0.0001869">
                <text:p>0.00018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.000024678">
                <text:p>0.000024678</text:p>
              </table:table-cell>
              <table:table-cell office:value-type="float" office:value="0.000201900000000001">
                <text:p>0.00020190000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.000027078">
                <text:p>0.000027078</text:p>
              </table:table-cell>
              <table:table-cell office:value-type="float" office:value="0.000212700000000001">
                <text:p>0.0002127000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.000028932">
                <text:p>0.000028932</text:p>
              </table:table-cell>
              <table:table-cell office:value-type="float" office:value="0.000182399999999999">
                <text:p>0.0001823999999999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.000030726">
                <text:p>0.000030726</text:p>
              </table:table-cell>
              <table:table-cell office:value-type="float" office:value="0.00019075">
                <text:p>0.000190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.000032747">
                <text:p>0.000032747</text:p>
              </table:table-cell>
              <table:table-cell office:value-type="float" office:value="0.000201050000000001">
                <text:p>0.000201050000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.000034747">
                <text:p>0.000034747</text:p>
              </table:table-cell>
              <table:table-cell office:value-type="float" office:value="0.0002039">
                <text:p>0.00020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.000036825">
                <text:p>0.000036825</text:p>
              </table:table-cell>
              <table:table-cell office:value-type="float" office:value="0.0002112">
                <text:p>0.0002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.000038971">
                <text:p>0.000038971</text:p>
              </table:table-cell>
              <table:table-cell office:value-type="float" office:value="0.00020775">
                <text:p>0.000207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.00004098">
                <text:p>0.00004098</text:p>
              </table:table-cell>
              <table:table-cell office:value-type="float" office:value="0.00018615">
                <text:p>0.000186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.000042694">
                <text:p>0.000042694</text:p>
              </table:table-cell>
              <table:table-cell office:value-type="float" office:value="0.0001895">
                <text:p>0.00018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.00004477">
                <text:p>0.00004477</text:p>
              </table:table-cell>
              <table:table-cell office:value-type="float" office:value="0.00019915">
                <text:p>0.000199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.000046677">
                <text:p>0.000046677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.00004877">
                <text:p>0.00004877</text:p>
              </table:table-cell>
              <table:table-cell office:value-type="float" office:value="0.0001968">
                <text:p>0.0001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.000050613">
                <text:p>0.000050613</text:p>
              </table:table-cell>
              <table:table-cell office:value-type="float" office:value="0.000181950000000001">
                <text:p>0.000181950000000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.000052409">
                <text:p>0.000052409</text:p>
              </table:table-cell>
              <table:table-cell office:value-type="float" office:value="0.000147050000000001">
                <text:p>0.00014705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.000053554">
                <text:p>0.000053554</text:p>
              </table:table-cell>
              <table:table-cell office:value-type="float" office:value="0.0001461">
                <text:p>0.00014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.000055331">
                <text:p>0.000055331</text:p>
              </table:table-cell>
              <table:table-cell office:value-type="float" office:value="0.00016675">
                <text:p>0.000166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.000056889">
                <text:p>0.000056889</text:p>
              </table:table-cell>
              <table:table-cell office:value-type="float" office:value="0.00018235">
                <text:p>0.000182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.000058978">
                <text:p>0.000058978</text:p>
              </table:table-cell>
              <table:table-cell office:value-type="float" office:value="0.00020235">
                <text:p>0.000202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.000060936">
                <text:p>0.000060936</text:p>
              </table:table-cell>
              <table:table-cell office:value-type="float" office:value="0.0001715">
                <text:p>0.00017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.000062408">
                <text:p>0.000062408</text:p>
              </table:table-cell>
              <table:table-cell office:value-type="float" office:value="0.00011845">
                <text:p>0.000118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.000063305">
                <text:p>0.000063305</text:p>
              </table:table-cell>
              <table:table-cell office:value-type="float" office:value="0.00014105">
                <text:p>0.00014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.000065229">
                <text:p>0.000065229</text:p>
              </table:table-cell>
              <table:table-cell office:value-type="float" office:value="0.00017105">
                <text:p>0.000171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.000066726">
                <text:p>0.000066726</text:p>
              </table:table-cell>
              <table:table-cell office:value-type="float" office:value="0.00011155">
                <text:p>0.00011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.00006746">
                <text:p>0.00006746</text:p>
              </table:table-cell>
              <table:table-cell office:value-type="float" office:value="0.0001202">
                <text:p>0.00012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.00006913">
                <text:p>0.00006913</text:p>
              </table:table-cell>
              <table:table-cell office:value-type="float" office:value="0.00015005">
                <text:p>0.000150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.000070461">
                <text:p>0.000070461</text:p>
              </table:table-cell>
              <table:table-cell office:value-type="float" office:value="0.00014095">
                <text:p>0.000140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.000071949">
                <text:p>0.000071949</text:p>
              </table:table-cell>
              <table:table-cell office:value-type="float" office:value="0.000157300000000001">
                <text:p>0.0001573000000000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.000073607">
                <text:p>0.000073607</text:p>
              </table:table-cell>
              <table:table-cell office:value-type="float" office:value="0.00012185">
                <text:p>0.000121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.000074386">
                <text:p>0.000074386</text:p>
              </table:table-cell>
              <table:table-cell office:value-type="float" office:value="0.0000856000000000006">
                <text:p>0.00008560000000000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.000075319">
                <text:p>0.000075319</text:p>
              </table:table-cell>
              <table:table-cell office:value-type="float" office:value="0.00011475">
                <text:p>0.00011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.000076681">
                <text:p>0.000076681</text:p>
              </table:table-cell>
              <table:table-cell office:value-type="float" office:value="0.000102949999999999">
                <text:p>0.000102949999999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.000077378">
                <text:p>0.000077378</text:p>
              </table:table-cell>
              <table:table-cell office:value-type="float" office:value="0.0000950000000000002">
                <text:p>0.000095000000000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.000078581">
                <text:p>0.000078581</text:p>
              </table:table-cell>
              <table:table-cell office:value-type="float" office:value="0.0000926499999999998">
                <text:p>0.00009264999999999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.000079231">
                <text:p>0.000079231</text:p>
              </table:table-cell>
              <table:table-cell office:value-type="float" office:value="0.0000998999999999994">
                <text:p>0.00009989999999999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.000080579">
                <text:p>0.000080579</text:p>
              </table:table-cell>
              <table:table-cell office:value-type="float" office:value="0.0000731500000000004">
                <text:p>0.00007315000000000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.000080694">
                <text:p>0.000080694</text:p>
              </table:table-cell>
              <table:table-cell office:value-type="float" office:value="0.0000716000000000004">
                <text:p>0.0000716000000000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.000082011">
                <text:p>0.000082011</text:p>
              </table:table-cell>
              <table:table-cell office:value-type="float" office:value="0.0000933999999999994">
                <text:p>0.00009339999999999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.000082562">
                <text:p>0.000082562</text:p>
              </table:table-cell>
              <table:table-cell office:value-type="float" office:value="0.0000156499999999998">
                <text:p>0.00001564999999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.000082324">
                <text:p>0.000082324</text:p>
              </table:table-cell>
              <table:table-cell office:value-type="float" office:value="0.0000311500000000007">
                <text:p>0.0000311500000000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.000083185">
                <text:p>0.000083185</text:p>
              </table:table-cell>
              <table:table-cell office:value-type="float" office:value="0.0000524500000000004">
                <text:p>0.00005245000000000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.000083373">
                <text:p>0.000083373</text:p>
              </table:table-cell>
              <table:table-cell office:value-type="float" office:value="0.0000527499999999997">
                <text:p>0.00005274999999999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.00008424">
                <text:p>0.00008424</text:p>
              </table:table-cell>
              <table:table-cell office:value-type="float" office:value="0.0000439499999999994">
                <text:p>0.00004394999999999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.000084252">
                <text:p>0.0000842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